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BEL Unicode" svg:font-family="'BABEL Unicode'"/>
    <style:font-face style:name="Georgia" svg:font-family="Georgia"/>
    <style:font-face style:name="LM Roman 10" svg:font-family="'LM Roman 10'"/>
    <style:font-face style:name="LM Roman 12" svg:font-family="'LM Roman 12'"/>
    <style:font-face style:name="LM Roman 17" svg:font-family="'LM Roman 17'"/>
    <style:font-face style:name="LM Roman 8" svg:font-family="'LM Roman 8'"/>
    <style:font-face style:name="LM Roman Caps 10" svg:font-family="'LM Roman Caps 10'"/>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5in" fo:margin-right="0in" fo:text-indent="0in" style:auto-text-indent="false"/>
      <style:text-properties fo:font-variant="normal" fo:text-transform="none" fo:color="#000000" fo:letter-spacing="normal"/>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4"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5"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style>
    <style:style style:name="P7" style:family="paragraph" style:parent-style-name="Text_20_body">
      <style:paragraph-properties fo:margin-left="0in" fo:margin-right="0in" fo:margin-top="0.0071in" fo:margin-bottom="0in" loext:contextual-spacing="false" fo:orphans="2" fo:widows="2" fo:text-indent="0in" style:auto-text-indent="false"/>
      <style:text-properties fo:font-variant="normal" fo:text-transform="none" fo:color="#000000" fo:letter-spacing="normal"/>
    </style:style>
    <style:style style:name="P8" style:family="paragraph" style:parent-style-name="Text_20_body">
      <style:paragraph-properties fo:margin-left="0in" fo:margin-right="0in" fo:margin-top="0.0071in" fo:margin-bottom="0in" loext:contextual-spacing="false" fo:orphans="2" fo:widows="2" fo:text-indent="0in" style:auto-text-indent="false"/>
    </style:style>
    <style:style style:name="P9" style:family="paragraph" style:parent-style-name="Text_20_body">
      <style:paragraph-properties fo:margin-left="0in" fo:margin-right="0in" fo:margin-top="0.0043in" fo:margin-bottom="0in" loext:contextual-spacing="false"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margin-top="0.0008in" fo:margin-bottom="0in" loext:contextual-spacing="false" fo:orphans="2" fo:widows="2" fo:text-indent="0in" style:auto-text-indent="false"/>
      <style:text-properties fo:font-variant="normal" fo:text-transform="none" fo:color="#000000" fo:letter-spacing="normal"/>
    </style:style>
    <style:style style:name="P11" style:family="paragraph" style:parent-style-name="Text_20_body">
      <style:paragraph-properties fo:margin-left="0in" fo:margin-right="0in" fo:margin-top="0.0016in" fo:margin-bottom="0in" loext:contextual-spacing="false" fo:orphans="2" fo:widows="2" fo:text-indent="0in" style:auto-text-indent="false"/>
      <style:text-properties fo:font-variant="normal" fo:text-transform="none" fo:color="#000000" fo:letter-spacing="normal"/>
    </style:style>
    <style:style style:name="P12" style:family="paragraph" style:parent-style-name="Text_20_body">
      <style:paragraph-properties fo:margin-left="0in" fo:margin-right="0in" fo:margin-top="0.0016in" fo:margin-bottom="0in" loext:contextual-spacing="false" fo:orphans="2" fo:widows="2" fo:text-indent="0in" style:auto-text-indent="false"/>
    </style:style>
    <style:style style:name="P13" style:family="paragraph" style:parent-style-name="Text_20_body">
      <style:paragraph-properties fo:margin-left="0in" fo:margin-right="0in" fo:margin-top="0.0091in" fo:margin-bottom="0in" loext:contextual-spacing="false" fo:orphans="2" fo:widows="2" fo:text-indent="0in" style:auto-text-indent="false"/>
      <style:text-properties fo:font-variant="normal" fo:text-transform="none" fo:color="#000000" fo:letter-spacing="normal"/>
    </style:style>
    <style:style style:name="P14" style:family="paragraph" style:parent-style-name="Text_20_body">
      <style:paragraph-properties fo:margin-left="0in" fo:margin-right="0in" fo:margin-top="0.0055in" fo:margin-bottom="0in" loext:contextual-spacing="false" fo:orphans="2" fo:widows="2" fo:text-indent="0in" style:auto-text-indent="false"/>
      <style:text-properties fo:font-variant="normal" fo:text-transform="none" fo:color="#000000" fo:letter-spacing="normal"/>
    </style:style>
    <style:style style:name="P15" style:family="paragraph" style:parent-style-name="Text_20_body">
      <style:paragraph-properties fo:margin-left="0in" fo:margin-right="0in" fo:margin-top="0.0055in" fo:margin-bottom="0in" loext:contextual-spacing="false" fo:orphans="2" fo:widows="2" fo:text-indent="0in" style:auto-text-indent="false"/>
    </style:style>
    <style:style style:name="P16" style:family="paragraph" style:parent-style-name="Text_20_body">
      <style:paragraph-properties fo:margin-left="0in" fo:margin-right="0in" fo:margin-top="0.0047in" fo:margin-bottom="0in" loext:contextual-spacing="false" fo:orphans="2" fo:widows="2" fo:text-indent="0in" style:auto-text-indent="false"/>
      <style:text-properties fo:font-variant="normal" fo:text-transform="none" fo:color="#000000" fo:letter-spacing="normal"/>
    </style:style>
    <style:style style:name="P17" style:family="paragraph" style:parent-style-name="Text_20_body">
      <style:paragraph-properties fo:margin-left="0in" fo:margin-right="0in" fo:margin-top="0.0047in" fo:margin-bottom="0in" loext:contextual-spacing="false" fo:orphans="2" fo:widows="2" fo:text-indent="0in" style:auto-text-indent="false"/>
    </style:style>
    <style:style style:name="P18" style:family="paragraph" style:parent-style-name="Text_20_body">
      <style:paragraph-properties fo:margin-left="0in" fo:margin-right="0in" fo:margin-top="0.0098in" fo:margin-bottom="0in" loext:contextual-spacing="false" fo:orphans="2" fo:widows="2" fo:text-indent="0in" style:auto-text-indent="false"/>
      <style:text-properties fo:font-variant="normal" fo:text-transform="none" fo:color="#000000" fo:letter-spacing="normal"/>
    </style:style>
    <style:style style:name="P19" style:family="paragraph" style:parent-style-name="Text_20_body">
      <style:paragraph-properties fo:margin-left="0in" fo:margin-right="0in" fo:margin-top="0.0028in" fo:margin-bottom="0in" loext:contextual-spacing="false" fo:orphans="2" fo:widows="2" fo:text-indent="0in" style:auto-text-indent="false"/>
      <style:text-properties fo:font-variant="normal" fo:text-transform="none" fo:color="#000000" fo:letter-spacing="normal"/>
    </style:style>
    <style:style style:name="P20" style:family="paragraph" style:parent-style-name="Text_20_body">
      <style:paragraph-properties fo:margin-left="0in" fo:margin-right="0in" fo:margin-top="0.1807in" fo:margin-bottom="0in" loext:contextual-spacing="false" fo:text-align="end"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1" style:family="paragraph" style:parent-style-name="Text_20_body">
      <style:paragraph-properties fo:margin-left="0in" fo:margin-right="0in" fo:margin-top="0.0035in" fo:margin-bottom="0in" loext:contextual-spacing="false" fo:orphans="2" fo:widows="2" fo:text-indent="0in" style:auto-text-indent="false"/>
      <style:text-properties fo:font-variant="normal" fo:text-transform="none" fo:color="#000000" fo:letter-spacing="normal"/>
    </style:style>
    <style:style style:name="P22" style:family="paragraph" style:parent-style-name="Text_20_body">
      <style:paragraph-properties fo:margin-left="0in" fo:margin-right="0in" fo:margin-top="0.0035in" fo:margin-bottom="0in" loext:contextual-spacing="false" fo:orphans="2" fo:widows="2" fo:text-indent="0in" style:auto-text-indent="false"/>
    </style:style>
    <style:style style:name="P23" style:family="paragraph" style:parent-style-name="Text_20_body">
      <style:paragraph-properties fo:margin-left="0in" fo:margin-right="0in" fo:margin-top="0.1811in" fo:margin-bottom="0in" loext:contextual-spacing="false" fo:text-align="end"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4" style:family="paragraph" style:parent-style-name="Text_20_body">
      <style:paragraph-properties fo:margin-left="0in" fo:margin-right="0in" fo:margin-top="0.002in" fo:margin-bottom="0in" loext:contextual-spacing="false" fo:orphans="2" fo:widows="2" fo:text-indent="0in" style:auto-text-indent="false"/>
      <style:text-properties fo:font-variant="normal" fo:text-transform="none" fo:color="#000000" fo:letter-spacing="normal"/>
    </style:style>
    <style:style style:name="P25" style:family="paragraph" style:parent-style-name="Text_20_body">
      <style:paragraph-properties fo:margin-left="0in" fo:margin-right="0in" fo:margin-top="0.0689in" fo:margin-bottom="0in" loext:contextual-spacing="false" fo:text-align="end"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6" style:family="paragraph" style:parent-style-name="Text_20_body">
      <style:paragraph-properties fo:margin-left="0in" fo:margin-right="0in" fo:margin-top="0.0083in" fo:margin-bottom="0in" loext:contextual-spacing="false" fo:orphans="2" fo:widows="2" fo:text-indent="0in" style:auto-text-indent="false"/>
      <style:text-properties fo:font-variant="normal" fo:text-transform="none" fo:color="#000000" fo:letter-spacing="normal"/>
    </style:style>
    <style:style style:name="P27" style:family="paragraph" style:parent-style-name="Text_20_body">
      <style:paragraph-properties fo:margin-left="0in" fo:margin-right="0in" fo:margin-top="0.0083in" fo:margin-bottom="0in" loext:contextual-spacing="false" fo:orphans="2" fo:widows="2" fo:text-indent="0in" style:auto-text-indent="false"/>
    </style:style>
    <style:style style:name="P28" style:family="paragraph" style:parent-style-name="Text_20_body">
      <style:paragraph-properties fo:margin-left="0in" fo:margin-right="0in" fo:margin-top="0.0063in" fo:margin-bottom="0in" loext:contextual-spacing="false" fo:orphans="2" fo:widows="2" fo:text-indent="0in" style:auto-text-indent="false"/>
      <style:text-properties fo:font-variant="normal" fo:text-transform="none" fo:color="#000000" fo:letter-spacing="normal"/>
    </style:style>
    <style:style style:name="P29" style:family="paragraph" style:parent-style-name="Text_20_body">
      <style:paragraph-properties fo:margin-left="0.9134in" fo:margin-right="0.539in" fo:margin-top="0.1165in" fo:margin-bottom="0in" loext:contextual-spacing="false" style:line-height-at-least="0.3193in" fo:text-align="center" style:justify-single-word="false" fo:orphans="2" fo:widows="2" fo:text-indent="0in" style:auto-text-indent="false"/>
      <style:text-properties fo:font-variant="normal" fo:text-transform="none" fo:color="#000000" style:font-name="Times New Roman1" fo:font-size="20.5pt" fo:letter-spacing="normal" fo:font-style="normal" fo:font-weight="normal"/>
    </style:style>
    <style:style style:name="P30" style:family="paragraph" style:parent-style-name="Text_20_body">
      <style:paragraph-properties fo:margin-left="2.3866in" fo:margin-right="2.0134in" fo:margin-top="0.2283in" fo:margin-bottom="0in" loext:contextual-spacing="false" style:line-height-at-least="0.222in" fo:text-align="center" style:justify-single-word="false" fo:orphans="2" fo:widows="2" fo:text-indent="-0.0008in" style:auto-text-indent="false" fo:padding="0in" fo:border="none"/>
      <style:text-properties fo:font-variant="normal" fo:text-transform="none" fo:color="#000000" style:font-name="Times New Roman1" fo:font-size="14pt" fo:letter-spacing="normal" fo:font-style="normal" fo:font-weight="normal"/>
    </style:style>
    <style:style style:name="P31" style:family="paragraph" style:parent-style-name="Text_20_body">
      <style:paragraph-properties fo:margin-left="0.652in" fo:margin-right="0.2146in" fo:margin-top="0.1854in" fo:margin-bottom="0in" loext:contextual-spacing="false" style:line-height-at-least="0.1807in" fo:orphans="2" fo:widows="2" fo:text-indent="-2.0654in" style:auto-text-indent="false" fo:padding="0in" fo:border="none"/>
      <style:text-properties fo:font-variant="normal" fo:text-transform="none" fo:color="#000000" style:font-name="LM Roman 12" fo:font-size="14pt" fo:letter-spacing="normal" fo:font-style="normal" fo:font-weight="normal"/>
    </style:style>
    <style:style style:name="P32" style:family="paragraph" style:parent-style-name="Text_20_body">
      <style:paragraph-properties fo:margin-left="2.9709in" fo:margin-right="0in" fo:margin-top="0in" fo:margin-bottom="0in" loext:contextual-spacing="false" fo:orphans="2" fo:widows="2" fo:text-indent="0in" style:auto-text-indent="false"/>
      <style:text-properties fo:font-variant="normal" fo:text-transform="none" fo:color="#000000" style:font-name="LM Roman 10" fo:font-size="11pt" fo:letter-spacing="normal" fo:font-style="normal" fo:font-weight="bold"/>
    </style:style>
    <style:style style:name="P33" style:family="paragraph" style:parent-style-name="Text_20_body">
      <style:paragraph-properties fo:margin-left="0.7445in" fo:margin-right="0.3693in" fo:margin-top="0.0972in" fo:margin-bottom="0in" loext:contextual-spacing="false" style:line-height-at-least="0.1665in" fo:orphans="2" fo:widows="2" fo:text-indent="0.2272in" style:auto-text-indent="false"/>
      <style:text-properties fo:font-variant="normal" fo:text-transform="none" fo:color="#000000" style:font-name="Times New Roman1" fo:font-size="11pt" fo:letter-spacing="normal" fo:font-style="normal" fo:font-weight="normal"/>
    </style:style>
    <style:style style:name="P34" style:family="paragraph" style:parent-style-name="Text_20_body">
      <style:paragraph-properties fo:margin-left="0.7445in" fo:margin-right="0in" fo:margin-top="0in" fo:margin-bottom="0in" loext:contextual-spacing="false" style:line-height-at-least="0.1846in" fo:orphans="2" fo:widows="2" fo:text-indent="0in" style:auto-text-indent="false" style:writing-mode="rl-tb"/>
      <style:text-properties fo:font-variant="normal" fo:text-transform="none" fo:color="#000000" fo:letter-spacing="normal"/>
    </style:style>
    <style:style style:name="P35" style:family="paragraph" style:parent-style-name="Text_20_body">
      <style:paragraph-properties fo:margin-left="0.7445in" fo:margin-right="0.3693in" fo:margin-top="0.0209in" fo:margin-bottom="0in" loext:contextual-spacing="false" style:line-height-at-least="0.1665in" fo:text-align="justify" style:justify-single-word="false" fo:orphans="2" fo:widows="2" fo:text-indent="0in" style:auto-text-indent="false" style:writing-mode="rl-tb"/>
      <style:text-properties fo:font-variant="normal" fo:text-transform="none" fo:color="#000000" fo:letter-spacing="normal"/>
    </style:style>
    <style:style style:name="P36" style:family="paragraph" style:parent-style-name="Text_20_body">
      <style:paragraph-properties fo:margin-left="0.0807in" fo:margin-right="0in" fo:margin-top="0.1063in" fo:margin-bottom="0in" loext:contextual-spacing="false" fo:orphans="2" fo:widows="2" fo:text-indent="0in" style:auto-text-indent="false"/>
      <style:text-properties fo:font-variant="normal" fo:text-transform="none" fo:color="#000000" style:font-name="LM Roman 12" fo:font-size="17pt" fo:letter-spacing="normal" fo:font-style="normal" fo:font-weight="bold"/>
    </style:style>
    <style:style style:name="P37" style:family="paragraph" style:parent-style-name="Text_20_body">
      <style:paragraph-properties fo:margin-left="0.0807in" fo:margin-right="0in" fo:margin-top="0in" fo:margin-bottom="0in" loext:contextual-spacing="false" style:line-height-at-least="0.2189in" fo:orphans="2" fo:widows="2" fo:text-indent="0in" style:auto-text-indent="false"/>
      <style:text-properties fo:font-variant="normal" fo:text-transform="none" fo:color="#000000" style:font-name="Times New Roman1" fo:font-size="14pt" fo:letter-spacing="normal" fo:font-style="normal" fo:font-weight="normal"/>
    </style:style>
    <style:style style:name="P38" style:family="paragraph" style:parent-style-name="Text_20_body">
      <style:paragraph-properties fo:margin-left="0.0807in" fo:margin-right="0in" fo:margin-top="0in" fo:margin-bottom="0in" loext:contextual-spacing="false" style:line-height-at-least="0.2008in" fo:orphans="2" fo:widows="2" fo:text-indent="0in" style:auto-text-indent="false"/>
      <style:text-properties fo:font-variant="normal" fo:text-transform="none" fo:color="#000000" style:font-name="Times New Roman1" fo:font-size="14pt" fo:letter-spacing="normal" fo:font-style="normal" fo:font-weight="normal"/>
    </style:style>
    <style:style style:name="P39" style:family="paragraph" style:parent-style-name="Text_20_body">
      <style:paragraph-properties fo:margin-left="0.0807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40" style:family="paragraph" style:parent-style-name="Text_20_body">
      <style:paragraph-properties fo:margin-left="0.0807in" fo:margin-right="0in" fo:margin-top="0in" fo:margin-bottom="0in" loext:contextual-spacing="false" style:line-height-at-least="0.2008in" fo:orphans="2" fo:widows="2" fo:text-indent="0in" style:auto-text-indent="false" style:writing-mode="rl-tb"/>
      <style:text-properties fo:font-variant="normal" fo:text-transform="none" fo:color="#000000" fo:letter-spacing="normal"/>
    </style:style>
    <style:style style:name="P41" style:family="paragraph" style:parent-style-name="Text_20_body">
      <style:paragraph-properties fo:margin-left="0.0807in" fo:margin-right="0in" fo:margin-top="0in" fo:margin-bottom="0in" loext:contextual-spacing="false" style:line-height-at-least="0.2402in" fo:orphans="2" fo:widows="2" fo:text-indent="0in" style:auto-text-indent="false" style:writing-mode="rl-tb"/>
      <style:text-properties fo:font-variant="normal" fo:text-transform="none" fo:color="#000000" fo:letter-spacing="normal"/>
    </style:style>
    <style:style style:name="P42" style:family="paragraph" style:parent-style-name="Text_20_body">
      <style:paragraph-properties fo:margin-left="0.0807in" fo:margin-right="0in" fo:margin-top="0in" fo:margin-bottom="0in" loext:contextual-spacing="false" style:line-height-at-least="0.2398in" fo:orphans="2" fo:widows="2" fo:text-indent="0in" style:auto-text-indent="false" style:writing-mode="rl-tb"/>
      <style:text-properties fo:font-variant="normal" fo:text-transform="none" fo:color="#000000" fo:letter-spacing="normal"/>
    </style:style>
    <style:style style:name="P43" style:family="paragraph" style:parent-style-name="Text_20_body">
      <style:paragraph-properties fo:margin-left="0.0807in" fo:margin-right="0in" fo:margin-top="0.1354in" fo:margin-bottom="0in" loext:contextual-spacing="false" style:line-height-at-least="0.1807in" fo:orphans="2" fo:widows="2" fo:text-indent="0in" style:auto-text-indent="false"/>
      <style:text-properties fo:font-variant="normal" fo:text-transform="none" fo:color="#000000" style:font-name="LM Roman 12" fo:font-size="12pt" fo:letter-spacing="normal" fo:font-style="normal" fo:font-weight="normal"/>
    </style:style>
    <style:style style:name="P44" style:family="paragraph" style:parent-style-name="Text_20_body">
      <style:paragraph-properties fo:margin-left="0.0807in" fo:margin-right="0in" fo:margin-top="0.0638in" fo:margin-bottom="0in" loext:contextual-spacing="false"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45" style:family="paragraph" style:parent-style-name="Text_20_body">
      <style:paragraph-properties fo:margin-left="0.0807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46" style:family="paragraph" style:parent-style-name="Text_20_body">
      <style:paragraph-properties fo:margin-left="0.0807in" fo:margin-right="0in" fo:margin-top="0.002in" fo:margin-bottom="0in" loext:contextual-spacing="false" style:line-height-at-least="0.2016in" fo:orphans="2" fo:widows="2" fo:text-indent="0in" style:auto-text-indent="false" style:writing-mode="rl-tb"/>
      <style:text-properties fo:font-variant="normal" fo:text-transform="none" fo:color="#000000" fo:letter-spacing="normal"/>
    </style:style>
    <style:style style:name="P47" style:family="paragraph" style:parent-style-name="Text_20_body">
      <style:paragraph-properties fo:margin-left="0.0807in" fo:margin-right="0in" fo:margin-top="0.0138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48" style:family="paragraph" style:parent-style-name="Text_20_body">
      <style:paragraph-properties fo:margin-left="0.0807in" fo:margin-right="0in" fo:margin-top="0.1071in" fo:margin-bottom="0in" loext:contextual-spacing="false" fo:orphans="2" fo:widows="2" fo:text-indent="0in" style:auto-text-indent="false"/>
      <style:text-properties fo:font-variant="normal" fo:text-transform="none" fo:color="#000000" style:font-name="LM Roman 12" fo:font-size="17pt" fo:letter-spacing="normal" fo:font-style="normal" fo:font-weight="bold"/>
    </style:style>
    <style:style style:name="P49" style:family="paragraph" style:parent-style-name="Text_20_body">
      <style:paragraph-properties fo:margin-left="0.0807in" fo:margin-right="0in" fo:margin-top="0.0736in" fo:margin-bottom="0in" loext:contextual-spacing="false" style:line-height-at-least="0.2173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50" style:family="paragraph" style:parent-style-name="Text_20_body">
      <style:paragraph-properties fo:margin-left="0.3291in" fo:margin-right="0in" fo:margin-top="0.1091in" fo:margin-bottom="0in" loext:contextual-spacing="false" fo:orphans="2" fo:widows="2" fo:text-indent="-0.2492in" style:auto-text-indent="false"/>
    </style:style>
    <style:style style:name="P51" style:family="paragraph" style:parent-style-name="Text_20_body">
      <style:paragraph-properties fo:margin-left="0.3291in" fo:margin-right="0in" fo:margin-top="0.128in" fo:margin-bottom="0in" loext:contextual-spacing="false" fo:orphans="2" fo:widows="2" fo:text-indent="-0.2492in" style:auto-text-indent="false"/>
      <style:text-properties fo:font-variant="normal" fo:text-transform="none" fo:color="#000000" style:font-name="Times New Roman1" fo:font-size="14pt" fo:letter-spacing="normal" fo:font-style="normal" fo:font-weight="normal"/>
    </style:style>
    <style:style style:name="P52" style:family="paragraph" style:parent-style-name="Text_20_body">
      <style:paragraph-properties fo:margin-left="0.3291in" fo:margin-right="0in" fo:margin-top="0.1256in" fo:margin-bottom="0in" loext:contextual-spacing="false" fo:orphans="2" fo:widows="2" fo:text-indent="-0.2492in" style:auto-text-indent="false"/>
    </style:style>
    <style:style style:name="P53" style:family="paragraph" style:parent-style-name="Text_20_body">
      <style:paragraph-properties fo:margin-left="0.3291in" fo:margin-right="0in" fo:margin-top="0.1291in" fo:margin-bottom="0in" loext:contextual-spacing="false" style:line-height-at-least="0.2201in" fo:orphans="2" fo:widows="2" fo:text-indent="-0.2492in" style:auto-text-indent="false"/>
    </style:style>
    <style:style style:name="P54" style:family="paragraph" style:parent-style-name="Text_20_body">
      <style:paragraph-properties fo:margin-left="0.3291in" fo:margin-right="0in" fo:margin-top="0.1291in" fo:margin-bottom="0in" loext:contextual-spacing="false" fo:orphans="2" fo:widows="2" fo:text-indent="-0.2492in" style:auto-text-indent="false"/>
    </style:style>
    <style:style style:name="P55" style:family="paragraph" style:parent-style-name="Text_20_body">
      <style:paragraph-properties fo:margin-left="0.3291in" fo:margin-right="0in" fo:margin-top="0.1307in" fo:margin-bottom="0in" loext:contextual-spacing="false" fo:orphans="2" fo:widows="2" fo:text-indent="-0.2492in" style:auto-text-indent="false"/>
    </style:style>
    <style:style style:name="P56" style:family="paragraph" style:parent-style-name="Text_20_body">
      <style:paragraph-properties fo:margin-left="0.711in" fo:margin-right="0in" fo:margin-top="0in" fo:margin-bottom="0in" loext:contextual-spacing="false" style:line-height-at-least="0.2in" fo:orphans="2" fo:widows="2" fo:text-indent="-0.3827in" style:auto-text-indent="false"/>
    </style:style>
    <style:style style:name="P57" style:family="paragraph" style:parent-style-name="Text_20_body">
      <style:paragraph-properties fo:margin-left="0.711in" fo:margin-right="0in" fo:margin-top="0in" fo:margin-bottom="0in" loext:contextual-spacing="false" style:line-height-at-least="0.2008in" fo:orphans="2" fo:widows="2" fo:text-indent="-0.3827in" style:auto-text-indent="false"/>
    </style:style>
    <style:style style:name="P58" style:family="paragraph" style:parent-style-name="Text_20_body">
      <style:paragraph-properties fo:margin-left="0.711in" fo:margin-right="0in" fo:margin-top="0in" fo:margin-bottom="0in" loext:contextual-spacing="false" style:line-height-at-least="0.2173in" fo:orphans="2" fo:widows="2" fo:text-indent="-0.3827in" style:auto-text-indent="false"/>
    </style:style>
    <style:style style:name="P59" style:family="paragraph" style:parent-style-name="Text_20_body">
      <style:paragraph-properties fo:margin-left="0.4535in" fo:margin-right="0in" fo:margin-top="0.1055in" fo:margin-bottom="0in" loext:contextual-spacing="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60" style:family="paragraph" style:parent-style-name="Text_20_body">
      <style:paragraph-properties fo:margin-left="0.4535in" fo:margin-right="0in" fo:margin-top="0.1063in" fo:margin-bottom="0in" loext:contextual-spacing="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61" style:family="paragraph" style:parent-style-name="Text_20_body">
      <style:paragraph-properties fo:margin-left="0.4535in" fo:margin-right="0in" fo:margin-top="0.0008in" fo:margin-bottom="0in" loext:contextual-spacing="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62" style:family="paragraph" style:parent-style-name="Text_20_body">
      <style:paragraph-properties fo:margin-left="0.0807in" fo:margin-right="0.2043in" fo:margin-top="0.1374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63" style:family="paragraph" style:parent-style-name="Text_20_body">
      <style:paragraph-properties fo:margin-left="0.0807in" fo:margin-right="0.2043in" fo:margin-top="0.097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64" style:family="paragraph" style:parent-style-name="Text_20_body">
      <style:paragraph-properties fo:margin-left="0.0807in" fo:margin-right="0.2043in" fo:margin-top="0.1457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65" style:family="paragraph" style:parent-style-name="Text_20_body">
      <style:paragraph-properties fo:margin-left="0.0807in" fo:margin-right="0.2043in" fo:margin-top="0.1154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66" style:family="paragraph" style:parent-style-name="Text_20_body">
      <style:paragraph-properties fo:margin-left="0.0807in" fo:margin-right="0.2043in" fo:margin-top="0.027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67" style:family="paragraph" style:parent-style-name="Text_20_body">
      <style:paragraph-properties fo:margin-left="0.0807in" fo:margin-right="0.2043in" fo:margin-top="0.0256in" fo:margin-bottom="0in" loext:contextual-spacing="false" style:line-height-at-least="0.1807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68" style:family="paragraph" style:parent-style-name="Text_20_body">
      <style:paragraph-properties fo:margin-left="0.2429in" fo:margin-right="0in" fo:margin-top="0.1362in" fo:margin-bottom="0in" loext:contextual-spacing="false" style:line-height-at-least="0.2193in" fo:text-align="start" style:justify-single-word="false" fo:orphans="2" fo:widows="2" fo:text-indent="0in" style:auto-text-indent="false" style:writing-mode="lr-tb"/>
      <style:text-properties fo:font-variant="normal" fo:text-transform="none" fo:color="#000000" fo:letter-spacing="normal"/>
    </style:style>
    <style:style style:name="P69" style:family="paragraph" style:parent-style-name="Text_20_body">
      <style:paragraph-properties fo:margin-left="0.2429in" fo:margin-right="0in" fo:margin-top="0.1118in" fo:margin-bottom="0in" loext:contextual-spacing="false" fo:orphans="2" fo:widows="2" fo:text-indent="0in" style:auto-text-indent="false" style:writing-mode="rl-tb"/>
      <style:text-properties fo:font-variant="normal" fo:text-transform="none" fo:color="#000000" fo:letter-spacing="normal"/>
    </style:style>
    <style:style style:name="P70" style:family="paragraph" style:parent-style-name="Text_20_body">
      <style:paragraph-properties fo:margin-left="0.6165in" fo:margin-right="0.2035in" fo:margin-top="0.0256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71" style:family="paragraph" style:parent-style-name="Text_20_body">
      <style:paragraph-properties fo:margin-left="0.6165in" fo:margin-right="0.2035in" fo:margin-top="0.0098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72" style:family="paragraph" style:parent-style-name="Text_20_body">
      <style:paragraph-properties fo:margin-left="0in" fo:margin-right="0.2484in" fo:margin-top="0.0571in" fo:margin-bottom="0in" loext:contextual-spacing="false" fo:orphans="2" fo:widows="2" fo:text-indent="0in" style:auto-text-indent="false" style:writing-mode="lr-tb"/>
      <style:text-properties fo:font-variant="normal" fo:text-transform="none" fo:color="#000000" fo:letter-spacing="normal"/>
    </style:style>
    <style:style style:name="P73" style:family="paragraph" style:parent-style-name="Text_20_body">
      <style:paragraph-properties fo:margin-left="0in" fo:margin-right="0.2882in" fo:margin-top="0.0453in" fo:margin-bottom="0in" loext:contextual-spacing="false" style:line-height-at-least="0.1866in" fo:orphans="2" fo:widows="2" fo:text-indent="0in" style:auto-text-indent="false" style:writing-mode="rl-tb"/>
      <style:text-properties fo:font-variant="normal" fo:text-transform="none" fo:color="#000000" fo:letter-spacing="normal" style:font-name-complex="Times New Roman1" style:font-size-complex="14pt" style:font-style-complex="normal" style:font-weight-complex="normal"/>
    </style:style>
    <style:style style:name="P74" style:family="paragraph" style:parent-style-name="Text_20_body">
      <style:paragraph-properties fo:margin-left="0.6165in" fo:margin-right="0.2146in" fo:margin-top="0.0256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75" style:family="paragraph" style:parent-style-name="Text_20_body">
      <style:paragraph-properties fo:margin-left="0.0807in" fo:margin-right="0.2035in" fo:margin-top="0.1374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76" style:family="paragraph" style:parent-style-name="Text_20_body">
      <style:paragraph-properties fo:margin-left="0.0807in" fo:margin-right="0.2035in" fo:margin-top="0.0043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77" style:family="paragraph" style:parent-style-name="Text_20_body">
      <style:paragraph-properties fo:margin-left="0.0807in" fo:margin-right="0.2035in" fo:margin-top="0.0075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78" style:family="paragraph" style:parent-style-name="Text_20_body">
      <style:paragraph-properties fo:margin-left="0.0807in" fo:margin-right="0.2035in" fo:margin-top="0.097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79" style:family="paragraph" style:parent-style-name="Text_20_body">
      <style:paragraph-properties fo:margin-left="0.0807in" fo:margin-right="0.2035in" fo:margin-top="0.0063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80" style:family="paragraph" style:parent-style-name="Text_20_body">
      <style:paragraph-properties fo:margin-left="0.0807in" fo:margin-right="0.2035in" fo:margin-top="0.0028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81" style:family="paragraph" style:parent-style-name="Text_20_body">
      <style:paragraph-properties fo:margin-left="0.0807in" fo:margin-right="0.2035in" fo:margin-top="0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82" style:family="paragraph" style:parent-style-name="Text_20_body">
      <style:paragraph-properties fo:margin-left="0.0807in" fo:margin-right="0.2035in" fo:margin-top="0.0071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83" style:family="paragraph" style:parent-style-name="Text_20_body">
      <style:paragraph-properties fo:margin-left="0.4543in" fo:margin-right="0.2043in" fo:margin-top="0in" fo:margin-bottom="0in" loext:contextual-spacing="false" style:line-height-at-least="0.278in" fo:orphans="2" fo:widows="2" fo:text-indent="-0.3744in" style:auto-text-indent="false"/>
      <style:text-properties fo:font-variant="normal" fo:text-transform="none" fo:color="#000000" style:font-name="Times New Roman1" fo:font-size="17pt" fo:letter-spacing="normal" fo:font-style="normal" fo:font-weight="normal"/>
    </style:style>
    <style:style style:name="P84" style:family="paragraph" style:parent-style-name="Text_20_body">
      <style:paragraph-properties fo:margin-left="0.4543in" fo:margin-right="0.2043in" fo:margin-top="0.0008in" fo:margin-bottom="0in" loext:contextual-spacing="false" style:line-height-at-least="0.278in" fo:orphans="2" fo:widows="2" fo:text-indent="-0.3744in" style:auto-text-indent="false"/>
      <style:text-properties fo:font-variant="normal" fo:text-transform="none" fo:color="#000000" style:font-name="Times New Roman1" fo:font-size="17pt" fo:letter-spacing="normal" fo:font-style="normal" fo:font-weight="normal"/>
    </style:style>
    <style:style style:name="P85" style:family="paragraph" style:parent-style-name="Text_20_body">
      <style:paragraph-properties fo:margin-left="0.6165in" fo:margin-right="0.2043in" fo:margin-top="0.098in" fo:margin-bottom="0in" loext:contextual-spacing="false" style:line-height-at-least="0.1807in" fo:text-align="justify" style:justify-single-word="false" fo:orphans="2" fo:widows="2" fo:text-indent="-0.3744in" style:auto-text-indent="false"/>
      <style:text-properties fo:font-variant="normal" fo:text-transform="none" fo:color="#000000" style:font-name="Times New Roman1" fo:font-size="12pt" fo:letter-spacing="normal" fo:font-style="normal" fo:font-weight="normal"/>
    </style:style>
    <style:style style:name="P86" style:family="paragraph" style:parent-style-name="Text_20_body">
      <style:paragraph-properties fo:margin-left="0.0807in" fo:margin-right="0.2035in" fo:margin-top="0.099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87" style:family="paragraph" style:parent-style-name="Text_20_body">
      <style:paragraph-properties fo:margin-left="0.0807in" fo:margin-right="0.2035in" fo:margin-top="0.136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88" style:family="paragraph" style:parent-style-name="Text_20_body">
      <style:paragraph-properties fo:margin-left="0.0807in" fo:margin-right="0.2035in" fo:margin-top="0.1453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89" style:family="paragraph" style:parent-style-name="Text_20_body">
      <style:paragraph-properties fo:margin-left="0.0807in" fo:margin-right="0.2035in" fo:margin-top="0.0256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90" style:family="paragraph" style:parent-style-name="Text_20_body">
      <style:paragraph-properties fo:margin-left="0.0807in" fo:margin-right="0.2035in" fo:margin-top="0.0902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91" style:family="paragraph" style:parent-style-name="Text_20_body">
      <style:paragraph-properties fo:margin-left="0.0807in" fo:margin-right="0.2035in" fo:margin-top="0.097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92" style:family="paragraph" style:parent-style-name="Text_20_body">
      <style:paragraph-properties fo:margin-left="0.0807in" fo:margin-right="0.2035in" fo:margin-top="0.0925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93" style:family="paragraph" style:parent-style-name="Text_20_body">
      <style:paragraph-properties fo:margin-left="0.0807in" fo:margin-right="0.2035in" fo:margin-top="0.027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94" style:family="paragraph" style:parent-style-name="Text_20_body">
      <style:paragraph-properties fo:margin-left="0.0807in" fo:margin-right="0.2035in" fo:margin-top="0.1366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95" style:family="paragraph" style:parent-style-name="Text_20_body">
      <style:paragraph-properties fo:margin-left="0.6165in" fo:margin-right="0in" fo:margin-top="0.1161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96" style:family="paragraph" style:parent-style-name="Text_20_body">
      <style:paragraph-properties fo:margin-left="0.6165in" fo:margin-right="0in" fo:margin-top="0.1193in" fo:margin-bottom="0in" loext:contextual-spacing="false" style:line-height-at-least="0.2291in" fo:orphans="2" fo:widows="2" fo:text-indent="-0.3744in" style:auto-text-indent="false"/>
      <style:text-properties fo:font-variant="normal" fo:text-transform="none" fo:color="#000000" style:font-name="Times New Roman1" fo:font-size="14pt" fo:letter-spacing="normal" fo:font-style="normal" fo:font-weight="normal"/>
    </style:style>
    <style:style style:name="P97" style:family="paragraph" style:parent-style-name="Text_20_body">
      <style:paragraph-properties fo:margin-left="0.6165in" fo:margin-right="0in" fo:margin-top="0.1035in" fo:margin-bottom="0in" loext:contextual-spacing="false" style:line-height-at-least="0.2173in" fo:orphans="2" fo:widows="2" fo:text-indent="-0.3744in" style:auto-text-indent="false"/>
      <style:text-properties fo:font-variant="normal" fo:text-transform="none" fo:color="#000000" style:font-name="Times New Roman1" fo:font-size="14pt" fo:letter-spacing="normal" fo:font-style="normal" fo:font-weight="normal"/>
    </style:style>
    <style:style style:name="P98" style:family="paragraph" style:parent-style-name="Text_20_body">
      <style:paragraph-properties fo:margin-left="0.6165in" fo:margin-right="0in" fo:margin-top="0in" fo:margin-bottom="0in" loext:contextual-spacing="false" style:line-height-at-least="0.2016in" fo:orphans="2" fo:widows="2" fo:text-indent="0in" style:auto-text-indent="false"/>
      <style:text-properties fo:font-variant="normal" fo:text-transform="none" fo:color="#000000" style:font-name="LM Roman 12" fo:font-size="12pt" fo:letter-spacing="-0.0016in" fo:font-style="normal" fo:font-weight="normal"/>
    </style:style>
    <style:style style:name="P99" style:family="paragraph" style:parent-style-name="Text_20_body">
      <style:paragraph-properties fo:margin-left="0.6165in" fo:margin-right="0in" fo:margin-top="0in" fo:margin-bottom="0in" loext:contextual-spacing="false" style:line-height-at-least="0.1984in" fo:orphans="2" fo:widows="2" fo:text-indent="0in" style:auto-text-indent="false"/>
      <style:text-properties fo:font-variant="normal" fo:text-transform="none" fo:color="#000000" style:font-name="Times New Roman1" fo:font-size="14pt" fo:letter-spacing="normal" fo:font-style="normal" fo:font-weight="normal"/>
    </style:style>
    <style:style style:name="P100" style:family="paragraph" style:parent-style-name="Text_20_body">
      <style:paragraph-properties fo:margin-left="0.6165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101" style:family="paragraph" style:parent-style-name="Text_20_body">
      <style:paragraph-properties fo:margin-left="0.5319in" fo:margin-right="0in" fo:margin-top="0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02" style:family="paragraph" style:parent-style-name="Text_20_body">
      <style:paragraph-properties fo:margin-left="0.0898in" fo:margin-right="0.0244in" fo:margin-top="0.0118in" fo:margin-bottom="0in" loext:contextual-spacing="false" style:line-height-at-least="0.2228in" fo:text-align="start" style:justify-single-word="false" fo:orphans="2" fo:widows="2" fo:text-indent="0in" style:auto-text-indent="false" style:writing-mode="lr-tb"/>
      <style:text-properties fo:font-variant="normal" fo:text-transform="none" fo:color="#000000" fo:letter-spacing="normal"/>
    </style:style>
    <style:style style:name="P103" style:family="paragraph" style:parent-style-name="Text_20_body">
      <style:paragraph-properties fo:margin-left="0.248in" fo:margin-right="0in" fo:margin-top="0in" fo:margin-bottom="0in" loext:contextual-spacing="false" style:line-height-at-least="0.1984in" fo:orphans="2" fo:widows="2" fo:text-indent="0in" style:auto-text-indent="false"/>
      <style:text-properties fo:font-variant="normal" fo:text-transform="none" fo:color="#000000" style:font-name="LM Roman 12" fo:font-size="12pt" fo:letter-spacing="normal" fo:font-style="normal" fo:font-weight="normal"/>
    </style:style>
    <style:style style:name="P104" style:family="paragraph" style:parent-style-name="Text_20_body">
      <style:paragraph-properties fo:margin-left="0.0992in" fo:margin-right="0in" fo:margin-top="0.0118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05" style:family="paragraph" style:parent-style-name="Text_20_body">
      <style:paragraph-properties fo:margin-left="0.1154in" fo:margin-right="0in" fo:margin-top="0.0118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106" style:family="paragraph" style:parent-style-name="Text_20_body">
      <style:paragraph-properties fo:margin-left="0.0417in" fo:margin-right="0in" fo:margin-top="0.0118in" fo:margin-bottom="0in" loext:contextual-spacing="false" fo:orphans="2" fo:widows="2" fo:text-indent="0in" style:auto-text-indent="false" style:writing-mode="rl-tb"/>
      <style:text-properties fo:font-variant="normal" fo:text-transform="none" fo:color="#000000" fo:letter-spacing="normal"/>
    </style:style>
    <style:style style:name="P107" style:family="paragraph" style:parent-style-name="Text_20_body">
      <style:paragraph-properties fo:margin-left="0.0417in" fo:margin-right="0in" fo:margin-top="0.1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08" style:family="paragraph" style:parent-style-name="Text_20_body">
      <style:paragraph-properties fo:margin-left="0.0807in" fo:margin-right="0.2043in" fo:margin-top="0.1327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09" style:family="paragraph" style:parent-style-name="Text_20_body">
      <style:paragraph-properties fo:margin-left="0.0807in" fo:margin-right="0.2043in" fo:margin-top="0.0035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10" style:family="paragraph" style:parent-style-name="Text_20_body">
      <style:paragraph-properties fo:margin-left="0.0807in" fo:margin-right="0.2043in" fo:margin-top="0.10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11" style:family="paragraph" style:parent-style-name="Text_20_body">
      <style:paragraph-properties fo:margin-left="0.0807in" fo:margin-right="0.2043in" fo:margin-top="0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12" style:family="paragraph" style:parent-style-name="Text_20_body">
      <style:paragraph-properties fo:margin-left="0.0807in" fo:margin-right="0.2043in" fo:margin-top="0.0972in" fo:margin-bottom="0in" loext:contextual-spacing="false" style:line-height-at-least="0.1807in" fo:orphans="2" fo:widows="2" fo:text-indent="0.2484in" style:auto-text-indent="false"/>
      <style:text-properties fo:font-variant="normal" fo:text-transform="none" fo:color="#000000" style:font-name="Times New Roman1" fo:font-size="12pt" fo:letter-spacing="normal" fo:font-style="normal" fo:font-weight="normal"/>
    </style:style>
    <style:style style:name="P113" style:family="paragraph" style:parent-style-name="Text_20_body">
      <style:paragraph-properties fo:margin-left="1.1827in" fo:margin-right="0in" fo:margin-top="0in" fo:margin-bottom="0in" loext:contextual-spacing="false" style:line-height-at-least="0.2291in" fo:orphans="2" fo:widows="2" fo:text-indent="0in" style:auto-text-indent="false"/>
      <style:text-properties fo:font-variant="normal" fo:text-transform="none" fo:color="#000000" style:font-name="LM Roman 12" fo:font-size="12pt" fo:letter-spacing="normal" fo:font-style="normal" fo:font-weight="normal"/>
    </style:style>
    <style:style style:name="P114" style:family="paragraph" style:parent-style-name="Text_20_body">
      <style:paragraph-properties fo:margin-left="0.672in" fo:margin-right="0in" fo:margin-top="0.0689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15" style:family="paragraph" style:parent-style-name="Text_20_body">
      <style:paragraph-properties fo:margin-left="0.672in" fo:margin-right="0in" fo:margin-top="0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16" style:family="paragraph" style:parent-style-name="Text_20_body">
      <style:paragraph-properties fo:margin-left="0.9362in" fo:margin-right="0in" fo:margin-top="0in" fo:margin-bottom="0in" loext:contextual-spacing="false" style:line-height-at-least="0.1874in" fo:orphans="2" fo:widows="2" fo:text-indent="0in" style:auto-text-indent="false"/>
      <style:text-properties fo:font-variant="normal" fo:text-transform="none" fo:color="#000000" fo:letter-spacing="normal"/>
    </style:style>
    <style:style style:name="P117" style:family="paragraph" style:parent-style-name="Text_20_body">
      <style:paragraph-properties fo:margin-left="0in" fo:margin-right="4.0457in" fo:margin-top="0.0689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18" style:family="paragraph" style:parent-style-name="Text_20_body">
      <style:paragraph-properties fo:margin-left="0.1945in" fo:margin-right="0in" fo:margin-top="0in" fo:margin-bottom="0in" loext:contextual-spacing="false" style:line-height-at-least="0.1909in" fo:orphans="2" fo:widows="2" fo:text-indent="0in" style:auto-text-indent="false"/>
      <style:text-properties fo:font-variant="normal" fo:text-transform="none" fo:color="#000000" fo:letter-spacing="normal"/>
    </style:style>
    <style:style style:name="P119" style:family="paragraph" style:parent-style-name="Text_20_body">
      <style:paragraph-properties fo:margin-left="0in" fo:margin-right="4.0161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20" style:family="paragraph" style:parent-style-name="Text_20_body">
      <style:paragraph-properties fo:margin-left="1.9882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121" style:family="paragraph" style:parent-style-name="Text_20_body">
      <style:paragraph-properties fo:margin-left="1.6555in" fo:margin-right="0in" fo:margin-top="0in" fo:margin-bottom="0in" loext:contextual-spacing="false" style:line-height-at-least="0.2264in" fo:orphans="2" fo:widows="2" fo:text-indent="0in" style:auto-text-indent="false"/>
      <style:text-properties fo:font-variant="normal" fo:text-transform="none" fo:color="#000000" style:font-name="LM Roman 12" fo:font-size="12pt" fo:letter-spacing="normal" fo:font-style="normal" fo:font-weight="normal"/>
    </style:style>
    <style:style style:name="P122" style:family="paragraph" style:parent-style-name="Text_20_body">
      <style:paragraph-properties fo:margin-left="0.3291in" fo:margin-right="0in" fo:margin-top="0.0909in" fo:margin-bottom="0in" loext:contextual-spacing="false" style:line-height-at-least="0.2173in" fo:orphans="2" fo:widows="2" fo:text-indent="0in" style:auto-text-indent="false"/>
      <style:text-properties fo:font-variant="normal" fo:text-transform="none" fo:color="#000000" style:font-name="LM Roman 12" fo:font-size="12pt" fo:letter-spacing="normal" fo:font-style="normal" fo:font-weight="normal"/>
    </style:style>
    <style:style style:name="P123" style:family="paragraph" style:parent-style-name="Text_20_body">
      <style:paragraph-properties fo:margin-left="0.3291in" fo:margin-right="0in" fo:margin-top="0in" fo:margin-bottom="0in" loext:contextual-spacing="false" style:line-height-at-least="0.2083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24" style:family="paragraph" style:parent-style-name="Text_20_body">
      <style:paragraph-properties fo:margin-left="0.3291in" fo:margin-right="0in" fo:margin-top="0in" fo:margin-bottom="0in" loext:contextual-spacing="false" style:line-height-at-least="0.189in" fo:orphans="2" fo:widows="2" fo:text-indent="0in" style:auto-text-indent="false"/>
      <style:text-properties fo:font-variant="normal" fo:text-transform="none" fo:color="#000000" style:font-name="LM Roman 12" fo:font-size="12pt" fo:letter-spacing="normal" fo:font-style="normal" fo:font-weight="normal"/>
    </style:style>
    <style:style style:name="P125" style:family="paragraph" style:parent-style-name="Text_20_body">
      <style:paragraph-properties fo:margin-left="0.3291in" fo:margin-right="0in" fo:margin-top="0in" fo:margin-bottom="0in" loext:contextual-spacing="false" style:line-height-at-least="0.1929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26" style:family="paragraph" style:parent-style-name="Text_20_body">
      <style:paragraph-properties fo:margin-left="0.3291in" fo:margin-right="0in" fo:margin-top="0in" fo:margin-bottom="0in" loext:contextual-spacing="false" style:line-height-at-least="0.1772in" fo:orphans="2" fo:widows="2" fo:text-indent="0in" style:auto-text-indent="false" style:writing-mode="rl-tb"/>
      <style:text-properties fo:font-variant="normal" fo:text-transform="none" fo:color="#000000" fo:letter-spacing="normal"/>
    </style:style>
    <style:style style:name="P127" style:family="paragraph" style:parent-style-name="Text_20_body">
      <style:paragraph-properties fo:margin-left="0.3291in" fo:margin-right="0in" fo:margin-top="0.1047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28" style:family="paragraph" style:parent-style-name="Text_20_body">
      <style:paragraph-properties fo:margin-left="0.3291in" fo:margin-right="0in" fo:margin-top="0.0898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29" style:family="paragraph" style:parent-style-name="Text_20_body">
      <style:paragraph-properties fo:margin-left="0.3291in" fo:margin-right="0in" fo:margin-top="0.0937in" fo:margin-bottom="0in" loext:contextual-spacing="false" style:line-height-at-least="0.2016in" fo:orphans="2" fo:widows="2" fo:text-indent="0in" style:auto-text-indent="false"/>
      <style:text-properties fo:font-variant="normal" fo:text-transform="none" fo:color="#000000" style:font-name="LM Roman 12" fo:font-size="12pt" fo:letter-spacing="normal" fo:font-style="normal" fo:font-weight="normal"/>
    </style:style>
    <style:style style:name="P130" style:family="paragraph" style:parent-style-name="Text_20_body">
      <style:paragraph-properties fo:margin-left="0.0807in" fo:margin-right="0.2008in" fo:margin-top="0.1382in" fo:margin-bottom="0in" loext:contextual-spacing="false" style:line-height-at-least="0.1807in" fo:orphans="2" fo:widows="2" fo:text-indent="0.2484in" style:auto-text-indent="false"/>
      <style:text-properties fo:font-variant="normal" fo:text-transform="none" fo:color="#000000" style:font-name="Times New Roman1" fo:font-size="12pt" fo:letter-spacing="normal" fo:font-style="normal" fo:font-weight="normal"/>
    </style:style>
    <style:style style:name="P131" style:family="paragraph" style:parent-style-name="Text_20_body">
      <style:paragraph-properties fo:margin-left="0.9008in" fo:margin-right="0in" fo:margin-top="0.0689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132" style:family="paragraph" style:parent-style-name="Text_20_body">
      <style:paragraph-properties fo:margin-left="0.9008in" fo:margin-right="0in" fo:margin-top="0in" fo:margin-bottom="0in" loext:contextual-spacing="false" style:line-height-at-least="0.1984in" fo:orphans="2" fo:widows="2" fo:text-indent="0in" style:auto-text-indent="false"/>
      <style:text-properties fo:font-variant="normal" fo:text-transform="none" fo:color="#000000" style:font-name="Times New Roman1" fo:font-size="14pt" fo:letter-spacing="normal" fo:font-style="normal" fo:font-weight="normal"/>
    </style:style>
    <style:style style:name="P133" style:family="paragraph" style:parent-style-name="Text_20_body">
      <style:paragraph-properties fo:margin-left="0.9134in" fo:margin-right="0.7161in" fo:margin-top="0in" fo:margin-bottom="0in" loext:contextual-spacing="false" style:line-height-at-least="0.2339in"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4" style:family="paragraph" style:parent-style-name="Text_20_body">
      <style:paragraph-properties fo:margin-left="0.6575in" fo:margin-right="0in" fo:margin-top="0.0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5" style:family="paragraph" style:parent-style-name="Text_20_body">
      <style:paragraph-properties fo:margin-left="0.961in" fo:margin-right="0in" fo:margin-top="0.0689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36" style:family="paragraph" style:parent-style-name="Text_20_body">
      <style:paragraph-properties fo:margin-left="0.961in" fo:margin-right="0in" fo:margin-top="0.1811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7" style:family="paragraph" style:parent-style-name="Text_20_body">
      <style:paragraph-properties fo:margin-left="0in" fo:margin-right="3.602in" fo:margin-top="0.0689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8" style:family="paragraph" style:parent-style-name="Text_20_body">
      <style:paragraph-properties fo:margin-left="0.2217in" fo:margin-right="0in" fo:margin-top="0in" fo:margin-bottom="0in" loext:contextual-spacing="false" style:line-height-at-least="0.1909in" fo:orphans="2" fo:widows="2" fo:text-indent="0in" style:auto-text-indent="false"/>
      <style:text-properties fo:font-variant="normal" fo:text-transform="none" fo:color="#000000" fo:letter-spacing="normal"/>
    </style:style>
    <style:style style:name="P139" style:family="paragraph" style:parent-style-name="Text_20_body">
      <style:paragraph-properties fo:margin-left="0in" fo:margin-right="3.5728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0" style:family="paragraph" style:parent-style-name="Text_20_body">
      <style:paragraph-properties fo:margin-left="1.9673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141" style:family="paragraph" style:parent-style-name="Text_20_body">
      <style:paragraph-properties fo:margin-left="1.8618in" fo:margin-right="0in" fo:margin-top="0in" fo:margin-bottom="0in" loext:contextual-spacing="false" style:line-height-at-least="0.2264in" fo:orphans="2" fo:widows="2" fo:text-indent="0in" style:auto-text-indent="false"/>
      <style:text-properties fo:font-variant="normal" fo:text-transform="none" fo:color="#000000" style:font-name="Times New Roman1" fo:font-size="14pt" fo:letter-spacing="normal" fo:font-style="normal" fo:font-weight="normal"/>
    </style:style>
    <style:style style:name="P142" style:family="paragraph" style:parent-style-name="Text_20_body">
      <style:paragraph-properties fo:margin-left="0.2425in" fo:margin-right="0.2035in" fo:margin-top="0.0008in" fo:margin-bottom="0in" loext:contextual-spacing="false" style:line-height-at-least="0.1807in" fo:text-align="justify" style:justify-single-word="false" fo:orphans="2" fo:widows="2" fo:text-indent="-0.3744in" style:auto-text-indent="false" fo:padding="0in" fo:border="none"/>
      <style:text-properties fo:font-variant="normal" fo:text-transform="none" fo:color="#000000" style:font-name="Times New Roman1" fo:font-size="12pt" fo:letter-spacing="normal" fo:font-style="normal" fo:font-weight="normal"/>
    </style:style>
    <style:style style:name="P143" style:family="paragraph" style:parent-style-name="Text_20_body">
      <style:paragraph-properties fo:margin-left="0.0807in" fo:margin-right="0.2146in" fo:margin-top="0.0953in" fo:margin-bottom="0in" loext:contextual-spacing="false" style:line-height-at-least="0.1807in" fo:orphans="2" fo:widows="2" fo:text-indent="0in" style:auto-text-indent="false"/>
      <style:text-properties fo:font-variant="normal" fo:text-transform="none" fo:color="#000000" style:font-name="LM Roman 12" fo:font-size="12pt" fo:letter-spacing="normal" fo:font-style="normal" fo:font-weight="normal"/>
    </style:style>
    <style:style style:name="P144" style:family="paragraph" style:parent-style-name="Text_20_body">
      <style:paragraph-properties fo:margin-left="0.4236in" fo:margin-right="0in" fo:margin-top="0in" fo:margin-bottom="0in" loext:contextual-spacing="false" style:line-height-at-least="0.2173in" fo:orphans="2" fo:widows="2" fo:text-indent="-0.3437in" style:auto-text-indent="false"/>
      <style:text-properties fo:font-variant="normal" fo:text-transform="none" fo:color="#000000" style:font-name="Times New Roman1" fo:font-size="14pt" fo:letter-spacing="normal" fo:font-style="normal" fo:font-weight="normal"/>
    </style:style>
    <style:style style:name="P145" style:family="paragraph" style:parent-style-name="Text_20_body">
      <style:paragraph-properties fo:margin-left="1.2118in" fo:margin-right="2.1898in" fo:margin-top="0.1083in" fo:margin-bottom="0in" loext:contextual-spacing="false" style:line-height-at-least="0.2083in" fo:orphans="2" fo:widows="2" fo:text-indent="-0.9689in" style:auto-text-indent="false"/>
      <style:text-properties fo:font-variant="normal" fo:text-transform="none" fo:color="#000000" style:font-name="Times New Roman1" fo:font-size="12pt" fo:letter-spacing="normal" fo:font-style="normal" fo:font-weight="normal"/>
    </style:style>
    <style:style style:name="P146" style:family="paragraph" style:parent-style-name="Text_20_body">
      <style:paragraph-properties fo:margin-left="0.672in" fo:margin-right="0in" fo:margin-top="0.0689in" fo:margin-bottom="0in" loext:contextual-spacing="false" style:line-height-at-least="0.389in" fo:orphans="2" fo:widows="2" fo:text-indent="0.0602in" style:auto-text-indent="false"/>
      <style:text-properties fo:font-variant="normal" fo:text-transform="none" fo:color="#000000" style:font-name="Times New Roman1" fo:font-size="12pt" fo:letter-spacing="normal" fo:font-style="normal" fo:font-weight="normal"/>
    </style:style>
    <style:style style:name="P147" style:family="paragraph" style:parent-style-name="Text_20_body">
      <style:paragraph-properties fo:margin-left="0.1209in" fo:margin-right="0in" fo:margin-top="0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48" style:family="paragraph" style:parent-style-name="Text_20_body">
      <style:paragraph-properties fo:margin-left="0.1209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9" style:family="paragraph" style:parent-style-name="Text_20_body">
      <style:paragraph-properties fo:margin-left="0.1209in" fo:margin-right="0in" fo:margin-top="0.1807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50" style:family="paragraph" style:parent-style-name="Text_20_body">
      <style:paragraph-properties fo:margin-left="0.3398in" fo:margin-right="0in" fo:margin-top="0in" fo:margin-bottom="0in" loext:contextual-spacing="false" style:line-height-at-least="0.1898in" fo:orphans="2" fo:widows="2" fo:text-indent="0in" style:auto-text-indent="false"/>
      <style:text-properties fo:font-variant="normal" fo:text-transform="none" fo:color="#000000" fo:letter-spacing="normal"/>
    </style:style>
    <style:style style:name="P151" style:family="paragraph" style:parent-style-name="Text_20_body">
      <style:paragraph-properties fo:margin-left="0.1102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52" style:family="paragraph" style:parent-style-name="Text_20_body">
      <style:paragraph-properties fo:margin-left="0.2102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53" style:family="paragraph" style:parent-style-name="Text_20_body">
      <style:paragraph-properties fo:margin-left="0.2043in" fo:margin-right="0in" fo:margin-top="0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54" style:family="paragraph" style:parent-style-name="Text_20_body">
      <style:paragraph-properties fo:margin-left="0.6091in" fo:margin-right="0in" fo:margin-top="0in" fo:margin-bottom="0in" loext:contextual-spacing="false" fo:orphans="2" fo:widows="2" fo:text-indent="0in" style:auto-text-indent="false"/>
      <style:text-properties fo:font-variant="normal" fo:text-transform="none" fo:color="#000000" fo:letter-spacing="normal"/>
    </style:style>
    <style:style style:name="P155" style:family="paragraph" style:parent-style-name="Text_20_body">
      <style:paragraph-properties fo:margin-left="0.1193in" fo:margin-right="0in" fo:margin-top="0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56" style:family="paragraph" style:parent-style-name="Text_20_body">
      <style:paragraph-properties fo:margin-left="0.5201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57" style:family="paragraph" style:parent-style-name="Text_20_body">
      <style:paragraph-properties fo:margin-left="0.1217in" fo:margin-right="0in" fo:margin-top="0.1783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58" style:family="paragraph" style:parent-style-name="Text_20_body">
      <style:paragraph-properties fo:margin-left="0.1791in" fo:margin-right="0in" fo:margin-top="0in" fo:margin-bottom="0in" loext:contextual-spacing="false" fo:orphans="2" fo:widows="2" fo:text-indent="0in" style:auto-text-indent="false"/>
      <style:text-properties fo:font-variant="normal" fo:text-transform="none" fo:color="#000000" fo:letter-spacing="normal"/>
    </style:style>
    <style:style style:name="P159" style:family="paragraph" style:parent-style-name="Text_20_body">
      <style:paragraph-properties fo:margin-left="0.0835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60" style:family="paragraph" style:parent-style-name="Text_20_body">
      <style:paragraph-properties fo:margin-left="0.3417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61" style:family="paragraph" style:parent-style-name="Text_20_body">
      <style:paragraph-properties fo:margin-left="0.339in" fo:margin-right="0in" fo:margin-top="0.0008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62" style:family="paragraph" style:parent-style-name="Text_20_body">
      <style:paragraph-properties fo:margin-left="0.3244in" fo:margin-right="0in" fo:margin-top="0in" fo:margin-bottom="0in" loext:contextual-spacing="false" style:line-height-at-least="0.389in" fo:orphans="2" fo:widows="2" fo:text-indent="0.1457in" style:auto-text-indent="false"/>
      <style:text-properties fo:font-variant="normal" fo:text-transform="none" fo:color="#000000" style:font-name="Times New Roman1" fo:font-size="12pt" fo:letter-spacing="normal" fo:font-style="normal" fo:font-weight="normal"/>
    </style:style>
    <style:style style:name="P163" style:family="paragraph" style:parent-style-name="Text_20_body">
      <style:paragraph-properties fo:margin-left="0in" fo:margin-right="0.0201in" fo:margin-top="0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64" style:family="paragraph" style:parent-style-name="Text_20_body">
      <style:paragraph-properties fo:margin-left="0.05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65" style:family="paragraph" style:parent-style-name="Text_20_body">
      <style:paragraph-properties fo:margin-left="0.3492in" fo:margin-right="0.3043in" fo:margin-top="0.1791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66" style:family="paragraph" style:parent-style-name="Text_20_body">
      <style:paragraph-properties fo:margin-left="2.9374in" fo:margin-right="0in" fo:margin-top="0in" fo:margin-bottom="0in" loext:contextual-spacing="false" style:line-height-at-least="0.1965in" fo:orphans="2" fo:widows="2" fo:text-indent="0in" style:auto-text-indent="false"/>
      <style:text-properties fo:font-variant="normal" fo:text-transform="none" fo:color="#000000" fo:letter-spacing="normal"/>
    </style:style>
    <style:style style:name="P167" style:family="paragraph" style:parent-style-name="Text_20_body">
      <style:paragraph-properties fo:margin-left="0in" fo:margin-right="0.0055in" fo:margin-top="0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68" style:family="paragraph" style:parent-style-name="Text_20_body">
      <style:paragraph-properties fo:margin-left="0.1272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69" style:family="paragraph" style:parent-style-name="Text_20_body">
      <style:paragraph-properties fo:margin-left="1.2783in" fo:margin-right="2.1543in" fo:margin-top="0.0728in" fo:margin-bottom="0in" loext:contextual-spacing="false" style:line-height-at-least="0.2083in" fo:orphans="2" fo:widows="2" fo:text-indent="-1.1173in" style:auto-text-indent="false"/>
      <style:text-properties fo:font-variant="normal" fo:text-transform="none" fo:color="#000000" style:font-name="Times New Roman1" fo:font-size="12pt" fo:letter-spacing="normal" fo:font-style="normal" fo:font-weight="normal"/>
    </style:style>
    <style:style style:name="P170" style:family="paragraph" style:parent-style-name="Text_20_body">
      <style:paragraph-properties fo:margin-left="0.672in" fo:margin-right="0in" fo:margin-top="0.0689in" fo:margin-bottom="0in" loext:contextual-spacing="false" style:line-height-at-least="0.389in" fo:orphans="2" fo:widows="2" fo:text-indent="0.1016in" style:auto-text-indent="false"/>
      <style:text-properties fo:font-variant="normal" fo:text-transform="none" fo:color="#000000" style:font-name="Times New Roman1" fo:font-size="12pt" fo:letter-spacing="normal" fo:font-style="normal" fo:font-weight="normal"/>
    </style:style>
    <style:style style:name="P171" style:family="paragraph" style:parent-style-name="Text_20_body">
      <style:paragraph-properties fo:margin-left="0.3827in" fo:margin-right="0in" fo:margin-top="0in" fo:margin-bottom="0in" loext:contextual-spacing="false" style:line-height-at-least="0.1854in" fo:orphans="2" fo:widows="2" fo:text-indent="0in" style:auto-text-indent="false"/>
      <style:text-properties fo:font-variant="normal" fo:text-transform="none" fo:color="#000000" fo:letter-spacing="normal"/>
    </style:style>
    <style:style style:name="P172" style:family="paragraph" style:parent-style-name="Text_20_body">
      <style:paragraph-properties fo:margin-left="0.1098in" fo:margin-right="0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73" style:family="paragraph" style:parent-style-name="Text_20_body">
      <style:paragraph-properties fo:margin-left="0.1354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74" style:family="paragraph" style:parent-style-name="Text_20_body">
      <style:paragraph-properties fo:margin-left="0in" fo:margin-right="0.1in" fo:margin-top="0.1807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75" style:family="paragraph" style:parent-style-name="Text_20_body">
      <style:paragraph-properties fo:margin-left="0.3846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176" style:family="paragraph" style:parent-style-name="Text_20_body">
      <style:paragraph-properties fo:margin-left="0in" fo:margin-right="0.0035in" fo:margin-top="0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77" style:family="paragraph" style:parent-style-name="Text_20_body">
      <style:paragraph-properties fo:margin-left="0.1425in" fo:margin-right="0in" fo:margin-top="0.0008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78" style:family="paragraph" style:parent-style-name="Text_20_body">
      <style:paragraph-properties fo:margin-left="0.6638in" fo:margin-right="0in" fo:margin-top="0.1783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79" style:family="paragraph" style:parent-style-name="Text_20_body">
      <style:paragraph-properties fo:margin-left="0.1165in" fo:margin-right="0in" fo:margin-top="0.1807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80" style:family="paragraph" style:parent-style-name="Text_20_body">
      <style:paragraph-properties fo:margin-left="0.1752in" fo:margin-right="0in" fo:margin-top="0in" fo:margin-bottom="0in" loext:contextual-spacing="false" style:line-height-at-least="0.1965in" fo:orphans="2" fo:widows="2" fo:text-indent="0in" style:auto-text-indent="false"/>
      <style:text-properties fo:font-variant="normal" fo:text-transform="none" fo:color="#000000" fo:letter-spacing="normal"/>
    </style:style>
    <style:style style:name="P181" style:family="paragraph" style:parent-style-name="Text_20_body">
      <style:paragraph-properties fo:margin-left="0.1134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2" style:family="paragraph" style:parent-style-name="Text_20_body">
      <style:paragraph-properties fo:margin-left="0.1134in" fo:margin-right="0in" fo:margin-top="0.0047in" fo:margin-bottom="0in" loext:contextual-spacing="false" fo:orphans="2" fo:widows="2" fo:text-indent="0in" style:auto-text-indent="false" style:writing-mode="rl-tb"/>
      <style:text-properties fo:font-variant="normal" fo:text-transform="none" fo:color="#000000" fo:letter-spacing="normal"/>
    </style:style>
    <style:style style:name="P183" style:family="paragraph" style:parent-style-name="Text_20_body">
      <style:paragraph-properties fo:margin-left="0.178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4" style:family="paragraph" style:parent-style-name="Text_20_body">
      <style:paragraph-properties fo:margin-left="0.1811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5" style:family="paragraph" style:parent-style-name="Text_20_body">
      <style:paragraph-properties fo:margin-left="0.1161in" fo:margin-right="0in" fo:margin-top="0.0689in" fo:margin-bottom="0in" loext:contextual-spacing="false" style:line-height-at-least="0.389in" fo:orphans="2" fo:widows="2" fo:text-indent="0.0209in" style:auto-text-indent="false"/>
      <style:text-properties fo:font-variant="normal" fo:text-transform="none" fo:color="#000000" style:font-name="Times New Roman1" fo:font-size="12pt" fo:letter-spacing="normal" fo:font-style="normal" fo:font-weight="normal"/>
    </style:style>
    <style:style style:name="P186" style:family="paragraph" style:parent-style-name="Text_20_body">
      <style:paragraph-properties fo:margin-left="0.2307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7" style:family="paragraph" style:parent-style-name="Text_20_body">
      <style:paragraph-properties fo:margin-left="0.0547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188" style:family="paragraph" style:parent-style-name="Text_20_body">
      <style:paragraph-properties fo:margin-left="0.1161in" fo:margin-right="0in" fo:margin-top="0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89" style:family="paragraph" style:parent-style-name="Text_20_body">
      <style:paragraph-properties fo:margin-left="0.1161in" fo:margin-right="0in" fo:margin-top="0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90" style:family="paragraph" style:parent-style-name="Text_20_body">
      <style:paragraph-properties fo:margin-left="0.5661in" fo:margin-right="0in" fo:margin-top="0.211in" fo:margin-bottom="0in" loext:contextual-spacing="false" fo:orphans="2" fo:widows="2" fo:text-indent="-0.4862in" style:auto-text-indent="false"/>
      <style:text-properties fo:font-variant="normal" fo:text-transform="none" fo:color="#000000" style:font-name="Times New Roman1" fo:font-size="14pt" fo:letter-spacing="normal" fo:font-style="normal" fo:font-weight="normal"/>
    </style:style>
    <style:style style:name="P191" style:family="paragraph" style:parent-style-name="Text_20_body">
      <style:paragraph-properties fo:margin-left="0.5661in" fo:margin-right="0in" fo:margin-top="0in" fo:margin-bottom="0in" loext:contextual-spacing="false" fo:orphans="2" fo:widows="2" fo:text-indent="-0.4862in" style:auto-text-indent="false"/>
      <style:text-properties fo:font-variant="normal" fo:text-transform="none" fo:color="#000000" style:font-name="Times New Roman1" fo:font-size="14pt" fo:letter-spacing="normal" fo:font-style="normal" fo:font-weight="normal"/>
    </style:style>
    <style:style style:name="P192" style:family="paragraph" style:parent-style-name="Text_20_body">
      <style:paragraph-properties fo:margin-left="0.1618in" fo:margin-right="0.1236in" fo:margin-top="0.1028in" fo:margin-bottom="0in" loext:contextual-spacing="false" style:line-height-at-least="0.2016in" fo:text-align="start" style:justify-single-word="false" fo:orphans="2" fo:widows="2" fo:text-indent="0in" style:auto-text-indent="false" style:writing-mode="lr-tb"/>
      <style:text-properties fo:font-variant="normal" fo:text-transform="none" fo:color="#000000" fo:letter-spacing="normal"/>
    </style:style>
    <style:style style:name="P193" style:family="paragraph" style:parent-style-name="Text_20_body">
      <style:paragraph-properties fo:margin-left="0.6165in" fo:margin-right="0.198in" fo:margin-top="0.0256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194" style:family="paragraph" style:parent-style-name="Text_20_body">
      <style:paragraph-properties fo:margin-left="0.1618in" fo:margin-right="0in" fo:margin-top="0.1354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95" style:family="paragraph" style:parent-style-name="Text_20_body">
      <style:paragraph-properties fo:margin-left="0.1618in" fo:margin-right="0in" fo:margin-top="0.1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96" style:family="paragraph" style:parent-style-name="Text_20_body">
      <style:paragraph-properties fo:margin-left="0.1618in" fo:margin-right="0in" fo:margin-top="0.052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97" style:family="paragraph" style:parent-style-name="Text_20_body">
      <style:paragraph-properties fo:margin-left="0.1618in" fo:margin-right="0in" fo:margin-top="0.066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98" style:family="paragraph" style:parent-style-name="Text_20_body">
      <style:paragraph-properties fo:margin-left="0.1618in" fo:margin-right="0in" fo:margin-top="0.1047in" fo:margin-bottom="0in" loext:contextual-spacing="false" style:line-height-at-least="0.2291in" fo:orphans="2" fo:widows="2" fo:text-indent="0in" style:auto-text-indent="false"/>
      <style:text-properties fo:font-variant="normal" fo:text-transform="none" fo:color="#000000" style:font-name="Times New Roman1" fo:font-size="14pt" fo:letter-spacing="normal" fo:font-style="normal" fo:font-weight="normal"/>
    </style:style>
    <style:style style:name="P199" style:family="paragraph" style:parent-style-name="Text_20_body">
      <style:paragraph-properties fo:margin-left="0.1618in" fo:margin-right="0in" fo:margin-top="0.1256in" fo:margin-bottom="0in" loext:contextual-spacing="false" fo:orphans="2" fo:widows="2" fo:text-indent="0in" style:auto-text-indent="false" style:writing-mode="rl-tb"/>
      <style:text-properties fo:font-variant="normal" fo:text-transform="none" fo:color="#000000" fo:letter-spacing="normal"/>
    </style:style>
    <style:style style:name="P200" style:family="paragraph" style:parent-style-name="Text_20_body">
      <style:paragraph-properties fo:margin-left="0.1382in" fo:margin-right="0in" fo:margin-top="0.0008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201" style:family="paragraph" style:parent-style-name="Text_20_body">
      <style:paragraph-properties fo:margin-left="0.1382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02" style:family="paragraph" style:parent-style-name="Text_20_body">
      <style:paragraph-properties fo:margin-left="0.0945in" fo:margin-right="0.0154in" fo:margin-top="0.1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03" style:family="paragraph" style:parent-style-name="Text_20_body">
      <style:paragraph-properties fo:margin-left="0.1083in" fo:margin-right="0in" fo:margin-top="0.15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204" style:family="paragraph" style:parent-style-name="Text_20_body">
      <style:paragraph-properties fo:margin-left="0.052in" fo:margin-right="0in" fo:margin-top="0.15in" fo:margin-bottom="0in" loext:contextual-spacing="false" fo:orphans="2" fo:widows="2" fo:text-indent="0in" style:auto-text-indent="false" style:writing-mode="rl-tb"/>
      <style:text-properties fo:font-variant="normal" fo:text-transform="none" fo:color="#000000" fo:letter-spacing="normal"/>
    </style:style>
    <style:style style:name="P205" style:family="paragraph" style:parent-style-name="Text_20_body">
      <style:paragraph-properties fo:margin-left="0.0984in" fo:margin-right="0in" fo:margin-top="0.0665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206" style:family="paragraph" style:parent-style-name="Text_20_body">
      <style:paragraph-properties fo:margin-left="0.0646in" fo:margin-right="0in" fo:margin-top="0.066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07" style:family="paragraph" style:parent-style-name="Text_20_body">
      <style:paragraph-properties fo:margin-left="1.6091in" fo:margin-right="0in" fo:margin-top="0in" fo:margin-bottom="0in" loext:contextual-spacing="false" style:line-height-at-least="0.2291in" fo:orphans="2" fo:widows="2" fo:text-indent="0in" style:auto-text-indent="false"/>
      <style:text-properties fo:font-variant="normal" fo:text-transform="none" fo:color="#000000" style:font-name="LM Roman 12" fo:font-size="12pt" fo:letter-spacing="normal" fo:font-style="normal" fo:font-weight="normal"/>
    </style:style>
    <style:style style:name="P208" style:family="paragraph" style:parent-style-name="Text_20_body">
      <style:paragraph-properties fo:margin-left="0.6709in" fo:margin-right="0in" fo:margin-top="0.0689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09" style:family="paragraph" style:parent-style-name="Text_20_body">
      <style:paragraph-properties fo:margin-left="0.678in" fo:margin-right="0in" fo:margin-top="0.1807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0" style:family="paragraph" style:parent-style-name="Text_20_body">
      <style:paragraph-properties fo:margin-left="0.2846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211" style:family="paragraph" style:parent-style-name="Text_20_body">
      <style:paragraph-properties fo:margin-left="0.1453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2" style:family="paragraph" style:parent-style-name="Text_20_body">
      <style:paragraph-properties fo:margin-left="0in" fo:margin-right="3.048in" fo:margin-top="0.1811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13" style:family="paragraph" style:parent-style-name="Text_20_body">
      <style:paragraph-properties fo:margin-left="0.2236in" fo:margin-right="0in" fo:margin-top="0in" fo:margin-bottom="0in" loext:contextual-spacing="false" style:line-height-at-least="0.1909in" fo:orphans="2" fo:widows="2" fo:text-indent="0in" style:auto-text-indent="false"/>
      <style:text-properties fo:font-variant="normal" fo:text-transform="none" fo:color="#000000" fo:letter-spacing="normal"/>
    </style:style>
    <style:style style:name="P214" style:family="paragraph" style:parent-style-name="Text_20_body">
      <style:paragraph-properties fo:margin-left="0.2236in" fo:margin-right="0in" fo:margin-top="0in" fo:margin-bottom="0in" loext:contextual-spacing="false" fo:orphans="2" fo:widows="2" fo:text-indent="0in" style:auto-text-indent="false"/>
      <style:text-properties fo:font-variant="normal" fo:text-transform="none" fo:color="#000000" fo:letter-spacing="normal"/>
    </style:style>
    <style:style style:name="P215" style:family="paragraph" style:parent-style-name="Text_20_body">
      <style:paragraph-properties fo:margin-left="0in" fo:margin-right="3.0772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6" style:family="paragraph" style:parent-style-name="Text_20_body">
      <style:paragraph-properties fo:margin-left="0.1654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7" style:family="paragraph" style:parent-style-name="Text_20_body">
      <style:paragraph-properties fo:margin-left="2.6736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218" style:family="paragraph" style:parent-style-name="Text_20_body">
      <style:paragraph-properties fo:margin-left="0in" fo:margin-right="0.1098in" fo:margin-top="0in" fo:margin-bottom="0in" loext:contextual-spacing="false" style:line-height-at-least="0.2252in"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19" style:family="paragraph" style:parent-style-name="Text_20_body">
      <style:paragraph-properties fo:margin-left="0.0807in" fo:margin-right="0.2043in" fo:margin-top="0.0008in" fo:margin-bottom="0in" loext:contextual-spacing="false" style:line-height-at-least="0.1528in" fo:text-align="justify" style:justify-single-word="false" fo:orphans="2" fo:widows="2" fo:text-indent="0.1638in" style:auto-text-indent="false"/>
      <style:text-properties fo:font-variant="normal" fo:text-transform="none" fo:color="#000000" style:font-name="Times New Roman1" fo:font-size="10pt" fo:letter-spacing="normal" fo:font-style="normal" fo:font-weight="normal"/>
    </style:style>
    <style:style style:name="P220" style:family="paragraph" style:parent-style-name="Text_20_body">
      <style:paragraph-properties fo:margin-left="5.3598in" fo:margin-right="0in" fo:margin-top="0.0134in" fo:margin-bottom="0in" loext:contextual-spacing="false" fo:orphans="2" fo:widows="2" fo:text-indent="0in" style:auto-text-indent="false" style:writing-mode="rl-tb"/>
      <style:text-properties fo:font-variant="normal" fo:text-transform="none" fo:color="#000000" fo:letter-spacing="normal"/>
    </style:style>
    <style:style style:name="P221" style:family="paragraph" style:parent-style-name="Text_20_body">
      <style:paragraph-properties fo:margin-left="0.1043in" fo:margin-right="0.1689in" fo:margin-top="0.1402in" fo:margin-bottom="0in" loext:contextual-spacing="false" style:line-height-at-least="0.222in" fo:text-align="start" style:justify-single-word="false" fo:orphans="2" fo:widows="2" fo:text-indent="-0.0882in" style:auto-text-indent="false" fo:padding="0in" fo:border="none" style:writing-mode="lr-tb"/>
      <style:text-properties fo:font-variant="normal" fo:text-transform="none" fo:color="#000000" fo:letter-spacing="normal"/>
    </style:style>
    <style:style style:name="P222" style:family="paragraph" style:parent-style-name="Text_20_body">
      <style:paragraph-properties fo:margin-left="0in" fo:margin-right="0.0307in" fo:margin-top="0.0047in" fo:margin-bottom="0in" loext:contextual-spacing="false" fo:orphans="2" fo:widows="2" fo:text-indent="0in" style:auto-text-indent="false" style:writing-mode="lr-tb"/>
      <style:text-properties fo:font-variant="normal" fo:text-transform="none" fo:color="#000000" fo:letter-spacing="normal"/>
    </style:style>
    <style:style style:name="P223" style:family="paragraph" style:parent-style-name="Text_20_body">
      <style:paragraph-properties fo:margin-left="0.1028in" fo:margin-right="0.0598in" fo:margin-top="0.0047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224" style:family="paragraph" style:parent-style-name="Text_20_body">
      <style:paragraph-properties fo:margin-left="0in" fo:margin-right="0.2043in" fo:margin-top="0.0083in" fo:margin-bottom="0in" loext:contextual-spacing="false" fo:text-align="end" style:justify-single-word="false" fo:orphans="2" fo:widows="2" fo:text-indent="0in" style:auto-text-indent="false" style:writing-mode="rl-tb"/>
      <style:text-properties fo:font-variant="normal" fo:text-transform="none" fo:color="#000000" fo:letter-spacing="normal"/>
    </style:style>
    <style:style style:name="P225" style:family="paragraph" style:parent-style-name="Text_20_body">
      <style:paragraph-properties fo:margin-left="0in" fo:margin-right="0.2043in" fo:margin-top="0.1091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6" style:family="paragraph" style:parent-style-name="Text_20_body">
      <style:paragraph-properties fo:margin-left="0in" fo:margin-right="0.2272in" fo:margin-top="0.0465in" fo:margin-bottom="0in" loext:contextual-spacing="false" style:line-height-at-least="0.1866in" fo:orphans="2" fo:widows="2" fo:text-indent="0in" style:auto-text-indent="false" style:writing-mode="lr-tb"/>
      <style:text-properties fo:font-variant="normal" fo:text-transform="none" fo:color="#000000" fo:letter-spacing="normal" style:font-name-complex="Times New Roman1" style:font-size-complex="14pt" style:font-style-complex="normal" style:font-weight-complex="normal"/>
    </style:style>
    <style:style style:name="P227" style:family="paragraph" style:parent-style-name="Text_20_body">
      <style:paragraph-properties fo:margin-left="0.6165in" fo:margin-right="0.1429in" fo:margin-top="0.0272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228" style:family="paragraph" style:parent-style-name="Text_20_body">
      <style:paragraph-properties fo:margin-left="0.161in" fo:margin-right="2.1693in" fo:margin-top="0.1244in" fo:margin-bottom="0in" loext:contextual-spacing="false" style:line-height-at-least="0.1807in" fo:orphans="2" fo:widows="2" fo:text-indent="-1.1118in" style:auto-text-indent="false" fo:padding="0in" fo:border="none"/>
      <style:text-properties fo:font-variant="normal" fo:text-transform="none" fo:color="#000000" style:font-name="Times New Roman1" fo:font-size="12pt" fo:letter-spacing="normal" fo:font-style="normal" fo:font-weight="normal"/>
    </style:style>
    <style:style style:name="P229" style:family="paragraph" style:parent-style-name="Text_20_body">
      <style:paragraph-properties fo:margin-left="0.7138in" fo:margin-right="0in" fo:margin-top="0.0689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230" style:family="paragraph" style:parent-style-name="Text_20_body">
      <style:paragraph-properties fo:margin-left="0.622in" fo:margin-right="0in" fo:margin-top="0.1673in" fo:margin-bottom="0in" loext:contextual-spacing="false" fo:orphans="2" fo:widows="2" fo:text-indent="0in" style:auto-text-indent="false"/>
      <style:text-properties fo:font-variant="normal" fo:text-transform="none" fo:color="#000000" style:font-name="LM Roman 12" fo:font-size="12pt" fo:letter-spacing="-0.0016in" fo:font-style="normal" fo:font-weight="normal"/>
    </style:style>
    <style:style style:name="P231" style:family="paragraph" style:parent-style-name="Text_20_body">
      <style:paragraph-properties fo:margin-left="0.3709in" fo:margin-right="0in" fo:margin-top="0in" fo:margin-bottom="0in" loext:contextual-spacing="false" fo:orphans="2" fo:widows="2" fo:text-indent="0in" style:auto-text-indent="false"/>
      <style:text-properties fo:font-variant="normal" fo:text-transform="none" fo:color="#000000" style:font-name="LM Roman 12" fo:font-size="12pt" fo:letter-spacing="-0.0035in" fo:font-style="normal" fo:font-weight="normal"/>
    </style:style>
    <style:style style:name="P232" style:family="paragraph" style:parent-style-name="Text_20_body">
      <style:paragraph-properties fo:margin-left="0.2362in" fo:margin-right="0in" fo:margin-top="0.068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33" style:family="paragraph" style:parent-style-name="Text_20_body">
      <style:paragraph-properties fo:margin-left="0.7917in" fo:margin-right="0in" fo:margin-top="0.1673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234" style:family="paragraph" style:parent-style-name="Text_20_body">
      <style:paragraph-properties fo:margin-left="0.7965in" fo:margin-right="0in" fo:margin-top="0in" fo:margin-bottom="0in" loext:contextual-spacing="false" fo:orphans="2" fo:widows="2" fo:text-indent="0in" style:auto-text-indent="false"/>
      <style:text-properties fo:font-variant="normal" fo:text-transform="none" fo:color="#000000" fo:letter-spacing="normal"/>
    </style:style>
    <style:style style:name="P235" style:family="paragraph" style:parent-style-name="Text_20_body">
      <style:paragraph-properties fo:margin-left="0.0807in" fo:margin-right="0.2047in" fo:margin-top="0.0028in" fo:margin-bottom="0in" loext:contextual-spacing="false" style:line-height-at-least="0.1807in" fo:text-align="justify" style:justify-single-word="false" fo:orphans="2" fo:widows="2" fo:text-indent="0.2484in" style:auto-text-indent="false" style:writing-mode="rl-tb"/>
      <style:text-properties fo:font-variant="normal" fo:text-transform="none" fo:color="#000000" fo:letter-spacing="normal"/>
    </style:style>
    <style:style style:name="P236" style:family="paragraph" style:parent-style-name="Text_20_body">
      <style:paragraph-properties fo:margin-left="0in" fo:margin-right="0.2035in" fo:margin-top="0.0654in" fo:margin-bottom="0in" loext:contextual-spacing="false" style:line-height-at-least="0.2181in"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37" style:family="paragraph" style:parent-style-name="Text_20_body">
      <style:paragraph-properties fo:margin-left="0.4126in" fo:margin-right="0in" fo:margin-top="0in" fo:margin-bottom="0in" loext:contextual-spacing="false" style:line-height-at-least="0.2165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38" style:family="paragraph" style:parent-style-name="Text_20_body">
      <style:paragraph-properties fo:margin-left="0.4126in" fo:margin-right="0in" fo:margin-top="0in" fo:margin-bottom="0in" loext:contextual-spacing="false" style:line-height-at-least="0.2189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39" style:family="paragraph" style:parent-style-name="Text_20_body">
      <style:paragraph-properties fo:margin-left="0.0799in" fo:margin-right="0.2035in" fo:margin-top="0.0945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0" style:family="paragraph" style:parent-style-name="Text_20_body">
      <style:paragraph-properties fo:margin-left="0.0799in" fo:margin-right="0.2035in" fo:margin-top="0.1047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1" style:family="paragraph" style:parent-style-name="Text_20_body">
      <style:paragraph-properties fo:margin-left="0.0799in" fo:margin-right="0.2035in" fo:margin-top="0.1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2" style:family="paragraph" style:parent-style-name="Text_20_body">
      <style:paragraph-properties fo:margin-left="0.0799in" fo:margin-right="0.2035in" fo:margin-top="0.098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3" style:family="paragraph" style:parent-style-name="Text_20_body">
      <style:paragraph-properties fo:margin-left="0.0799in" fo:margin-right="0.2035in" fo:margin-top="0.1016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4" style:family="paragraph" style:parent-style-name="Text_20_body">
      <style:paragraph-properties fo:margin-left="0.0799in" fo:margin-right="0.2043in" fo:margin-top="0.1028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5" style:family="paragraph" style:parent-style-name="Text_20_body">
      <style:paragraph-properties fo:margin-left="0.0799in" fo:margin-right="0.2043in" fo:margin-top="0.102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6" style:family="paragraph" style:parent-style-name="Text_20_body">
      <style:paragraph-properties fo:margin-left="0.0799in" fo:margin-right="0.2043in" fo:margin-top="0.0972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47" style:family="paragraph" style:parent-style-name="Text_20_body">
      <style:paragraph-properties fo:margin-left="0.1217in" fo:margin-right="0in" fo:margin-top="0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T1" style:family="text">
      <style:text-properties fo:font-variant="small-caps" style:font-name="LM Roman Caps 10" fo:font-size="12pt"/>
    </style:style>
    <style:style style:name="T2" style:family="text">
      <style:text-properties style:font-name="LM Roman 17"/>
    </style:style>
    <style:style style:name="T3" style:family="text">
      <style:text-properties style:font-name="LM Roman 12"/>
    </style:style>
    <style:style style:name="T4" style:family="text">
      <style:text-properties style:font-name="LM Roman 12" fo:font-style="italic"/>
    </style:style>
    <style:style style:name="T5" style:family="text">
      <style:text-properties style:font-name="LM Roman 12" fo:letter-spacing="-0.0047in"/>
    </style:style>
    <style:style style:name="T6" style:family="text">
      <style:text-properties style:font-name="LM Roman 12" fo:letter-spacing="-0.0047in" fo:font-weight="bold"/>
    </style:style>
    <style:style style:name="T7" style:family="text">
      <style:text-properties style:font-name="LM Roman 12" fo:font-size="12pt"/>
    </style:style>
    <style:style style:name="T8" style:family="text">
      <style:text-properties style:font-name="LM Roman 12" fo:font-size="12pt" fo:font-style="normal" fo:font-weight="normal"/>
    </style:style>
    <style:style style:name="T9" style:family="text">
      <style:text-properties style:font-name="LM Roman 12" fo:font-size="12pt" fo:font-weight="bold"/>
    </style:style>
    <style:style style:name="T10" style:family="text">
      <style:text-properties style:font-name="LM Roman 12" fo:font-size="12pt" fo:letter-spacing="-0.002in"/>
    </style:style>
    <style:style style:name="T11" style:family="text">
      <style:text-properties style:font-name="LM Roman 12" fo:font-size="12pt" fo:letter-spacing="-0.002in" fo:font-weight="bold"/>
    </style:style>
    <style:style style:name="T12" style:family="text">
      <style:text-properties style:font-name="LM Roman 12" fo:font-size="12pt" fo:letter-spacing="-0.002in" fo:font-style="italic"/>
    </style:style>
    <style:style style:name="T13" style:family="text">
      <style:text-properties style:font-name="LM Roman 12" fo:font-size="12pt" fo:letter-spacing="-0.002in" fo:font-style="italic" fo:font-weight="normal"/>
    </style:style>
    <style:style style:name="T14" style:family="text">
      <style:text-properties style:font-name="LM Roman 12" fo:font-size="12pt" fo:letter-spacing="-0.002in" style:text-underline-style="solid" style:text-underline-width="auto" style:text-underline-color="font-color"/>
    </style:style>
    <style:style style:name="T15" style:family="text">
      <style:text-properties style:font-name="LM Roman 12" fo:font-size="12pt" fo:letter-spacing="-0.002in" fo:font-style="normal" fo:font-weight="normal"/>
    </style:style>
    <style:style style:name="T16" style:family="text">
      <style:text-properties style:font-name="LM Roman 12" fo:font-size="12pt" fo:letter-spacing="-0.0016in"/>
    </style:style>
    <style:style style:name="T17" style:family="text">
      <style:text-properties style:font-name="LM Roman 12" fo:font-size="12pt" fo:letter-spacing="0.0043in"/>
    </style:style>
    <style:style style:name="T18" style:family="text">
      <style:text-properties style:font-name="LM Roman 12" fo:font-size="12pt" fo:letter-spacing="0.0043in" fo:font-style="normal" fo:font-weight="normal"/>
    </style:style>
    <style:style style:name="T19" style:family="text">
      <style:text-properties style:font-name="LM Roman 12" fo:font-size="12pt" fo:letter-spacing="-0.0047in"/>
    </style:style>
    <style:style style:name="T20" style:family="text">
      <style:text-properties style:font-name="LM Roman 12" fo:font-size="12pt" fo:letter-spacing="-0.0047in" fo:font-style="normal" fo:font-weight="normal"/>
    </style:style>
    <style:style style:name="T21" style:family="text">
      <style:text-properties style:font-name="LM Roman 12" fo:font-size="12pt" style:text-underline-style="solid" style:text-underline-width="auto" style:text-underline-color="font-color"/>
    </style:style>
    <style:style style:name="T22" style:family="text">
      <style:text-properties style:font-name="LM Roman 12" fo:font-size="12pt" fo:font-style="italic"/>
    </style:style>
    <style:style style:name="T23" style:family="text">
      <style:text-properties style:font-name="LM Roman 12" fo:font-size="12pt" fo:font-style="italic" fo:font-weight="normal"/>
    </style:style>
    <style:style style:name="T24" style:family="text">
      <style:text-properties style:font-name="LM Roman 12" fo:font-size="12pt" fo:letter-spacing="0.002in"/>
    </style:style>
    <style:style style:name="T25" style:family="text">
      <style:text-properties style:font-name="LM Roman 12" fo:font-size="12pt" fo:letter-spacing="0.002in" fo:font-style="normal" fo:font-weight="normal"/>
    </style:style>
    <style:style style:name="T26" style:family="text">
      <style:text-properties style:font-name="LM Roman 12" fo:font-size="12pt" fo:letter-spacing="-0.0028in"/>
    </style:style>
    <style:style style:name="T27" style:family="text">
      <style:text-properties style:font-name="LM Roman 12" fo:font-size="12pt" fo:letter-spacing="-0.0028in" style:text-underline-style="solid" style:text-underline-width="auto" style:text-underline-color="font-color"/>
    </style:style>
    <style:style style:name="T28" style:family="text">
      <style:text-properties style:font-name="LM Roman 12" fo:font-size="12pt" fo:letter-spacing="-0.0028in" fo:font-style="italic"/>
    </style:style>
    <style:style style:name="T29" style:family="text">
      <style:text-properties style:font-name="LM Roman 12" fo:font-size="12pt" fo:letter-spacing="-0.0028in" fo:font-style="italic" fo:font-weight="normal"/>
    </style:style>
    <style:style style:name="T30" style:family="text">
      <style:text-properties style:font-name="LM Roman 12" fo:font-size="12pt" fo:letter-spacing="-0.0028in" fo:font-style="normal" fo:font-weight="normal"/>
    </style:style>
    <style:style style:name="T31" style:family="text">
      <style:text-properties style:font-name="LM Roman 12" fo:font-size="12pt" fo:letter-spacing="-0.0035in"/>
    </style:style>
    <style:style style:name="T32" style:family="text">
      <style:text-properties style:font-name="LM Roman 12" fo:font-size="12pt" fo:letter-spacing="0.0028in" fo:font-style="italic"/>
    </style:style>
    <style:style style:name="T33" style:family="text">
      <style:text-properties style:font-name="LM Roman 12" fo:font-size="12pt" fo:letter-spacing="-0.0008in"/>
    </style:style>
    <style:style style:name="T34" style:family="text">
      <style:text-properties style:font-name="LM Roman 12" fo:font-size="12pt" fo:letter-spacing="-0.0008in" fo:font-style="normal" fo:font-weight="normal"/>
    </style:style>
    <style:style style:name="T35" style:family="text">
      <style:text-properties style:font-name="LM Roman 12" fo:font-size="12pt" fo:letter-spacing="-0.0071in"/>
    </style:style>
    <style:style style:name="T36" style:family="text">
      <style:text-properties style:font-name="LM Roman 12" fo:font-size="12pt" fo:letter-spacing="-0.0043in"/>
    </style:style>
    <style:style style:name="T37" style:family="text">
      <style:text-properties style:font-name="LM Roman 12" fo:font-size="12pt" fo:letter-spacing="-0.0083in" fo:font-style="italic" fo:font-weight="normal"/>
    </style:style>
    <style:style style:name="T38" style:family="text">
      <style:text-properties style:font-name="LM Roman 12" fo:font-weight="bold"/>
    </style:style>
    <style:style style:name="T39" style:family="text">
      <style:text-properties style:font-name="LM Roman 12" fo:font-size="17pt" fo:font-weight="bold"/>
    </style:style>
    <style:style style:name="T40" style:family="text">
      <style:text-properties style:font-name="LM Roman 12" fo:letter-spacing="-0.002in"/>
    </style:style>
    <style:style style:name="T41" style:family="text">
      <style:text-properties style:font-name="LM Roman 12" fo:letter-spacing="-0.002in" fo:font-style="italic"/>
    </style:style>
    <style:style style:name="T42" style:family="text">
      <style:text-properties style:font-name="LM Roman 12" fo:letter-spacing="-0.0028in"/>
    </style:style>
    <style:style style:name="T43" style:family="text">
      <style:text-properties style:font-name="LM Roman 12" fo:letter-spacing="-0.0028in" fo:font-style="italic"/>
    </style:style>
    <style:style style:name="T44" style:family="text">
      <style:text-properties style:font-name="LM Roman 12" style:text-underline-style="solid" style:text-underline-width="auto" style:text-underline-color="font-color"/>
    </style:style>
    <style:style style:name="T45" style:family="text">
      <style:text-properties style:font-name="LM Roman 12" style:text-underline-style="solid" style:text-underline-width="auto" style:text-underline-color="font-color" fo:font-weight="bold"/>
    </style:style>
    <style:style style:name="T46" style:family="text">
      <style:text-properties style:font-name="LM Roman 12" fo:letter-spacing="0.002in"/>
    </style:style>
    <style:style style:name="T47" style:family="text">
      <style:text-properties style:font-name="LM Roman 12" fo:letter-spacing="-0.0043in"/>
    </style:style>
    <style:style style:name="T48" style:family="text">
      <style:text-properties style:font-name="LM Roman 12" fo:letter-spacing="-0.0043in" fo:font-style="italic"/>
    </style:style>
    <style:style style:name="T49" style:family="text">
      <style:text-properties style:font-name="LM Roman 12" fo:letter-spacing="-0.0035in"/>
    </style:style>
    <style:style style:name="T50" style:family="text">
      <style:text-properties style:font-name="LM Roman 12" fo:letter-spacing="-0.0035in" fo:font-weight="bold"/>
    </style:style>
    <style:style style:name="T51" style:family="text">
      <style:text-properties style:font-name="LM Roman 12" fo:letter-spacing="-0.0035in" fo:font-style="italic"/>
    </style:style>
    <style:style style:name="T52" style:family="text">
      <style:text-properties style:font-name="LM Roman 12" fo:letter-spacing="-0.0063in"/>
    </style:style>
    <style:style style:name="T53" style:family="text">
      <style:text-properties style:font-name="LM Roman 12" fo:letter-spacing="-0.0071in"/>
    </style:style>
    <style:style style:name="T54" style:family="text">
      <style:text-properties style:font-name="LM Roman 12" fo:letter-spacing="0.0016in"/>
    </style:style>
    <style:style style:name="T55" style:family="text">
      <style:text-properties style:font-name="LM Roman 12" fo:letter-spacing="0.0016in" fo:font-weight="bold"/>
    </style:style>
    <style:style style:name="T56" style:family="text">
      <style:text-properties style:font-name="LM Roman 12" fo:letter-spacing="-0.0075in"/>
    </style:style>
    <style:style style:name="T57" style:family="text">
      <style:text-properties style:font-name="LM Roman 12" fo:letter-spacing="-0.0016in"/>
    </style:style>
    <style:style style:name="T58" style:family="text">
      <style:text-properties style:font-name="LM Roman 12" fo:letter-spacing="-0.0055in" fo:font-style="italic"/>
    </style:style>
    <style:style style:name="T59" style:family="text">
      <style:text-properties fo:letter-spacing="-0.0047in"/>
    </style:style>
    <style:style style:name="T60" style:family="text">
      <style:text-properties fo:letter-spacing="-0.0047in" style:font-name-complex="Times New Roman1" style:font-size-complex="14pt" style:font-style-complex="normal" style:font-weight-complex="normal"/>
    </style:style>
    <style:style style:name="T61" style:family="text">
      <style:text-properties style:font-name="LM Roman 10"/>
    </style:style>
    <style:style style:name="T62" style:family="text">
      <style:text-properties style:font-name="LM Roman 10" fo:letter-spacing="-0.002in"/>
    </style:style>
    <style:style style:name="T63" style:family="text">
      <style:text-properties style:font-name="LM Roman 10" fo:letter-spacing="-0.0043in"/>
    </style:style>
    <style:style style:name="T64" style:family="text">
      <style:text-properties style:font-name="LM Roman 10" fo:font-style="italic" fo:font-weight="bold"/>
    </style:style>
    <style:style style:name="T65" style:family="text">
      <style:text-properties style:font-name="LM Roman 10" fo:font-size="11pt" fo:font-style="italic" fo:font-weight="normal"/>
    </style:style>
    <style:style style:name="T66" style:family="text">
      <style:text-properties style:font-name="LM Roman 10" fo:font-size="11pt" fo:font-style="normal" fo:font-weight="normal"/>
    </style:style>
    <style:style style:name="T67" style:family="text">
      <style:text-properties style:font-name="LM Roman 10" fo:font-size="11pt" fo:letter-spacing="-0.0083in" fo:font-style="italic" fo:font-weight="normal"/>
    </style:style>
    <style:style style:name="T68" style:family="text">
      <style:text-properties style:font-name="LM Roman 10" fo:font-size="11pt" fo:letter-spacing="0.0043in" fo:font-style="normal" fo:font-weight="normal"/>
    </style:style>
    <style:style style:name="T69" style:family="text">
      <style:text-properties style:font-name="LM Roman 10" fo:font-size="11pt" fo:letter-spacing="-0.002in" fo:font-style="normal" fo:font-weight="normal"/>
    </style:style>
    <style:style style:name="T70" style:family="text">
      <style:text-properties style:font-name="LM Roman 10" fo:font-size="11pt" fo:letter-spacing="-0.0043in" fo:font-style="normal" fo:font-weight="normal"/>
    </style:style>
    <style:style style:name="T71" style:family="text">
      <style:text-properties style:font-name="LM Roman 10" fo:font-size="11pt" fo:letter-spacing="-0.0035in" fo:font-style="normal" fo:font-weight="normal"/>
    </style:style>
    <style:style style:name="T72" style:family="text">
      <style:text-properties style:font-name="LM Roman 10" fo:font-size="11pt" fo:letter-spacing="-0.0028in" fo:font-style="normal" fo:font-weight="normal"/>
    </style:style>
    <style:style style:name="T73" style:family="text">
      <style:text-properties style:font-name="LM Roman 10" fo:font-size="11pt" fo:letter-spacing="0.002in" fo:font-style="normal" fo:font-weight="normal"/>
    </style:style>
    <style:style style:name="T74" style:family="text">
      <style:text-properties style:font-name="LM Roman 10" fo:font-size="11pt" fo:letter-spacing="-0.0055in" fo:font-style="normal" fo:font-weight="normal"/>
    </style:style>
    <style:style style:name="T75" style:family="text">
      <style:text-properties style:font-name="LM Roman 10" fo:font-size="11pt" fo:letter-spacing="-0.0091in" fo:font-style="normal" fo:font-weight="normal"/>
    </style:style>
    <style:style style:name="T76" style:family="text">
      <style:text-properties style:font-name="LM Roman 10" fo:font-size="12pt" fo:font-style="italic" fo:font-weight="bold"/>
    </style:style>
    <style:style style:name="T77" style:family="text">
      <style:text-properties style:font-name="LM Roman 10" fo:font-size="12pt" fo:letter-spacing="-0.002in" fo:font-style="italic" fo:font-weight="bold"/>
    </style:style>
    <style:style style:name="T78" style:family="text">
      <style:text-properties style:font-name="LM Roman 10" fo:letter-spacing="-0.0035in" fo:font-style="italic" fo:font-weight="bold"/>
    </style:style>
    <style:style style:name="T79" style:family="text">
      <style:text-properties style:font-name="LM Roman 10" fo:letter-spacing="-0.0028in"/>
    </style:style>
    <style:style style:name="T80" style:family="text">
      <style:text-properties fo:letter-spacing="-0.002in" style:font-name-complex="BABEL Unicode" style:font-size-complex="12pt" style:font-style-complex="normal" style:font-weight-complex="normal"/>
    </style:style>
    <style:style style:name="T81" style:family="text">
      <style:text-properties style:font-name="Times New Roman1" fo:font-size="14pt" fo:font-style="normal" fo:font-weight="normal"/>
    </style:style>
    <style:style style:name="T82" style:family="text">
      <style:text-properties style:font-name="Times New Roman1" fo:font-size="14pt" fo:letter-spacing="0.0181in" fo:font-style="normal" fo:font-weight="normal"/>
    </style:style>
    <style:style style:name="T83" style:family="text">
      <style:text-properties style:font-name="Times New Roman1" fo:font-size="14pt" fo:letter-spacing="-0.0689in" fo:font-style="normal" fo:font-weight="normal"/>
    </style:style>
    <style:style style:name="T84" style:family="text">
      <style:text-properties style:font-name="Times New Roman1" fo:font-size="14pt" fo:letter-spacing="0.0063in" fo:font-style="normal" fo:font-weight="normal"/>
    </style:style>
    <style:style style:name="T85" style:family="text">
      <style:text-properties style:font-name="Times New Roman1" fo:font-size="14pt" fo:letter-spacing="-0.0339in" fo:font-style="normal" fo:font-weight="normal"/>
    </style:style>
    <style:style style:name="T86" style:family="text">
      <style:text-properties style:font-name="Times New Roman1" fo:font-size="14pt" fo:letter-spacing="-0.0417in" fo:font-style="normal" style:text-underline-style="solid" style:text-underline-width="auto" style:text-underline-color="font-color" fo:font-weight="normal"/>
    </style:style>
    <style:style style:name="T87" style:family="text">
      <style:text-properties style:font-name="Times New Roman1" fo:font-size="14pt" fo:letter-spacing="-0.002in" fo:font-style="normal" fo:font-weight="normal"/>
    </style:style>
    <style:style style:name="T88" style:family="text">
      <style:text-properties style:font-name="Times New Roman1" fo:font-size="14pt" fo:letter-spacing="-0.0075in" fo:font-style="normal" fo:font-weight="normal"/>
    </style:style>
    <style:style style:name="T89" style:family="text">
      <style:text-properties style:font-name="Times New Roman1" fo:font-size="14pt" fo:letter-spacing="-0.0602in" fo:font-style="normal" fo:font-weight="normal"/>
    </style:style>
    <style:style style:name="T90" style:family="text">
      <style:text-properties style:font-name="Times New Roman1" fo:font-size="14pt" fo:letter-spacing="-0.028in" fo:font-style="normal" fo:font-weight="normal"/>
    </style:style>
    <style:style style:name="T91" style:family="text">
      <style:text-properties style:font-name="Times New Roman1" fo:font-size="14pt" fo:letter-spacing="0.0154in" fo:font-style="normal" fo:font-weight="normal"/>
    </style:style>
    <style:style style:name="T92" style:family="text">
      <style:text-properties style:font-name="Times New Roman1" fo:font-size="12pt" fo:font-style="normal" fo:font-weight="normal"/>
    </style:style>
    <style:style style:name="T93" style:family="text">
      <style:text-properties style:font-name="BABEL Unicode" fo:font-size="11pt" fo:font-style="normal" fo:font-weight="normal"/>
    </style:style>
    <style:style style:name="T94" style:family="text">
      <style:text-properties style:font-name="BABEL Unicode" fo:font-size="12pt" fo:font-style="normal" fo:font-weight="normal"/>
    </style:style>
    <style:style style:name="T95" style:family="text">
      <style:text-properties style:font-name="BABEL Unicode" fo:font-size="12pt" fo:font-style="normal" style:text-underline-style="solid" style:text-underline-width="auto" style:text-underline-color="font-color" fo:font-weight="normal"/>
    </style:style>
    <style:style style:name="T96" style:family="text">
      <style:text-properties style:font-name="BABEL Unicode" fo:font-size="12pt" fo:letter-spacing="-0.0043in" fo:font-style="normal" style:text-underline-style="solid" style:text-underline-width="auto" style:text-underline-color="font-color" fo:font-weight="normal"/>
    </style:style>
    <style:style style:name="T97" style:family="text">
      <style:text-properties style:font-name="BABEL Unicode" fo:font-size="12pt" fo:letter-spacing="-0.0854in" fo:font-style="normal" fo:font-weight="normal"/>
    </style:style>
    <style:style style:name="T98" style:family="text">
      <style:text-properties style:font-name="BABEL Unicode" fo:font-size="12pt" fo:letter-spacing="-0.0244in" fo:font-style="normal" fo:font-weight="normal"/>
    </style:style>
    <style:style style:name="T99" style:family="text">
      <style:text-properties style:font-name="BABEL Unicode" fo:font-size="12pt" fo:letter-spacing="-0.0016in" fo:font-style="normal" fo:font-weight="normal"/>
    </style:style>
    <style:style style:name="T100" style:family="text">
      <style:text-properties style:font-name="BABEL Unicode" fo:font-size="12pt" fo:letter-spacing="-0.0252in" fo:font-style="normal" fo:font-weight="normal"/>
    </style:style>
    <style:style style:name="T101" style:family="text">
      <style:text-properties style:font-name="BABEL Unicode" fo:font-size="12pt" fo:letter-spacing="-0.0126in" fo:font-style="normal" fo:font-weight="normal"/>
    </style:style>
    <style:style style:name="T102" style:family="text">
      <style:text-properties style:font-name="BABEL Unicode" fo:font-size="12pt" fo:letter-spacing="-0.0008in" fo:font-style="normal" fo:font-weight="normal"/>
    </style:style>
    <style:style style:name="T103" style:family="text">
      <style:text-properties style:font-name="BABEL Unicode" fo:font-size="12pt" fo:letter-spacing="-0.1252in" fo:font-style="normal" fo:font-weight="normal"/>
    </style:style>
    <style:style style:name="T104" style:family="text">
      <style:text-properties style:font-name-complex="Times New Roman1" style:font-size-complex="14pt" style:font-style-complex="normal" style:font-weight-complex="normal"/>
    </style:style>
    <style:style style:name="T105" style:family="text">
      <style:text-properties style:font-name-complex="Times New Roman1" style:font-size-complex="12pt" style:font-style-complex="normal" style:font-weight-complex="normal"/>
    </style:style>
    <style:style style:name="T106" style:family="text">
      <style:text-properties style:font-name-complex="BABEL Unicode" style:font-size-complex="11pt" style:font-style-complex="normal" style:font-weight-complex="normal"/>
    </style:style>
    <style:style style:name="T107" style:family="text">
      <style:text-properties style:font-name-complex="BABEL Unicode" style:font-size-complex="12pt"/>
    </style:style>
    <style:style style:name="T108" style:family="text">
      <style:text-properties style:font-name-complex="BABEL Unicode" style:font-size-complex="12pt" style:font-style-complex="normal" style:font-weight-complex="normal"/>
    </style:style>
    <style:style style:name="T109" style:family="text">
      <style:text-properties fo:letter-spacing="-0.0083in" style:font-name-complex="Times New Roman1" style:font-size-complex="14pt" style:font-style-complex="normal" style:font-weight-complex="normal"/>
    </style:style>
    <style:style style:name="T110" style:family="text">
      <style:text-properties fo:letter-spacing="-0.0083in" style:font-name-complex="BABEL Unicode" style:font-size-complex="12pt" style:font-style-complex="normal" style:font-weight-complex="normal"/>
    </style:style>
    <style:style style:name="T111" style:family="text">
      <style:text-properties fo:letter-spacing="-0.0661in" style:font-name-complex="BABEL Unicode" style:font-size-complex="11pt" style:font-style-complex="normal" style:font-weight-complex="normal"/>
    </style:style>
    <style:style style:name="T112" style:family="text">
      <style:text-properties fo:letter-spacing="-0.0661in" style:font-name-complex="BABEL Unicode" style:font-size-complex="12pt" style:font-style-complex="normal" style:font-weight-complex="normal"/>
    </style:style>
    <style:style style:name="T113" style:family="text">
      <style:text-properties fo:letter-spacing="-0.0661in" style:text-underline-style="solid" style:text-underline-width="auto" style:text-underline-color="font-color" style:font-name-complex="BABEL Unicode" style:font-size-complex="12pt" style:font-style-complex="normal" style:font-weight-complex="normal"/>
    </style:style>
    <style:style style:name="T114" style:family="text">
      <style:text-properties fo:letter-spacing="0.0028in"/>
    </style:style>
    <style:style style:name="T115" style:family="text">
      <style:text-properties fo:letter-spacing="0.0028in" style:font-name-complex="Times New Roman1" style:font-size-complex="14pt" style:font-style-complex="normal" style:font-weight-complex="normal"/>
    </style:style>
    <style:style style:name="T116" style:family="text">
      <style:text-properties fo:letter-spacing="-0.0134in" style:font-name-complex="Times New Roman1" style:font-size-complex="14pt" style:font-style-complex="normal" style:font-weight-complex="normal"/>
    </style:style>
    <style:style style:name="T117" style:family="text">
      <style:text-properties fo:letter-spacing="-0.0134in" style:text-underline-style="solid" style:text-underline-width="auto" style:text-underline-color="font-color" style:font-name-complex="Times New Roman1" style:font-size-complex="14pt" style:font-style-complex="normal" style:font-weight-complex="normal"/>
    </style:style>
    <style:style style:name="T118" style:family="text">
      <style:text-properties fo:letter-spacing="-0.0366in" style:font-name-complex="BABEL Unicode" style:font-size-complex="11pt" style:font-style-complex="normal" style:font-weight-complex="normal"/>
    </style:style>
    <style:style style:name="T119" style:family="text">
      <style:text-properties fo:letter-spacing="-0.0366in" style:font-name-complex="BABEL Unicode" style:font-size-complex="12pt" style:font-style-complex="normal" style:font-weight-complex="normal"/>
    </style:style>
    <style:style style:name="T120" style:family="text">
      <style:text-properties fo:letter-spacing="-0.0008in"/>
    </style:style>
    <style:style style:name="T121" style:family="text">
      <style:text-properties fo:letter-spacing="-0.0008in" style:font-name-complex="BABEL Unicode" style:font-size-complex="11pt" style:font-style-complex="normal" style:font-weight-complex="normal"/>
    </style:style>
    <style:style style:name="T122" style:family="text">
      <style:text-properties fo:letter-spacing="-0.0008in" style:font-name-complex="BABEL Unicode" style:font-size-complex="12pt"/>
    </style:style>
    <style:style style:name="T123" style:family="text">
      <style:text-properties fo:letter-spacing="-0.0008in" style:font-name-complex="BABEL Unicode" style:font-size-complex="12pt" style:font-style-complex="normal" style:font-weight-complex="normal"/>
    </style:style>
    <style:style style:name="T124" style:family="text">
      <style:text-properties fo:letter-spacing="-0.0008in" style:font-name-complex="Times New Roman1" style:font-size-complex="14pt" style:font-style-complex="normal" style:font-weight-complex="normal"/>
    </style:style>
    <style:style style:name="T125" style:family="text">
      <style:text-properties fo:letter-spacing="-0.0008in" style:text-underline-style="solid" style:text-underline-width="auto" style:text-underline-color="font-color" style:font-name-complex="BABEL Unicode" style:font-size-complex="12pt" style:font-style-complex="normal" style:font-weight-complex="normal"/>
    </style:style>
    <style:style style:name="T126" style:family="text">
      <style:text-properties fo:letter-spacing="0.011in" style:font-name-complex="BABEL Unicode" style:font-size-complex="11pt" style:font-style-complex="normal" style:font-weight-complex="normal"/>
    </style:style>
    <style:style style:name="T127" style:family="text">
      <style:text-properties fo:letter-spacing="0.011in" style:font-name-complex="Times New Roman1" style:font-size-complex="14pt" style:font-style-complex="normal" style:font-weight-complex="normal"/>
    </style:style>
    <style:style style:name="T128" style:family="text">
      <style:text-properties fo:letter-spacing="0.0138in" style:font-name-complex="Times New Roman1" style:font-size-complex="14pt" style:font-style-complex="normal" style:font-weight-complex="normal"/>
    </style:style>
    <style:style style:name="T129" style:family="text">
      <style:text-properties fo:letter-spacing="0.0138in" style:text-underline-style="solid" style:text-underline-width="auto" style:text-underline-color="font-color" style:font-name-complex="Times New Roman1" style:font-size-complex="14pt" style:font-style-complex="normal" style:font-weight-complex="normal"/>
    </style:style>
    <style:style style:name="T130" style:family="text">
      <style:text-properties fo:letter-spacing="-0.0583in" style:font-name-complex="BABEL Unicode" style:font-size-complex="11pt" style:font-style-complex="normal" style:font-weight-complex="normal"/>
    </style:style>
    <style:style style:name="T131" style:family="text">
      <style:text-properties fo:letter-spacing="0.0165in"/>
    </style:style>
    <style:style style:name="T132" style:family="text">
      <style:text-properties fo:letter-spacing="0.0165in" style:font-name-complex="Times New Roman1" style:font-size-complex="14pt" style:font-style-complex="normal" style:font-weight-complex="normal"/>
    </style:style>
    <style:style style:name="T133" style:family="text">
      <style:text-properties fo:letter-spacing="-0.0591in" style:font-name-complex="BABEL Unicode" style:font-size-complex="11pt" style:font-style-complex="normal" style:font-weight-complex="normal"/>
    </style:style>
    <style:style style:name="T134" style:family="text">
      <style:text-properties fo:letter-spacing="-0.0035in"/>
    </style:style>
    <style:style style:name="T135" style:family="text">
      <style:text-properties fo:letter-spacing="-0.0035in" style:font-name-complex="Times New Roman1" style:font-size-complex="14pt" style:font-style-complex="normal" style:font-weight-complex="normal"/>
    </style:style>
    <style:style style:name="T136" style:family="text">
      <style:text-properties fo:letter-spacing="-0.0307in" style:font-name-complex="Times New Roman1" style:font-size-complex="11pt" style:font-style-complex="normal" style:font-weight-complex="normal"/>
    </style:style>
    <style:style style:name="T137" style:family="text">
      <style:text-properties fo:letter-spacing="-0.0028in"/>
    </style:style>
    <style:style style:name="T138" style:family="text">
      <style:text-properties fo:letter-spacing="-0.0055in" style:text-underline-style="solid" style:text-underline-width="auto" style:text-underline-color="font-color" style:font-name-complex="Times New Roman1" style:font-size-complex="14pt" style:font-style-complex="normal" style:font-weight-complex="normal"/>
    </style:style>
    <style:style style:name="T139" style:family="text">
      <style:text-properties fo:letter-spacing="-0.0055in" style:font-name-complex="Times New Roman1" style:font-size-complex="14pt" style:font-style-complex="normal" style:font-weight-complex="normal"/>
    </style:style>
    <style:style style:name="T140" style:family="text">
      <style:text-properties fo:font-variant="normal" fo:text-transform="none" fo:color="#000000" style:font-name="LM Roman 12" fo:font-size="12pt" fo:letter-spacing="normal" fo:font-style="normal" fo:font-weight="bold"/>
    </style:style>
    <style:style style:name="T141" style:family="text">
      <style:text-properties fo:font-variant="normal" fo:text-transform="none" fo:color="#000000" style:font-name="LM Roman 12" fo:font-size="12pt" fo:letter-spacing="normal" fo:font-style="normal" fo:font-weight="normal"/>
    </style:style>
    <style:style style:name="T142" style:family="text">
      <style:text-properties fo:font-variant="normal" fo:text-transform="none" fo:color="#000000" style:font-name="LM Roman 12" fo:font-size="12pt" fo:letter-spacing="-0.0035in" fo:font-style="normal" fo:font-weight="normal"/>
    </style:style>
    <style:style style:name="T143" style:family="text">
      <style:text-properties fo:font-variant="normal" fo:text-transform="none" fo:color="#000000" style:font-name="Times New Roman1" fo:font-size="14pt" fo:letter-spacing="normal" fo:font-style="normal" fo:font-weight="normal"/>
    </style:style>
    <style:style style:name="T144" style:family="text">
      <style:text-properties style:text-underline-style="solid" style:text-underline-width="auto" style:text-underline-color="font-color" style:font-name-complex="Times New Roman1" style:font-size-complex="14pt" style:font-style-complex="normal" style:font-weight-complex="normal"/>
    </style:style>
    <style:style style:name="T145" style:family="text">
      <style:text-properties style:text-underline-style="solid" style:text-underline-width="auto" style:text-underline-color="font-color" style:font-name-complex="BABEL Unicode" style:font-size-complex="12pt" style:font-style-complex="normal" style:font-weight-complex="normal"/>
    </style:style>
    <style:style style:name="T146" style:family="text">
      <style:text-properties fo:letter-spacing="-0.0299in" style:font-name-complex="BABEL Unicode" style:font-size-complex="12pt" style:font-style-complex="normal" style:font-weight-complex="normal"/>
    </style:style>
    <style:style style:name="T147" style:family="text">
      <style:text-properties fo:letter-spacing="-0.0957in" style:font-name-complex="BABEL Unicode" style:font-size-complex="12pt" style:font-style-complex="normal" style:font-weight-complex="normal"/>
    </style:style>
    <style:style style:name="T148" style:family="text">
      <style:text-properties fo:letter-spacing="-0.0689in" style:font-name-complex="BABEL Unicode" style:font-size-complex="12pt"/>
    </style:style>
    <style:style style:name="T149" style:family="text">
      <style:text-properties fo:letter-spacing="-0.0689in" style:font-name-complex="BABEL Unicode" style:font-size-complex="12pt" style:font-style-complex="normal" style:font-weight-complex="normal"/>
    </style:style>
    <style:style style:name="T150" style:family="text">
      <style:text-properties fo:letter-spacing="-0.0689in" style:text-underline-style="solid" style:text-underline-width="auto" style:text-underline-color="font-color" style:font-name-complex="BABEL Unicode" style:font-size-complex="12pt" style:font-style-complex="normal" style:font-weight-complex="normal"/>
    </style:style>
    <style:style style:name="T151" style:family="text">
      <style:text-properties fo:letter-spacing="-0.0535in" style:font-name-complex="BABEL Unicode" style:font-size-complex="12pt"/>
    </style:style>
    <style:style style:name="T152" style:family="text">
      <style:text-properties fo:letter-spacing="-0.0535in" style:font-name-complex="BABEL Unicode" style:font-size-complex="12pt" style:font-style-complex="normal" style:font-weight-complex="normal"/>
    </style:style>
    <style:style style:name="T153" style:family="text">
      <style:text-properties fo:letter-spacing="-0.0126in" style:font-name-complex="Times New Roman1" style:font-size-complex="14pt" style:font-style-complex="normal" style:font-weight-complex="normal"/>
    </style:style>
    <style:style style:name="T154" style:family="text">
      <style:text-properties fo:letter-spacing="-0.0126in" style:font-name-complex="BABEL Unicode" style:font-size-complex="12pt" style:font-style-complex="normal" style:font-weight-complex="normal"/>
    </style:style>
    <style:style style:name="T155" style:family="text">
      <style:text-properties fo:letter-spacing="-0.0646in" style:font-name-complex="BABEL Unicode" style:font-size-complex="12pt" style:font-style-complex="normal" style:font-weight-complex="normal"/>
    </style:style>
    <style:style style:name="T156" style:family="text">
      <style:text-properties fo:letter-spacing="0.0181in" style:font-name-complex="Times New Roman1" style:font-size-complex="14pt" style:font-style-complex="normal" style:font-weight-complex="normal"/>
    </style:style>
    <style:style style:name="T157" style:family="text">
      <style:text-properties fo:letter-spacing="-0.0638in" style:font-name-complex="BABEL Unicode" style:font-size-complex="12pt" style:font-style-complex="normal" style:font-weight-complex="normal"/>
    </style:style>
    <style:style style:name="T158" style:family="text">
      <style:text-properties fo:letter-spacing="0.0118in" style:font-name-complex="Times New Roman1" style:font-size-complex="14pt" style:font-style-complex="normal" style:font-weight-complex="normal"/>
    </style:style>
    <style:style style:name="T159" style:family="text">
      <style:text-properties fo:letter-spacing="0.0118in" style:font-name-complex="Times New Roman1" style:font-size-complex="12pt" style:font-style-complex="normal" style:font-weight-complex="normal"/>
    </style:style>
    <style:style style:name="T160" style:family="text">
      <style:text-properties fo:letter-spacing="0.0118in" style:font-name-complex="BABEL Unicode" style:font-size-complex="12pt" style:font-style-complex="normal" style:font-weight-complex="normal"/>
    </style:style>
    <style:style style:name="T161" style:family="text">
      <style:text-properties fo:letter-spacing="-0.0665in" style:text-underline-style="solid" style:text-underline-width="auto" style:text-underline-color="font-color" style:font-name-complex="BABEL Unicode" style:font-size-complex="12pt" style:font-style-complex="normal" style:font-weight-complex="normal"/>
    </style:style>
    <style:style style:name="T162" style:family="text">
      <style:text-properties fo:letter-spacing="-0.0665in" style:font-name-complex="BABEL Unicode" style:font-size-complex="12pt" style:font-style-complex="normal" style:font-weight-complex="normal"/>
    </style:style>
    <style:style style:name="T163" style:family="text">
      <style:text-properties fo:letter-spacing="-0.0118in" style:text-underline-style="solid" style:text-underline-width="auto" style:text-underline-color="font-color" style:font-name-complex="Times New Roman1" style:font-size-complex="14pt" style:font-style-complex="normal" style:font-weight-complex="normal"/>
    </style:style>
    <style:style style:name="T164" style:family="text">
      <style:text-properties fo:letter-spacing="-0.0783in" style:text-underline-style="solid" style:text-underline-width="auto" style:text-underline-color="font-color" style:font-name-complex="BABEL Unicode" style:font-size-complex="12pt" style:font-style-complex="normal" style:font-weight-complex="normal"/>
    </style:style>
    <style:style style:name="T165" style:family="text">
      <style:text-properties fo:letter-spacing="-0.0783in" style:font-name-complex="BABEL Unicode" style:font-size-complex="12pt" style:font-style-complex="normal" style:font-weight-complex="normal"/>
    </style:style>
    <style:style style:name="T166" style:family="text">
      <style:text-properties fo:letter-spacing="-0.0402in" style:text-underline-style="solid" style:text-underline-width="auto" style:text-underline-color="font-color" style:font-name-complex="BABEL Unicode" style:font-size-complex="12pt" style:font-style-complex="normal" style:font-weight-complex="normal"/>
    </style:style>
    <style:style style:name="T167" style:family="text">
      <style:text-properties fo:letter-spacing="-0.0402in" style:font-name-complex="BABEL Unicode" style:font-size-complex="12pt" style:font-style-complex="normal" style:font-weight-complex="normal"/>
    </style:style>
    <style:style style:name="T168" style:family="text">
      <style:text-properties fo:letter-spacing="-0.072in" style:text-underline-style="solid" style:text-underline-width="auto" style:text-underline-color="font-color" style:font-name-complex="BABEL Unicode" style:font-size-complex="12pt" style:font-style-complex="normal" style:font-weight-complex="normal"/>
    </style:style>
    <style:style style:name="T169" style:family="text">
      <style:text-properties fo:letter-spacing="-0.072in" style:font-name-complex="BABEL Unicode" style:font-size-complex="12pt" style:font-style-complex="normal" style:font-weight-complex="normal"/>
    </style:style>
    <style:style style:name="T170" style:family="text">
      <style:text-properties fo:letter-spacing="-0.0563in" style:text-underline-style="solid" style:text-underline-width="auto" style:text-underline-color="font-color" style:font-name-complex="BABEL Unicode" style:font-size-complex="12pt" style:font-style-complex="normal" style:font-weight-complex="normal"/>
    </style:style>
    <style:style style:name="T171" style:family="text">
      <style:text-properties fo:letter-spacing="-0.0563in" style:font-name-complex="BABEL Unicode" style:font-size-complex="12pt" style:font-style-complex="normal" style:font-weight-complex="normal"/>
    </style:style>
    <style:style style:name="T172" style:family="text">
      <style:text-properties fo:letter-spacing="-0.0484in" style:font-name-complex="BABEL Unicode" style:font-size-complex="12pt" style:font-style-complex="normal" style:font-weight-complex="normal"/>
    </style:style>
    <style:style style:name="T173" style:family="text">
      <style:text-properties fo:letter-spacing="-0.0217in" style:font-name-complex="Times New Roman1" style:font-size-complex="14pt" style:font-style-complex="normal" style:font-weight-complex="normal"/>
    </style:style>
    <style:style style:name="T174" style:family="text">
      <style:text-properties fo:letter-spacing="-0.0217in" style:font-name-complex="Times New Roman1" style:font-size-complex="12pt" style:font-style-complex="normal" style:font-weight-complex="normal"/>
    </style:style>
    <style:style style:name="T175" style:family="text">
      <style:text-properties fo:letter-spacing="-0.0217in" style:text-underline-style="solid" style:text-underline-width="auto" style:text-underline-color="font-color" style:font-name-complex="Times New Roman1" style:font-size-complex="14pt" style:font-style-complex="normal" style:font-weight-complex="normal"/>
    </style:style>
    <style:style style:name="T176" style:family="text">
      <style:text-properties fo:letter-spacing="-0.1016in" style:font-name-complex="BABEL Unicode" style:font-size-complex="12pt" style:font-style-complex="normal" style:font-weight-complex="normal"/>
    </style:style>
    <style:style style:name="T177" style:family="text">
      <style:text-properties fo:letter-spacing="-0.0339in" style:font-name-complex="BABEL Unicode" style:font-size-complex="12pt" style:font-style-complex="normal" style:font-weight-complex="normal"/>
    </style:style>
    <style:style style:name="T178" style:family="text">
      <style:text-properties fo:letter-spacing="-0.0516in" style:font-name-complex="BABEL Unicode" style:font-size-complex="12pt" style:font-style-complex="normal" style:font-weight-complex="normal"/>
    </style:style>
    <style:style style:name="T179" style:family="text">
      <style:text-properties fo:letter-spacing="-0.0138in" style:font-name-complex="Times New Roman1" style:font-size-complex="14pt" style:font-style-complex="normal" style:font-weight-complex="normal"/>
    </style:style>
    <style:style style:name="T180" style:family="text">
      <style:text-properties fo:letter-spacing="-0.0138in" style:text-underline-style="solid" style:text-underline-width="auto" style:text-underline-color="font-color" style:font-name-complex="Times New Roman1" style:font-size-complex="14pt" style:font-style-complex="normal" style:font-weight-complex="normal"/>
    </style:style>
    <style:style style:name="T181" style:family="text">
      <style:text-properties fo:letter-spacing="-0.0311in" style:font-name-complex="BABEL Unicode" style:font-size-complex="12pt" style:font-style-complex="normal" style:font-weight-complex="normal"/>
    </style:style>
    <style:style style:name="T182" style:family="text">
      <style:text-properties fo:letter-spacing="0.0126in" style:font-name-complex="Times New Roman1" style:font-size-complex="14pt" style:font-style-complex="normal" style:font-weight-complex="normal"/>
    </style:style>
    <style:style style:name="T183" style:family="text">
      <style:text-properties fo:letter-spacing="-0.0244in" style:font-name-complex="BABEL Unicode" style:font-size-complex="12pt" style:font-style-complex="normal" style:font-weight-complex="normal"/>
    </style:style>
    <style:style style:name="T184" style:family="text">
      <style:text-properties fo:letter-spacing="-0.022in" style:font-name-complex="Times New Roman1" style:font-size-complex="14pt" style:font-style-complex="normal" style:font-weight-complex="normal"/>
    </style:style>
    <style:style style:name="T185" style:family="text">
      <style:text-properties fo:letter-spacing="-0.1in" style:font-name-complex="BABEL Unicode" style:font-size-complex="12pt" style:font-style-complex="normal" style:font-weight-complex="normal"/>
    </style:style>
    <style:style style:name="T186" style:family="text">
      <style:text-properties fo:letter-spacing="-0.0866in" style:font-name-complex="BABEL Unicode" style:font-size-complex="12pt" style:font-style-complex="normal" style:font-weight-complex="normal"/>
    </style:style>
    <style:style style:name="T187" style:family="text">
      <style:text-properties fo:letter-spacing="-0.0874in" style:font-name-complex="BABEL Unicode" style:font-size-complex="12pt" style:font-style-complex="normal" style:font-weight-complex="normal"/>
    </style:style>
    <style:style style:name="T188" style:family="text">
      <style:text-properties fo:letter-spacing="-0.0264in" style:font-name-complex="BABEL Unicode" style:font-size-complex="12pt" style:font-style-complex="normal" style:font-weight-complex="normal"/>
    </style:style>
    <style:style style:name="T189" style:family="text">
      <style:text-properties fo:letter-spacing="-0.1083in" style:font-name-complex="BABEL Unicode" style:font-size-complex="12pt" style:font-style-complex="normal" style:font-weight-complex="normal"/>
    </style:style>
    <style:style style:name="T190" style:family="text">
      <style:text-properties fo:letter-spacing="-0.0717in" style:font-name-complex="BABEL Unicode" style:font-size-complex="12pt" style:font-style-complex="normal" style:font-weight-complex="normal"/>
    </style:style>
    <style:style style:name="T191" style:family="text">
      <style:text-properties fo:letter-spacing="-0.0717in" style:text-underline-style="solid" style:text-underline-width="auto" style:text-underline-color="font-color" style:font-name-complex="BABEL Unicode" style:font-size-complex="12pt" style:font-style-complex="normal" style:font-weight-complex="normal"/>
    </style:style>
    <style:style style:name="T192" style:family="text">
      <style:text-properties fo:letter-spacing="-0.0854in" style:font-name-complex="BABEL Unicode" style:font-size-complex="12pt"/>
    </style:style>
    <style:style style:name="T193" style:family="text">
      <style:text-properties fo:letter-spacing="-0.0854in" style:font-name-complex="BABEL Unicode" style:font-size-complex="12pt" style:font-style-complex="normal" style:font-weight-complex="normal"/>
    </style:style>
    <style:style style:name="T194" style:family="text">
      <style:text-properties fo:letter-spacing="0.0063in" style:font-name-complex="Times New Roman1" style:font-size-complex="14pt" style:font-style-complex="normal" style:font-weight-complex="normal"/>
    </style:style>
    <style:style style:name="T195" style:family="text">
      <style:text-properties fo:letter-spacing="0.0063in" style:text-underline-style="solid" style:text-underline-width="auto" style:text-underline-color="font-color" style:font-name-complex="Times New Roman1" style:font-size-complex="14pt" style:font-style-complex="normal" style:font-weight-complex="normal"/>
    </style:style>
    <style:style style:name="T196" style:family="text">
      <style:text-properties fo:letter-spacing="0.0055in" style:text-underline-style="solid" style:text-underline-width="auto" style:text-underline-color="font-color" style:font-name-complex="Times New Roman1" style:font-size-complex="14pt" style:font-style-complex="normal" style:font-weight-complex="normal"/>
    </style:style>
    <style:style style:name="T197" style:family="text">
      <style:text-properties fo:letter-spacing="-0.0508in" style:text-underline-style="solid" style:text-underline-width="auto" style:text-underline-color="font-color" style:font-name-complex="BABEL Unicode" style:font-size-complex="12pt" style:font-style-complex="normal" style:font-weight-complex="normal"/>
    </style:style>
    <style:style style:name="T198" style:family="text">
      <style:text-properties fo:letter-spacing="-0.0508in" style:font-name-complex="BABEL Unicode" style:font-size-complex="12pt" style:font-style-complex="normal" style:font-weight-complex="normal"/>
    </style:style>
    <style:style style:name="T199" style:family="text">
      <style:text-properties fo:letter-spacing="0.0035in" style:text-underline-style="solid" style:text-underline-width="auto" style:text-underline-color="font-color" style:font-name-complex="BABEL Unicode" style:font-size-complex="12pt" style:font-style-complex="normal" style:font-weight-complex="normal"/>
    </style:style>
    <style:style style:name="T200" style:family="text">
      <style:text-properties fo:letter-spacing="-0.0925in" style:text-underline-style="solid" style:text-underline-width="auto" style:text-underline-color="font-color" style:font-name-complex="BABEL Unicode" style:font-size-complex="12pt" style:font-style-complex="normal" style:font-weight-complex="normal"/>
    </style:style>
    <style:style style:name="T201" style:family="text">
      <style:text-properties fo:letter-spacing="0.0075in" style:text-underline-style="solid" style:text-underline-width="auto" style:text-underline-color="font-color" style:font-name-complex="Times New Roman1" style:font-size-complex="14pt" style:font-style-complex="normal" style:font-weight-complex="normal"/>
    </style:style>
    <style:style style:name="T202" style:family="text">
      <style:text-properties fo:letter-spacing="0.0075in" style:text-underline-style="solid" style:text-underline-width="auto" style:text-underline-color="font-color" style:font-name-complex="BABEL Unicode" style:font-size-complex="12pt" style:font-style-complex="normal" style:font-weight-complex="normal"/>
    </style:style>
    <style:style style:name="T203" style:family="text">
      <style:text-properties fo:letter-spacing="0.0075in" style:font-name-complex="Times New Roman1" style:font-size-complex="14pt" style:font-style-complex="normal" style:font-weight-complex="normal"/>
    </style:style>
    <style:style style:name="T204" style:family="text">
      <style:text-properties fo:letter-spacing="0.0075in" style:font-name-complex="BABEL Unicode" style:font-size-complex="12pt" style:font-style-complex="normal" style:font-weight-complex="normal"/>
    </style:style>
    <style:style style:name="T205" style:family="text">
      <style:text-properties fo:letter-spacing="-0.1043in" style:text-underline-style="solid" style:text-underline-width="auto" style:text-underline-color="font-color" style:font-name-complex="BABEL Unicode" style:font-size-complex="12pt" style:font-style-complex="normal" style:font-weight-complex="normal"/>
    </style:style>
    <style:style style:name="T206" style:family="text">
      <style:text-properties fo:letter-spacing="-0.0063in" style:font-name-complex="Times New Roman1" style:font-size-complex="14pt" style:font-style-complex="normal" style:font-weight-complex="normal"/>
    </style:style>
    <style:style style:name="T207" style:family="text">
      <style:text-properties fo:letter-spacing="-0.0917in" style:font-name-complex="BABEL Unicode" style:font-size-complex="12pt" style:font-style-complex="normal" style:font-weight-complex="normal"/>
    </style:style>
    <style:style style:name="T208" style:family="text">
      <style:text-properties fo:letter-spacing="-0.0252in" style:font-name-complex="BABEL Unicode" style:font-size-complex="12pt" style:font-style-complex="normal" style:font-weight-complex="normal"/>
    </style:style>
    <style:style style:name="T209" style:family="text">
      <style:text-properties fo:letter-spacing="-0.0252in" style:font-name-complex="Times New Roman1" style:font-size-complex="14pt" style:font-style-complex="normal" style:font-weight-complex="normal"/>
    </style:style>
    <style:style style:name="T210" style:family="text">
      <style:text-properties fo:letter-spacing="-0.0626in" style:font-name-complex="BABEL Unicode" style:font-size-complex="12pt"/>
    </style:style>
    <style:style style:name="T211" style:family="text">
      <style:text-properties fo:letter-spacing="-0.0626in" style:font-name-complex="BABEL Unicode" style:font-size-complex="12pt" style:font-style-complex="normal" style:font-weight-complex="normal"/>
    </style:style>
    <style:style style:name="T212" style:family="text">
      <style:text-properties fo:letter-spacing="-0.0673in" style:font-name-complex="BABEL Unicode" style:font-size-complex="12pt" style:font-style-complex="normal" style:font-weight-complex="normal"/>
    </style:style>
    <style:style style:name="T213" style:family="text">
      <style:text-properties fo:letter-spacing="-0.0673in" style:text-underline-style="solid" style:text-underline-width="auto" style:text-underline-color="font-color" style:font-name-complex="BABEL Unicode" style:font-size-complex="12pt" style:font-style-complex="normal" style:font-weight-complex="normal"/>
    </style:style>
    <style:style style:name="T214" style:family="text">
      <style:text-properties fo:letter-spacing="-0.0445in" style:font-name-complex="BABEL Unicode" style:font-size-complex="12pt" style:font-style-complex="normal" style:font-weight-complex="normal"/>
    </style:style>
    <style:style style:name="T215" style:family="text">
      <style:text-properties fo:letter-spacing="-0.0709in" style:font-name-complex="BABEL Unicode" style:font-size-complex="12pt" style:font-style-complex="normal" style:font-weight-complex="normal"/>
    </style:style>
    <style:style style:name="T216" style:family="text">
      <style:text-properties fo:letter-spacing="-0.0457in" style:font-name-complex="BABEL Unicode" style:font-size-complex="12pt" style:font-style-complex="normal" style:font-weight-complex="normal"/>
    </style:style>
    <style:style style:name="T217" style:family="text">
      <style:text-properties fo:letter-spacing="-0.1181in" style:font-name-complex="BABEL Unicode" style:font-size-complex="12pt" style:font-style-complex="normal" style:font-weight-complex="normal"/>
    </style:style>
    <style:style style:name="T218" style:family="text">
      <style:text-properties fo:letter-spacing="-0.0839in" style:font-name-complex="BABEL Unicode" style:font-size-complex="12pt"/>
    </style:style>
    <style:style style:name="T219" style:family="text">
      <style:text-properties fo:letter-spacing="-0.0016in" style:font-name-complex="BABEL Unicode" style:font-size-complex="12pt" style:font-style-complex="normal" style:font-weight-complex="normal"/>
    </style:style>
    <style:style style:name="T220" style:family="text">
      <style:text-properties fo:letter-spacing="-0.0016in" style:font-name-complex="Times New Roman1" style:font-size-complex="14pt" style:font-style-complex="normal" style:font-weight-complex="normal"/>
    </style:style>
    <style:style style:name="T221" style:family="text">
      <style:text-properties fo:letter-spacing="-0.0075in"/>
    </style:style>
    <style:style style:name="T222" style:family="text">
      <style:text-properties fo:letter-spacing="-0.0075in" style:text-underline-style="solid" style:text-underline-width="auto" style:text-underline-color="font-color" style:font-name-complex="Times New Roman1" style:font-size-complex="14pt" style:font-style-complex="normal" style:font-weight-complex="normal"/>
    </style:style>
    <style:style style:name="T223" style:family="text">
      <style:text-properties fo:letter-spacing="-0.0827in" style:text-underline-style="solid" style:text-underline-width="auto" style:text-underline-color="font-color" style:font-name-complex="BABEL Unicode" style:font-size-complex="12pt" style:font-style-complex="normal" style:font-weight-complex="normal"/>
    </style:style>
    <style:style style:name="T224" style:family="text">
      <style:text-properties fo:letter-spacing="-0.1118in" style:font-name-complex="BABEL Unicode" style:font-size-complex="12pt" style:font-style-complex="normal" style:font-weight-complex="normal"/>
    </style:style>
    <style:style style:name="T225" style:family="text">
      <style:text-properties fo:letter-spacing="-0.0437in" style:font-name-complex="BABEL Unicode" style:font-size-complex="12pt" style:font-style-complex="normal" style:font-weight-complex="normal"/>
    </style:style>
    <style:style style:name="T226" style:family="text">
      <style:text-properties fo:letter-spacing="-0.111in" style:font-name-complex="BABEL Unicode" style:font-size-complex="12pt" style:font-style-complex="normal" style:font-weight-complex="normal"/>
    </style:style>
    <style:style style:name="T227" style:family="text">
      <style:text-properties fo:letter-spacing="0.0091in" style:font-name-complex="Times New Roman1" style:font-size-complex="14pt" style:font-style-complex="normal" style:font-weight-complex="normal"/>
    </style:style>
    <style:style style:name="T228" style:family="text">
      <style:text-properties fo:letter-spacing="-0.0398in" style:font-name-complex="BABEL Unicode" style:font-size-complex="12pt" style:font-style-complex="normal" style:font-weight-complex="normal"/>
    </style:style>
    <style:style style:name="T229" style:family="text">
      <style:text-properties fo:letter-spacing="-0.0398in" style:text-underline-style="solid" style:text-underline-width="auto" style:text-underline-color="font-color" style:font-name-complex="BABEL Unicode" style:font-size-complex="12pt" style:font-style-complex="normal" style:font-weight-complex="normal"/>
    </style:style>
    <style:style style:name="T230" style:family="text">
      <style:text-properties fo:letter-spacing="0.0209in" style:text-underline-style="solid" style:text-underline-width="auto" style:text-underline-color="font-color" style:font-name-complex="Times New Roman1" style:font-size-complex="14pt" style:font-style-complex="normal" style:font-weight-complex="normal"/>
    </style:style>
    <style:style style:name="T231" style:family="text">
      <style:text-properties style:font-name="Georgia" fo:font-size="8pt" fo:font-style="italic"/>
    </style:style>
    <style:style style:name="T232" style:family="text">
      <style:text-properties style:font-name="Georgia" fo:font-size="8pt" fo:letter-spacing="-0.0028in" fo:font-style="italic"/>
    </style:style>
    <style:style style:name="T233" style:family="text">
      <style:text-properties style:font-name="Georgia" fo:font-size="8pt" fo:letter-spacing="0.0028in" fo:font-style="italic"/>
    </style:style>
    <style:style style:name="T234" style:family="text">
      <style:text-properties style:font-name="LM Roman 8" fo:font-size="8pt"/>
    </style:style>
    <style:style style:name="T235" style:family="text">
      <style:text-properties fo:letter-spacing="0.0929in"/>
    </style:style>
    <style:style style:name="T236" style:family="text">
      <style:text-properties fo:letter-spacing="-0.0693in" style:font-name-complex="BABEL Unicode" style:font-size-complex="12pt" style:font-style-complex="normal" style:font-weight-complex="normal"/>
    </style:style>
    <style:style style:name="T237" style:family="text">
      <style:text-properties fo:letter-spacing="-0.061in" style:font-name-complex="BABEL Unicode" style:font-size-complex="12pt" style:font-style-complex="normal" style:font-weight-complex="normal"/>
    </style:style>
    <style:style style:name="T238" style:family="text">
      <style:text-properties fo:letter-spacing="-0.0929in" style:font-name-complex="BABEL Unicode" style:font-size-complex="12pt" style:font-style-complex="normal" style:font-weight-complex="normal"/>
    </style:style>
    <style:style style:name="T239" style:family="text">
      <style:text-properties fo:letter-spacing="-0.0165in" style:font-name-complex="BABEL Unicode" style:font-size-complex="12pt" style:font-style-complex="normal" style:font-weight-complex="normal"/>
    </style:style>
    <style:style style:name="T240" style:family="text">
      <style:text-properties fo:letter-spacing="-0.0165in" style:font-name-complex="Times New Roman1" style:font-size-complex="14pt" style:font-style-complex="normal" style:font-weight-complex="normal"/>
    </style:style>
    <style:style style:name="T241" style:family="text">
      <style:text-properties fo:letter-spacing="-0.0571in" style:font-name-complex="BABEL Unicode" style:font-size-complex="12pt" style:font-style-complex="normal" style:font-weight-complex="normal"/>
    </style:style>
    <style:style style:name="T242" style:family="text">
      <style:text-properties fo:letter-spacing="-0.0772in" style:font-name-complex="BABEL Unicode" style:font-size-complex="12pt" style:font-style-complex="normal" style:font-weight-complex="normal"/>
    </style:style>
    <style:style style:name="T243" style:family="text">
      <style:text-properties fo:letter-spacing="-0.0811in" style:font-name-complex="BABEL Unicode" style:font-size-complex="12pt" style:font-style-complex="normal" style:font-weight-complex="normal"/>
    </style:style>
    <style:style style:name="T244" style:family="text">
      <style:text-properties fo:letter-spacing="-0.0173in" style:font-name-complex="BABEL Unicode" style:font-size-complex="12pt" style:font-style-complex="normal" style:font-weight-complex="normal"/>
    </style:style>
    <style:style style:name="T245" style:family="text">
      <style:text-properties fo:letter-spacing="-0.0173in" style:font-name-complex="Times New Roman1" style:font-size-complex="12pt" style:font-style-complex="normal" style:font-weight-complex="normal"/>
    </style:style>
    <style:style style:name="T246" style:family="text">
      <style:text-properties fo:letter-spacing="-0.011in" style:font-name-complex="Times New Roman1" style:font-size-complex="14pt" style:font-style-complex="normal" style:font-weight-complex="normal"/>
    </style:style>
    <style:style style:name="T247" style:family="text">
      <style:text-properties fo:letter-spacing="-0.0937in" style:font-name-complex="BABEL Unicode" style:font-size-complex="12pt" style:font-style-complex="normal" style:font-weight-complex="normal"/>
    </style:style>
    <style:style style:name="T248" style:family="text">
      <style:text-properties fo:letter-spacing="-0.0744in" style:font-name-complex="BABEL Unicode" style:font-size-complex="12pt" style:font-style-complex="normal" style:font-weight-complex="normal"/>
    </style:style>
    <style:style style:name="T249" style:family="text">
      <style:text-properties fo:letter-spacing="-0.0256in" style:font-name-complex="BABEL Unicode" style:font-size-complex="12pt" style:font-style-complex="normal" style:font-weight-complex="normal"/>
    </style:style>
    <style:style style:name="T250" style:family="text">
      <style:text-properties fo:letter-spacing="-0.0882in" style:font-name-complex="BABEL Unicode" style:font-size-complex="12pt" style:font-style-complex="normal" style:font-weight-complex="normal"/>
    </style:style>
    <style:style style:name="T251" style:family="text">
      <style:text-properties fo:letter-spacing="-0.0634in" style:font-name-complex="BABEL Unicode" style:font-size-complex="12pt" style:font-style-complex="normal" style:font-weight-complex="normal"/>
    </style:style>
    <style:style style:name="T252" style:family="text">
      <style:text-properties fo:letter-spacing="-0.0154in" style:font-name-complex="BABEL Unicode" style:font-size-complex="12pt" style:font-style-complex="normal" style:font-weight-complex="normal"/>
    </style:style>
    <style:style style:name="T253" style:family="text">
      <style:text-properties fo:letter-spacing="-0.0835in" style:font-name-complex="BABEL Unicode" style:font-size-complex="12pt" style:font-style-complex="normal" style:font-weight-complex="normal"/>
    </style:style>
    <style:style style:name="T254" style:family="text">
      <style:text-properties fo:letter-spacing="-0.0319in" style:font-name-complex="BABEL Unicode" style:font-size-complex="12pt" style:font-style-complex="normal" style:font-weight-complex="normal"/>
    </style:style>
    <style:style style:name="T255" style:family="text">
      <style:text-properties fo:letter-spacing="-0.0319in" style:text-underline-style="solid" style:text-underline-width="auto" style:text-underline-color="font-color" style:font-name-complex="BABEL Unicode" style:font-size-complex="12pt" style:font-style-complex="normal" style:font-weight-complex="normal"/>
    </style:style>
    <style:style style:name="T256" style:family="text">
      <style:text-properties fo:letter-spacing="-0.0283in" style:font-name-complex="BABEL Unicode" style:font-size-complex="12pt" style:font-style-complex="normal" style:font-weight-complex="normal"/>
    </style:style>
    <style:style style:name="T257" style:family="text">
      <style:text-properties fo:letter-spacing="-0.0354in" style:font-name-complex="BABEL Unicode" style:font-size-complex="12pt" style:font-style-complex="normal" style:font-weight-complex="normal"/>
    </style:style>
    <style:style style:name="T258" style:family="text">
      <style:text-properties fo:letter-spacing="-0.0528in" style:font-name-complex="BABEL Unicode" style:font-size-complex="12pt" style:font-style-complex="normal" style:font-weight-complex="normal"/>
    </style:style>
    <style:style style:name="T259" style:family="text">
      <style:text-properties fo:letter-spacing="-0.0681in" style:font-name-complex="BABEL Unicode" style:font-size-complex="12pt" style:font-style-complex="normal" style:font-weight-complex="normal"/>
    </style:style>
    <style:style style:name="T260" style:family="text">
      <style:text-properties fo:letter-spacing="-0.0362in" style:font-name-complex="BABEL Unicode" style:font-size-complex="12pt" style:font-style-complex="normal" style:font-weight-complex="normal"/>
    </style:style>
    <style:style style:name="T261" style:family="text">
      <style:text-properties fo:letter-spacing="0.0134in" style:font-name-complex="Times New Roman1" style:font-size-complex="14pt" style:font-style-complex="normal" style:font-weight-complex="normal"/>
    </style:style>
    <style:style style:name="T262" style:family="text">
      <style:text-properties fo:letter-spacing="0.0201in" style:font-name-complex="Times New Roman1" style:font-size-complex="14pt" style:font-style-complex="normal" style:font-weight-complex="normal"/>
    </style:style>
    <style:style style:name="T263" style:family="text">
      <style:text-properties fo:letter-spacing="0.0083in" style:font-name-complex="Times New Roman1" style:font-size-complex="14pt" style:font-style-complex="normal" style:font-weight-complex="normal"/>
    </style:style>
    <style:style style:name="T264" style:family="text">
      <style:text-properties fo:letter-spacing="-0.089in" style:font-name-complex="BABEL Unicode" style:font-size-complex="12pt" style:font-style-complex="normal" style:font-weight-complex="normal"/>
    </style:style>
    <style:style style:name="T265" style:family="text">
      <style:text-properties fo:letter-spacing="-0.1071in" style:font-name-complex="BABEL Unicode" style:font-size-complex="12pt" style:font-style-complex="normal" style:font-weight-complex="normal"/>
    </style:style>
    <style:style style:name="T266" style:family="text">
      <style:text-properties fo:letter-spacing="-0.0756in" style:font-name-complex="BABEL Unicode" style:font-size-complex="12pt" style:font-style-complex="normal" style:font-weight-complex="normal"/>
    </style:style>
    <style:style style:name="T267" style:family="text">
      <style:text-properties fo:letter-spacing="-0.0228in" style:font-name-complex="BABEL Unicode" style:font-size-complex="12pt" style:font-style-complex="normal" style:font-weight-complex="normal"/>
    </style:style>
    <style:style style:name="T268" style:family="text">
      <style:text-properties fo:letter-spacing="-0.0236in" style:font-name-complex="Times New Roman1" style:font-size-complex="12pt" style:font-style-complex="normal" style:font-weight-complex="normal"/>
    </style:style>
    <style:style style:name="T269" style:family="text">
      <style:text-properties fo:letter-spacing="-0.0236in" style:font-name-complex="BABEL Unicode" style:font-size-complex="12pt"/>
    </style:style>
    <style:style style:name="T270" style:family="text">
      <style:text-properties fo:letter-spacing="-0.0575in" style:font-name-complex="BABEL Unicode" style:font-size-complex="12pt" style:font-style-complex="normal" style:font-weight-complex="normal"/>
    </style:style>
    <style:style style:name="T271" style:family="text">
      <style:text-properties fo:letter-spacing="-0.0327in" style:font-name-complex="BABEL Unicode" style:font-size-complex="12pt" style:font-style-complex="normal" style:font-weight-complex="normal"/>
    </style:style>
    <style:style style:name="T272" style:family="text">
      <style:text-properties fo:letter-spacing="-0.0409in" style:font-name-complex="BABEL Unicode" style:font-size-complex="12pt" style:font-style-complex="normal" style:font-weight-complex="normal"/>
    </style:style>
    <style:style style:name="T273" style:family="text">
      <style:text-properties fo:letter-spacing="-0.1091in" style:text-underline-style="solid" style:text-underline-width="auto" style:text-underline-color="font-color" style:font-name-complex="BABEL Unicode" style:font-size-complex="12pt" style:font-style-complex="normal" style:font-weight-complex="normal"/>
    </style:style>
    <style:style style:name="T274" style:family="text">
      <style:text-properties fo:letter-spacing="-0.0098in"/>
    </style:style>
    <style:style style:name="T275" style:family="text">
      <style:text-properties fo:letter-spacing="-0.0543in" style:font-name-complex="BABEL Unicode" style:font-size-complex="12pt"/>
    </style:style>
    <style:style style:name="fr1" style:family="graphic" style:parent-style-name="Graphics">
      <style:graphic-properties fo:margin-left="4.1854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1.261in" fo:margin-right="0in" fo:margin-top="0.67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4.1634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4.1272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2.1335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2.5346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2.098in" fo:margin-right="0in" fo:margin-top="0.3146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3.3591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1.9909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1.9909in" fo:margin-right="0in" fo:margin-top="0.3181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2.4854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2.9992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2.9992in" fo:margin-right="0in" fo:margin-top="0.2457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3.3465in" fo:margin-right="0in" fo:margin-top="0.2457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4.0673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3.6098in" fo:margin-right="0in" fo:margin-top="0.2709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3.9291in" fo:margin-right="0in" fo:margin-top="0.4492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5.9098in" fo:margin-right="0in" fo:margin-top="0.2457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5.9098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6.3752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6.3752in" fo:margin-right="0in" fo:margin-top="0.2709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6.5807in" fo:margin-right="0in" fo:margin-top="0.4252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4.7425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2.0319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2.0319in" fo:margin-right="0in" fo:margin-top="0.3181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2.6102in" fo:margin-right="0in" fo:margin-top="0.0154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3.2902in" fo:margin-right="0in" fo:margin-top="0.4272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3.7236in" fo:margin-right="0in" fo:margin-top="0.4264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4.011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4.3339in" fo:margin-right="0in" fo:margin-top="0.42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5.0425in" fo:margin-right="0in" fo:margin-top="0.4516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5.7953in" fo:margin-right="0in" fo:margin-top="0.2709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4.4839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5.7953in" fo:margin-right="0in" fo:margin-top="0.3146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2.3193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1.8146in" fo:margin-right="0in" fo:margin-top="0.339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3.0819in" fo:margin-right="0in" fo:margin-top="0.011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4.0654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1.8146in" fo:margin-right="0in" fo:margin-top="0.3193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2.0252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fo:margin-left="2.7575in" fo:margin-right="0in" fo:margin-top="0.0161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3" style:family="graphic" style:parent-style-name="Graphics">
      <style:graphic-properties fo:margin-left="1.2752in" fo:margin-right="0in" fo:margin-top="0.2201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ext:p text:style-name="P3"><text:s/></text:p>
      <text:p text:style-name="P7"><text:s/></text:p>
      <text:p text:style-name="P29"><text:span text:style-name="T2">L'hébreu biblique </text:span><text:span text:style-name="T4">Beth Essentiae </text:span><text:span text:style-name="T2">: marqueur de prédicat</text:span></text:p>
      <text:p text:style-name="P30"><text:span text:style-name="T3">Jacques EJ Boulet Université de </text:span><text:span text:style-name="T5">Toronto</text:span></text:p>
      <text:p text:style-name="P31">Colloque HH Bingham dans le Nouveau Testament, Hamilton, ON 15 juin 2018</text:p>
      <text:p text:style-name="P3"><text:s/></text:p>
      <text:p text:style-name="P9"><text:s/></text:p>
      <text:p text:style-name="P32">Abstrait</text:p>
      <text:p text:style-name="P33"><text:span text:style-name="T61">La préposition beth hébreu biblique (BH) est utilisée avec une </text:span><text:span text:style-name="T62">gamme </text:span><text:span text:style-name="T61">surprenante de significations. Un familier utilisation de la préposition est traditionnellement appelé </text:span><text:span text:style-name="T63">le</text:span></text:p>
      <text:p text:style-name="P34"><text:span text:style-name="T67">b </text:span><text:span text:style-name="T65">eth essentiae </text:span><text:span text:style-name="T66">. L' exemple standard est Ex </text:span><text:span text:style-name="T68">o </text:span><text:span text:style-name="T66">d 18: 4: </text:span><text:span text:style-name="T106">֔ </text:span><text:span text:style-name="T111">ר </text:span><text:span text:style-name="T106">י</text:span><text:span text:style-name="T115"> </text:span><text:span text:style-name="T106">ִ</text:span><text:span text:style-name="T116"> </text:span><text:span text:style-name="T106">ְ </text:span><text:span text:style-name="T118">ז</text:span><text:span text:style-name="T60"> </text:span><text:span text:style-name="T121">ע</text:span><text:span text:style-name="T106">בּ</text:span><text:span text:style-name="T115"> </text:span><text:span text:style-name="T106">ב י </text:span><text:span text:style-name="T126">֙</text:span><text:span text:style-name="T106">אָ</text:span><text:span text:style-name="T128"> </text:span><text:span text:style-name="T106">ֵ </text:span><text:span text:style-name="T130">ה </text:span><text:span text:style-name="T106">י</text:span><text:span text:style-name="T132"> </text:span><text:span text:style-name="T93">t</text:span><text:span text:style-name="T121">י־ א</text:span><text:span text:style-name="T133">כּ</text:span><text:span text:style-name="T106">ֽ</text:span><text:span text:style-name="T104"> <text:s/></text:span><text:span text:style-name="T66">'fo r</text:span></text:p>
      <text:p text:style-name="P35"><text:span text:style-name="T66">le Dieu de </text:span><text:span text:style-name="T69">mon </text:span><text:span text:style-name="T66">père (est) </text:span><text:span text:style-name="T69">mon </text:span><text:span text:style-name="T70">aide. </text:span><text:span text:style-name="T66">La plupart des chercheurs conviennent que cet usage </text:span><text:span text:style-name="T70">de </text:span><text:span text:style-name="T66">beth marque une équivalence ou une prédication, l'exception notable étant </text:span><text:span text:style-name="T69">Whitley </text:span><text:span text:style-name="T66">(1972). Le but de cet article est de fournir une analyse syntaxique </text:span><text:span text:style-name="T69">qui </text:span><text:span text:style-name="T66">supporte l'opinion majoritaire et de répondre aux </text:span><text:span text:style-name="T71">deux </text:span><text:span text:style-name="T66">contre-arguments les plus importants de Whitley , à savoir que beth n'est pas nécessaire comme marqueur de prédication puisque BH autorise les clauses de copule nulles et que la cooccurrence de beth avec le verbe </text:span><text:span text:style-name="T106">היה</text:span><text:span text:style-name="T136"> </text:span><text:span text:style-name="T66">montre que beth doit </text:span><text:span text:style-name="T72">avoir </text:span><text:span text:style-name="T66">une autre fonction ou bien </text:span><text:span text:style-name="T73">être </text:span><text:span text:style-name="T66">pléonastique. </text:span><text:span text:style-name="T69">En travaillant </text:span><text:span text:style-name="T66">dans le cadre du minimalisme génératif, je propose que </text:span><text:span text:style-name="T71">le </text:span><text:span text:style-name="T66">beth essentiae soit un marqueur </text:span><text:span text:style-name="T69">ouvert </text:span><text:span text:style-name="T66">(facultatif) de prédication, à la fois dans les clauses copulaires et dans les prédicats secondaires (voir Jenni 1997; cf. Joüon 1947). </text:span><text:span text:style-name="T74">Vantes </text:span><text:span text:style-name="T66">Lowing </text:span><text:span text:style-name="T69">Bowers </text:span><text:span text:style-name="T66">(1993, 2001), je vous présente </text:span><text:span text:style-name="T69">mon </text:span><text:span text:style-name="T66">cas , en utilisant une approche unifiée de la prédication. Chaque prédicat, si un verbe principal, une copule nulle, ou un </text:span><text:span text:style-name="T72">sec- </text:span><text:span text:style-name="T66">secon- prédicat, peut </text:span><text:span text:style-name="T73">être </text:span><text:span text:style-name="T66">représenté en utilisant une fonction prédicat projection </text:span><text:span text:style-name="T71">PrP. </text:span><text:span text:style-name="T66">Dans ce modèle, beth est la réalisation </text:span><text:span text:style-name="T69">manifeste </text:span><text:span text:style-name="T66">de la tête fonctionnelle Pr. Cet argument syntaxique est pris en charge </text:span><text:span text:style-name="T69">par les </text:span><text:span text:style-name="T66">données inter-linguistiques de l' arabe, égyptien, et </text:span><text:soft-page-break/><text:span text:style-name="T66">écossais gaélique, tous de qui utilisent la préposition « en » pour marquer </text:span><text:span text:style-name="T75">un </text:span><text:span text:style-name="T66">predication dans spécifiques constructions .</text:span></text:p>
      <text:p text:style-name="P3"><text:s/><draw:frame draw:style-name="fr1" draw:name="Image1" text:anchor-type="char" svg:width="0.1807in" svg:height="0.361in" draw:z-index="0"><draw:image xlink:href="https://translate.googleusercontent.com/image_0.png" xlink:type="simple" xlink:show="embed" xlink:actuate="onLoad"/></draw:frame></text:p>
      <text:p text:style-name="Text_20_body"/>
      <text:p text:style-name="P3"><text:s/><draw:frame draw:style-name="fr2" draw:name="Image2" text:anchor-type="char" svg:width="7.972in" svg:height="0.361in" draw:z-index="1"><draw:image xlink:href="https://translate.googleusercontent.com/image_1.png" xlink:type="simple" xlink:show="embed" xlink:actuate="onLoad"/></draw:frame></text:p>
      <text:p text:style-name="P36">Contenu</text:p>
      <text:p text:style-name="P50"><text:span text:style-name="T140">1 </text:span><text:a xlink:type="simple" xlink:href="https://translate.googleusercontent.com/translate_f#_TOC_250007" text:style-name="Internet_20_link" text:visited-style-name="Visited_20_Internet_20_Link">Introduction </text:a><text:a xlink:type="simple" xlink:href="https://translate.googleusercontent.com/translate_f#_TOC_250007" text:style-name="Internet_20_link" text:visited-style-name="Visited_20_Internet_20_Link">1</text:a><text:span text:style-name="T143"> <text:s text:c="7"/></text:span><text:a xlink:type="simple" xlink:href="https://translate.googleusercontent.com/translate_f#_TOC_250007" text:style-name="Internet_20_link" text:visited-style-name="Visited_20_Internet_20_Link"><text:s text:c="13"/></text:a></text:p>
      <text:p text:style-name="P51"><text:span text:style-name="T9">2 </text:span><text:span text:style-name="T76">Bēth of </text:span><text:span text:style-name="T77">Predication </text:span><text:span text:style-name="T11">: </text:span><text:span text:style-name="T9">Définition et observations 2</text:span> <text:s text:c="20"/></text:p>
      <text:p text:style-name="P52"><text:span text:style-name="T140">3 </text:span><text:a xlink:type="simple" xlink:href="https://translate.googleusercontent.com/translate_f#_TOC_250006" text:style-name="Internet_20_link" text:visited-style-name="Visited_20_Internet_20_Link">'In' comme </text:a><text:a xlink:type="simple" xlink:href="https://translate.googleusercontent.com/translate_f#_TOC_250006" text:style-name="Internet_20_link" text:visited-style-name="Visited_20_Internet_20_Link">marqueur de </text:a><text:a xlink:type="simple" xlink:href="https://translate.googleusercontent.com/translate_f#_TOC_250006" text:style-name="Internet_20_link" text:visited-style-name="Visited_20_Internet_20_Link">prédicat </text:a><text:a xlink:type="simple" xlink:href="https://translate.googleusercontent.com/translate_f#_TOC_250006" text:style-name="Internet_20_link" text:visited-style-name="Visited_20_Internet_20_Link">multilingue </text:a><text:a xlink:type="simple" xlink:href="https://translate.googleusercontent.com/translate_f#_TOC_250006" text:style-name="Internet_20_link" text:visited-style-name="Visited_20_Internet_20_Link">3</text:a><text:span text:style-name="T143"> <text:s text:c="7"/></text:span><text:a xlink:type="simple" xlink:href="https://translate.googleusercontent.com/translate_f#_TOC_250006" text:style-name="Internet_20_link" text:visited-style-name="Visited_20_Internet_20_Link"><text:s text:c="13"/></text:a></text:p>
      <text:p text:style-name="P54"><text:span text:style-name="T140">4 </text:span><text:a xlink:type="simple" xlink:href="https://translate.googleusercontent.com/translate_f#_TOC_250005" text:style-name="Internet_20_link" text:visited-style-name="Visited_20_Internet_20_Link">Une approche syntaxique générative </text:a><text:a xlink:type="simple" xlink:href="https://translate.googleusercontent.com/translate_f#_TOC_250005" text:style-name="Internet_20_link" text:visited-style-name="Visited_20_Internet_20_Link">de la </text:a><text:a xlink:type="simple" xlink:href="https://translate.googleusercontent.com/translate_f#_TOC_250005" text:style-name="Internet_20_link" text:visited-style-name="Visited_20_Internet_20_Link">prédication </text:a><text:a xlink:type="simple" xlink:href="https://translate.googleusercontent.com/translate_f#_TOC_250005" text:style-name="Internet_20_link" text:visited-style-name="Visited_20_Internet_20_Link">3</text:a><text:span text:style-name="T143"> <text:s text:c="7"/></text:span><text:a xlink:type="simple" xlink:href="https://translate.googleusercontent.com/translate_f#_TOC_250005" text:style-name="Internet_20_link" text:visited-style-name="Visited_20_Internet_20_Link"><text:s text:c="13"/></text:a></text:p>
      <text:p text:style-name="P53"><text:span text:style-name="T140">5 </text:span><text:a xlink:type="simple" xlink:href="https://translate.googleusercontent.com/translate_f#_TOC_250004" text:style-name="Internet_20_link" text:visited-style-name="Visited_20_Internet_20_Link">Répondre aux </text:a><text:a xlink:type="simple" xlink:href="https://translate.googleusercontent.com/translate_f#_TOC_250004" text:style-name="Internet_20_link" text:visited-style-name="Visited_20_Internet_20_Link">contre </text:a><text:a xlink:type="simple" xlink:href="https://translate.googleusercontent.com/translate_f#_TOC_250004" text:style-name="Internet_20_link" text:visited-style-name="Visited_20_Internet_20_Link">- </text:a><text:a xlink:type="simple" xlink:href="https://translate.googleusercontent.com/translate_f#_TOC_250004" text:style-name="Internet_20_link" text:visited-style-name="Visited_20_Internet_20_Link">arguments </text:a><text:a xlink:type="simple" xlink:href="https://translate.googleusercontent.com/translate_f#_TOC_250004" text:style-name="Internet_20_link" text:visited-style-name="Visited_20_Internet_20_Link">de Whitley </text:a><text:a xlink:type="simple" xlink:href="https://translate.googleusercontent.com/translate_f#_TOC_250004" text:style-name="Internet_20_link" text:visited-style-name="Visited_20_Internet_20_Link">6</text:a><text:span text:style-name="T143"> <text:s text:c="7"/></text:span><text:a xlink:type="simple" xlink:href="https://translate.googleusercontent.com/translate_f#_TOC_250004" text:style-name="Internet_20_link" text:visited-style-name="Visited_20_Internet_20_Link"><text:s text:c="13"/></text:a></text:p>
      <text:p text:style-name="P56"><text:span text:style-name="T141">5.1 </text:span><text:a xlink:type="simple" xlink:href="https://translate.googleusercontent.com/translate_f#_TOC_250003" text:style-name="Internet_20_link" text:visited-style-name="Visited_20_Internet_20_Link">Marquage de prédication facultatif </text:a><text:a xlink:type="simple" xlink:href="https://translate.googleusercontent.com/translate_f#_TOC_250003" text:style-name="Internet_20_link" text:visited-style-name="Visited_20_Internet_20_Link">dans </text:a><text:a xlink:type="simple" xlink:href="https://translate.googleusercontent.com/translate_f#_TOC_250003" text:style-name="Internet_20_link" text:visited-style-name="Visited_20_Internet_20_Link">BH </text:a><text:a xlink:type="simple" xlink:href="https://translate.googleusercontent.com/translate_f#_TOC_250003" text:style-name="Internet_20_link" text:visited-style-name="Visited_20_Internet_20_Link">6</text:a><text:span text:style-name="T143"> <text:s text:c="8"/></text:span><text:a xlink:type="simple" xlink:href="https://translate.googleusercontent.com/translate_f#_TOC_250003" text:style-name="Internet_20_link" text:visited-style-name="Visited_20_Internet_20_Link"><text:s text:c="13"/></text:a></text:p>
      <text:p text:style-name="P57"><text:span text:style-name="T141">5.2 </text:span><text:a xlink:type="simple" xlink:href="https://translate.googleusercontent.com/translate_f#_TOC_250002" text:style-name="Internet_20_link" text:visited-style-name="Visited_20_Internet_20_Link">La BH </text:a><text:a xlink:type="simple" xlink:href="https://translate.googleusercontent.com/translate_f#_TOC_250002" text:style-name="Internet_20_link" text:visited-style-name="Visited_20_Internet_20_Link"><text:span text:style-name="T142">verbe </text:span></text:a><text:a xlink:type="simple" xlink:href="https://translate.googleusercontent.com/translate_f#_TOC_250002" text:style-name="Internet_20_link" text:visited-style-name="Visited_20_Internet_20_Link">« être » comme </text:a><text:a xlink:type="simple" xlink:href="https://translate.googleusercontent.com/translate_f#_TOC_250002" text:style-name="Internet_20_link" text:visited-style-name="Visited_20_Internet_20_Link">un </text:a><text:a xlink:type="simple" xlink:href="https://translate.googleusercontent.com/translate_f#_TOC_250002" text:style-name="Internet_20_link" text:visited-style-name="Visited_20_Internet_20_Link">auxiliaire </text:a><text:a xlink:type="simple" xlink:href="https://translate.googleusercontent.com/translate_f#_TOC_250002" text:style-name="Internet_20_link" text:visited-style-name="Visited_20_Internet_20_Link">7</text:a><text:span text:style-name="T143"> <text:s text:c="8"/></text:span><text:a xlink:type="simple" xlink:href="https://translate.googleusercontent.com/translate_f#_TOC_250002" text:style-name="Internet_20_link" text:visited-style-name="Visited_20_Internet_20_Link"><text:s text:c="13"/></text:a></text:p>
      <text:p text:style-name="P58"><text:span text:style-name="T141">5.3 </text:span><text:a xlink:type="simple" xlink:href="https://translate.googleusercontent.com/translate_f#_TOC_250001" text:style-name="Internet_20_link" text:visited-style-name="Visited_20_Internet_20_Link">'L'accent' est le produit de l' </text:a><text:a xlink:type="simple" xlink:href="https://translate.googleusercontent.com/translate_f#_TOC_250001" text:style-name="Internet_20_link" text:visited-style-name="Visited_20_Internet_20_Link">ordre des </text:a><text:a xlink:type="simple" xlink:href="https://translate.googleusercontent.com/translate_f#_TOC_250001" text:style-name="Internet_20_link" text:visited-style-name="Visited_20_Internet_20_Link"><text:span text:style-name="T142">mots </text:span></text:a><text:a xlink:type="simple" xlink:href="https://translate.googleusercontent.com/translate_f#_TOC_250001" text:style-name="Internet_20_link" text:visited-style-name="Visited_20_Internet_20_Link"><text:span text:style-name="T141">8</text:span></text:a><text:span text:style-name="T143"> <text:s text:c="8"/></text:span><text:a xlink:type="simple" xlink:href="https://translate.googleusercontent.com/translate_f#_TOC_250001" text:style-name="Internet_20_link" text:visited-style-name="Visited_20_Internet_20_Link"><text:s text:c="13"/></text:a></text:p>
      <text:p text:style-name="P55"><text:span text:style-name="T140">6 </text:span><text:a xlink:type="simple" xlink:href="https://translate.googleusercontent.com/translate_f#_TOC_250000" text:style-name="Internet_20_link" text:visited-style-name="Visited_20_Internet_20_Link">Conclusion </text:a><text:a xlink:type="simple" xlink:href="https://translate.googleusercontent.com/translate_f#_TOC_250000" text:style-name="Internet_20_link" text:visited-style-name="Visited_20_Internet_20_Link">10</text:a><text:span text:style-name="T143"> <text:s text:c="7"/></text:span><text:a xlink:type="simple" xlink:href="https://translate.googleusercontent.com/translate_f#_TOC_250000" text:style-name="Internet_20_link" text:visited-style-name="Visited_20_Internet_20_Link"><text:s text:c="13"/></text:a></text:p>
      <text:p text:style-name="P3"><text:s/><draw:frame draw:style-name="fr3" draw:name="Image3" text:anchor-type="char" svg:width="0.2362in" svg:height="0.361in" draw:z-index="2"><draw:image xlink:href="https://translate.googleusercontent.com/image_2.png" xlink:type="simple" xlink:show="embed" xlink:actuate="onLoad"/></draw:frame></text:p>
      <text:p text:style-name="Text_20_body"/>
      <text:p text:style-name="P3"><text:s/><draw:frame draw:style-name="fr2" draw:name="Image4" text:anchor-type="char" svg:width="7.972in" svg:height="0.361in" draw:z-index="3"><draw:image xlink:href="https://translate.googleusercontent.com/image_3.png" xlink:type="simple" xlink:show="embed" xlink:actuate="onLoad"/></draw:frame></text:p>
      <text:p text:style-name="P59"><text:span text:style-name="T39">1</text:span> <text:s text:c="12"/><text:bookmark text:name="_TOC_250007"/><text:span text:style-name="T39">introduction</text:span></text:p>
      <text:p text:style-name="P62"><text:span text:style-name="T3">La préposition </text:span><text:span text:style-name="T41">bēth de </text:span><text:span text:style-name="T3">l' hébreu biblique (BH) </text:span><text:span text:style-name="T40">, </text:span><text:span text:style-name="T3">qui a la signification de base «in», se produit avec une gamme surprenante de constructions et de connotations. Cette présentation se concentre étroitement sur l' utilisation traditionnellement appelé le </text:span><text:span text:style-name="T41">beth </text:span><text:span text:style-name="T4">essentiae </text:span><text:span text:style-name="T3">, mais qui a également été appelé </text:span><text:span text:style-name="T41">beth </text:span><text:span text:style-name="T4">de l' essence </text:span><text:span text:style-name="T3">, </text:span><text:span text:style-name="T41">beth </text:span><text:span text:style-name="T4">d'identité </text:span><text:span text:style-name="T3">, </text:span><text:span text:style-name="T41">beth </text:span><text:span text:style-name="T4">d' </text:span><text:span text:style-name="T41">équivalence </text:span><text:span text:style-name="T40">, </text:span><text:span text:style-name="T41">beth </text:span><text:span text:style-name="T4">de </text:span><text:span text:style-name="T43">prédication </text:span><text:span text:style-name="T42">, </text:span><text:span text:style-name="T3">et </text:span><text:span text:style-name="T4">pléonastique </text:span><text:span text:style-name="T41">beth </text:span><text:span text:style-name="T40">. </text:span><text:span text:style-name="T3">Les exemples classiques de ce </text:span><text:span text:style-name="T41">mois </text:span><text:span text:style-name="T3">sont les </text:span><text:span text:style-name="T41">Exodes </text:span><text:span text:style-name="T3">18: 4 et 6: 3, qui sont inclus dans votre document.</text:span></text:p>
      <text:p text:style-name="P68"><text:span text:style-name="T146">ָ </text:span><text:span text:style-name="T108">֖ </text:span><text:span text:style-name="T147">ח </text:span><text:span text:style-name="T108">ד א ִ </text:span><text:span text:style-name="T149">ל </text:span><text:span text:style-name="T123">י ע </text:span><text:span text:style-name="T108">֑ ֶ </text:span><text:span text:style-name="T152">ז </text:span><text:span text:style-name="T108">ר ֽ</text:span><text:span text:style-name="T153"> </text:span><text:span text:style-name="T104"><text:s text:c="2"/></text:span><text:span text:style-name="T155">כּ</text:span><text:span text:style-name="T123">י־ א</text:span><text:span text:style-name="T94">t</text:span><text:span text:style-name="T82"> </text:span><text:span text:style-name="T108">ֵ </text:span><text:span text:style-name="T157">ה </text:span><text:span text:style-name="T108">י</text:span><text:span text:style-name="T158"> </text:span><text:span text:style-name="T108">אָב י </text:span><text:span text:style-name="T160">֙ </text:span><text:span text:style-name="T145">ְ</text:span><text:span text:style-name="T124"> </text:span><text:span text:style-name="T161">בּ</text:span><text:span text:style-name="T163"> </text:span><text:span text:style-name="T145">ֶ </text:span><text:span text:style-name="T164">ע </text:span><text:span text:style-name="T145">ְ </text:span><text:span text:style-name="T166">ז </text:span><text:span text:style-name="T145">ִ ֔ </text:span><text:span text:style-name="T168">ר </text:span><text:span text:style-name="T170">י </text:span><text:span text:style-name="T108">ו ַ</text:span><text:span text:style-name="T138"> </text:span><text:span text:style-name="T172">יּ</text:span><text:span text:style-name="T173"> </text:span><text:span text:style-name="T108">ִ</text:span><text:span text:style-name="T149">צּ</text:span><text:span text:style-name="T173"> </text:span><text:span text:style-name="T108">ֵ ֖ </text:span><text:span text:style-name="T176">ל </text:span><text:span text:style-name="T108">ִ </text:span><text:span text:style-name="T177">נ </text:span><text:span text:style-name="T108">י מ ֶ ֥ </text:span><text:span text:style-name="T147">ח </text:span><text:span text:style-name="T108">ֶ </text:span><text:span text:style-name="T178">ר </text:span><text:span text:style-name="T108">ב</text:span><text:span text:style-name="T153"> </text:span><text:span text:style-name="T108">פּ</text:span><text:span text:style-name="T179"> </text:span><text:span text:style-name="T108">ְ </text:span><text:span text:style-name="T181">ר </text:span><text:span text:style-name="T108">ֽ ֹ </text:span><text:span text:style-name="T165">ע </text:span><text:span text:style-name="T108">ה׃</text:span><text:span text:style-name="T182"> </text:span><text:span text:style-name="T104"><text:s text:c="21"/></text:span><text:span text:style-name="T8">(1)</text:span><text:span text:style-name="T83"> </text:span><text:span text:style-name="T183">ו </text:span><text:span text:style-name="T108">ֵ ֥</text:span><text:span text:style-name="T184"> </text:span><text:span text:style-name="T185">שׁ</text:span><text:span text:style-name="T108">ם </text:span><text:span text:style-name="T186">ה </text:span><text:span text:style-name="T187">א</text:span></text:p>
      <text:p text:style-name="P70"><text:soft-page-break/><text:span text:style-name="T3">'… Et le nom de l'autre (fils) (était) Eliezer, parce que “Le Dieu de mon père </text:span><text:span text:style-name="T44">(est / était) mon aide </text:span><text:span text:style-name="T3">, et il m'a délivré de l'épée de Pharaon.” (Exode 18: 4)</text:span></text:p>
      <text:p text:style-name="P72"><text:span text:style-name="T188">א ל־אַב </text:span><text:span text:style-name="T108">ָ </text:span><text:span text:style-name="T178">ר </text:span><text:span text:style-name="T108">ָ ֛ </text:span><text:span text:style-name="T189">ה </text:span><text:span text:style-name="T108">ם א </text:span><text:span text:style-name="T123">ל־ י </text:span><text:span text:style-name="T108">ְ </text:span><text:span text:style-name="T162">צ </text:span><text:span text:style-name="T108">ָ ֥ </text:span><text:span text:style-name="T147">ח </text:span><text:span text:style-name="T108">ק ו ֶ ֽ </text:span><text:span text:style-name="T190">א </text:span><text:span text:style-name="T123">ל־ י ע </text:span><text:span text:style-name="T108">֖ ֹ </text:span><text:span text:style-name="T193">ק </text:span><text:span text:style-name="T108">ב </text:span><text:span text:style-name="T145">ְ</text:span><text:span text:style-name="T194"> </text:span><text:span text:style-name="T113">בּ</text:span><text:span text:style-name="T196"> </text:span><text:span text:style-name="T145">ֵ </text:span><text:span text:style-name="T197">א </text:span><text:span text:style-name="T199">֣ </text:span><text:span text:style-name="T96">ì </text:span><text:span text:style-name="T145">ַ</text:span><text:span text:style-name="T129"> </text:span><text:span text:style-name="T144"><text:s text:c="2"/></text:span><text:span text:style-name="T200">שׁ</text:span><text:span text:style-name="T195"> </text:span><text:span text:style-name="T145">ָ ֑</text:span><text:span text:style-name="T201"> </text:span><text:span text:style-name="T205">דּ</text:span><text:span text:style-name="T129"> </text:span><text:span text:style-name="T170">י</text:span><text:span text:style-name="T158"> </text:span><text:span text:style-name="T123">שׁ </text:span><text:span text:style-name="T108">וּ</text:span><text:span text:style-name="T206"> </text:span><text:span text:style-name="T108">ִ ֣ </text:span><text:span text:style-name="T207">מ </text:span><text:span text:style-name="T108">י י ה ֔ </text:span><text:span text:style-name="T167">ו </text:span><text:span text:style-name="T108">ה </text:span><text:span text:style-name="T94">ì </text:span><text:span text:style-name="T108">ֹ </text:span><text:span text:style-name="T208">א </text:span><text:span text:style-name="T108">נ</text:span><text:span text:style-name="T203"> </text:span><text:span text:style-name="T94">t</text:span><text:span text:style-name="T84"> </text:span><text:span text:style-name="T108">ַ </text:span><text:span text:style-name="T178">ד </text:span><text:span text:style-name="T108">ְ </text:span><text:span text:style-name="T211">ע </text:span><text:span text:style-name="T108">ִ</text:span><text:span text:style-name="T132"> </text:span><text:span text:style-name="T212">תּ</text:span><text:span text:style-name="T108">י</text:span><text:span text:style-name="T60"> </text:span><text:span text:style-name="T104"><text:s text:c="9"/></text:span><text:span text:style-name="T8">(2)</text:span><text:span text:style-name="T85"> </text:span><text:span text:style-name="T214">ו </text:span><text:span text:style-name="T108">ֵ </text:span><text:span text:style-name="T215">א </text:span><text:span text:style-name="T108">ָ </text:span><text:span text:style-name="T216">֗ </text:span><text:span text:style-name="T217">ר </text:span><text:span text:style-name="T216">א</text:span></text:p>
      <text:p text:style-name="P73"><text:span text:style-name="T192">ל </text:span><text:span text:style-name="T107">ֶ ֽ </text:span><text:span text:style-name="T218">ה </text:span><text:span text:style-name="T107">ם ׃</text:span></text:p>
      <text:p text:style-name="P74"><text:span text:style-name="T3">«Je suis apparu à Abraham, à Isaac et à Jacob </text:span><text:span text:style-name="T44">comme El Shaddai </text:span><text:span text:style-name="T3">. Mais (quant à) mon nom, Yahvé, je ne les connaissais pas (par lui). (Exode 6: 3)</text:span></text:p>
      <text:p text:style-name="P75"><text:span text:style-name="T3">La plupart des chercheurs qui </text:span><text:span text:style-name="T42">ont </text:span><text:span text:style-name="T3">traité cette utilisation de </text:span><text:span text:style-name="T41">bēth </text:span><text:span text:style-name="T3">reconnaissent sa fonction comme marquant une équivalence ou une prédication, et je vais donc y faire référence comme le </text:span><text:span text:style-name="T41">bēth </text:span><text:span text:style-name="T4">de la </text:span><text:span text:style-name="T43">prédication </text:span><text:span text:style-name="T42">. </text:span><text:span text:style-name="T3">Il y a </text:span><text:span text:style-name="T40">cependant </text:span><text:span text:style-name="T3">une voix dissidente notable. Dans un article de 1972, CF Whitley a fait valoir que comme un marqueur de predication </text:span><text:span text:style-name="T41">beth </text:span><text:span text:style-name="T3">serait </text:span><text:span text:style-name="T46">être </text:span><text:span text:style-name="T3">pléonastique. Il soutient, </text:span><text:span text:style-name="T40">contrairement </text:span><text:span text:style-name="T3">à Manross (1954), que ce </text:span><text:span text:style-name="T41">bēth </text:span><text:span text:style-name="T3">n'est pas une copule et ne doit pas </text:span><text:span text:style-name="T46">être </text:span><text:span text:style-name="T3">traduit </text:span><text:span text:style-name="T40">«est» </text:span><text:span text:style-name="T3">car il coïncide parfois avec le verbe </text:span><text:span text:style-name="T4">copulaire hāyâ </text:span><text:span text:style-name="T3">« </text:span><text:span text:style-name="T5">être». </text:span><text:span text:style-name="T3">De plus, étant donné que copule nul clauses sont largement attestés en Bosnie - Herzégovine, il fait valoir qu'il n'y a pas besoin d' un copular </text:span><text:span text:style-name="T41">beth </text:span><text:span text:style-name="T40">. </text:span><text:span text:style-name="T3">De l'avis de Whitley, les exemples classiques de </text:span><text:span text:style-name="T41">bēth </text:span><text:span text:style-name="T4">essentia </text:span><text:span text:style-name="T3">sont mieux compris comme un marqueur emphatique .</text:span></text:p>
      <text:p text:style-name="P76"><text:span text:style-name="T3">Dans </text:span><text:span text:style-name="T42">mon </text:span><text:span text:style-name="T3">article , je retiens l'opinion majoritaire, mais je </text:span><text:span text:style-name="T42">veux </text:span><text:span text:style-name="T3">à </text:span><text:span text:style-name="T40">payer </text:span><text:span text:style-name="T3">attention à ce que Whitley est remarqué. Aiguisé </text:span><text:span text:style-name="T42">par </text:span><text:span text:style-name="T3">sa critique, je cherche néanmoins à fournir une analyse syntaxique qui supporte le point de vue majoritaire. Je soutiens que la soi-disant <text:s/></text:span><text:span text:style-name="T41">bēth </text:span><text:span text:style-name="T4">essentia </text:span><text:span text:style-name="T3">est mieux considérée comme un marqueur du prédicat, et que cela peut </text:span><text:span text:style-name="T46">être </text:span><text:span text:style-name="T3">soutenu </text:span><text:span text:style-name="T42">par des </text:span><text:span text:style-name="T3">données provenant d'autres langues telles que l'arabe, l'égyptien et le gaélique écossais. </text:span><text:span text:style-name="T40">Suivant </text:span><text:span text:style-name="T3">l'approche générative de </text:span><text:span text:style-name="T40">Bowers </text:span><text:span text:style-name="T3">(1993, 2001), je soutiens que </text:span><text:span text:style-name="T40">les </text:span><text:span text:style-name="T3">attestations </text:span><text:span text:style-name="T40">pertinentes </text:span><text:span text:style-name="T3">de </text:span><text:span text:style-name="T41">bēth </text:span><text:span text:style-name="T3">sont </text:span><text:span text:style-name="T40">des </text:span><text:span text:style-name="T3">réalisations </text:span><text:span text:style-name="T40">manifestes </text:span><text:span text:style-name="T3">d' une tête de prédication fonctionnelle </text:span><text:span text:style-name="T42">Pr. </text:span><text:span text:style-name="T3">Bowers unifiée approche de prédication fait </text:span><text:span text:style-name="T46">bon </text:span><text:span text:style-name="T3">sens de l' </text:span><text:span text:style-name="T41">beth </text:span><text:span text:style-name="T4">de </text:span><text:span text:style-name="T43">predication </text:span><text:span text:style-name="T3">dans les clauses copular et secondaires prédications.</text:span></text:p>
      <text:p text:style-name="P77"><text:span text:style-name="T3">En réponse à Whitley objections, je soutiens qu'il n'y a pas de pléonasme quand </text:span><text:span text:style-name="T41">haya </text:span><text:span text:style-name="T3">et </text:span><text:span text:style-name="T41">beth </text:span><text:span text:style-name="T3">cooccur puisque chaque lexème ne fait servir une distincte fonction. Alors que </text:span><text:span text:style-name="T48">bēth </text:span><text:span text:style-name="T3">sert à marquer le prédicat, </text:span><text:span text:style-name="T4">hāyâ </text:span><text:span text:style-name="T3">est utilisé pour réaliser des caractéristiques autrement bloquées comme le passé ou le futur comme proposé </text:span><text:span text:style-name="T42">par </text:span><text:span text:style-name="T3">DeCaen (1999) et Cowper et DeCaen (2017). En ce qui concerne la comparaison entre les clauses nulles de copule et celles marquées</text:span></text:p>
      <text:p text:style-name="P3"><text:soft-page-break/><text:s/><draw:frame draw:style-name="fr4" draw:name="Image5" text:anchor-type="char" svg:width="0.3335in" svg:height="0.361in" draw:z-index="4"><draw:image xlink:href="https://translate.googleusercontent.com/image_4.png" xlink:type="simple" xlink:show="embed" xlink:actuate="onLoad"/></draw:frame></text:p>
      <text:p text:style-name="Text_20_body"/>
      <text:p text:style-name="P3"><text:s/><draw:frame draw:style-name="fr2" draw:name="Image6" text:anchor-type="char" svg:width="7.972in" svg:height="0.361in" draw:z-index="5"><draw:image xlink:href="https://translate.googleusercontent.com/image_5.png" xlink:type="simple" xlink:show="embed" xlink:actuate="onLoad"/></draw:frame></text:p>
      <text:p text:style-name="P3"><text:s/></text:p>
      <text:p text:style-name="P63"><text:span text:style-name="T3">avec </text:span><text:span text:style-name="T41">beth </text:span><text:span text:style-name="T40">, </text:span><text:span text:style-name="T3">je soutiens que l' existence de marqués zéro prédicats ne pas exclut sur le marquage explicite des prédicats avec </text:span><text:span text:style-name="T41">BETH </text:span><text:span text:style-name="T40">. </text:span><text:span text:style-name="T3">Le langage naturel est, après tout, rempli </text:span><text:span text:style-name="T40">de </text:span><text:span text:style-name="T3">redondance.</text:span></text:p>
      <text:p text:style-name="P10"><text:s/></text:p>
      <text:p text:style-name="P83"><text:span text:style-name="T38">2 </text:span><text:span text:style-name="T64">beth de </text:span><text:span text:style-name="T78">Prédication </text:span><text:span text:style-name="T50">: </text:span><text:span text:style-name="T38">Définition et </text:span><text:span text:style-name="T50">vations </text:span><text:span text:style-name="T38">tions</text:span> <text:s text:c="12"/><text:span text:style-name="T134"><text:s text:c="13"/></text:span></text:p>
      <text:p text:style-name="P64"><text:span text:style-name="T3">La notion de </text:span><text:span text:style-name="T41">bēth </text:span><text:span text:style-name="T4">de </text:span><text:span text:style-name="T43">prédication </text:span><text:span text:style-name="T3">étant bien établie, permettez-moi de commencer par quelques observations. Selon Charlesworth (1990, 69):</text:span></text:p>
      <text:p text:style-name="P85"><text:span text:style-name="T3">(3) "Le </text:span><text:span text:style-name="T41">bēth </text:span><text:span text:style-name="T4">essentiae </text:span><text:span text:style-name="T3">... est le </text:span><text:span text:style-name="T4">terminus technicus </text:span><text:span text:style-name="T3">pour un </text:span><text:span text:style-name="T41">bēth </text:span><text:span text:style-name="T3">composé préfixé à un prédicat (souvent un prédicat nominatif ou un adjectif prédicat), </text:span><text:span text:style-name="T49">et </text:span><text:span text:style-name="T3">dénotant la </text:span><text:span text:style-name="T42">qualité, l' </text:span><text:span text:style-name="T3">essence ou la caractéristique d'une chose ou d'une </text:span><text:span text:style-name="T42">personne."</text:span> <text:s text:c="7"/></text:p>
      <text:p text:style-name="P86"><text:span text:style-name="T40">On </text:span><text:span text:style-name="T46">peut </text:span><text:span text:style-name="T3">noter </text:span><text:span text:style-name="T52">deux </text:span><text:span text:style-name="T3">caractéristiques de cette définition . Tout d'abord, Charlesworth reconnaît que </text:span><text:span text:style-name="T41">bēth </text:span><text:span text:style-name="T3">ne fait pas lui-même partie du prédicat, mais y est plutôt préfixé. Deuxièmement, <text:s/></text:span><text:span text:style-name="T42">le <text:s/></text:span><text:span text:style-name="T41">bēth </text:span><text:span text:style-name="T4">de la </text:span><text:span text:style-name="T43">prédication </text:span><text:span text:style-name="T40">peut </text:span><text:span text:style-name="T3">marquer un prédicat soit dans les clauses copulaires sur le `` prédicat nominatif '' (voir (2) ci-dessus) soit dans les clauses verbales marquant un prédicat secondaire , c'est ainsi que j'ai compris la référence de Charlesworth à un `` </text:span><text:span text:style-name="T42">adjectif </text:span><text:span text:style-name="T3">prédicat </text:span><text:span text:style-name="T42">'. </text:span><text:span text:style-name="T40">Jenni </text:span><text:span text:style-name="T3">(1997, 186) le confirme, notant en outre que </text:span><text:span text:style-name="T41">bēth </text:span><text:span text:style-name="T40">peut </text:span><text:span text:style-name="T3">marquer ce que j'appelle des prédicats secondaires orientés sujet et objet, comme celui de l'exemple (4):</text:span></text:p>
      <text:p text:style-name="P95"><text:span text:style-name="T7">(4) SP orienté objet :</text:span> <text:s text:c="7"/></text:p>
      <text:p text:style-name="P3"><text:s/><draw:frame draw:style-name="fr4" draw:name="Image7" text:anchor-type="char" svg:width="0.3335in" svg:height="0.361in" draw:z-index="6"><draw:image xlink:href="https://translate.googleusercontent.com/image_6.png" xlink:type="simple" xlink:show="embed" xlink:actuate="onLoad"/></draw:frame></text:p>
      <text:p text:style-name="Text_20_body"/>
      <text:p text:style-name="P3"><text:s/><draw:frame draw:style-name="fr2" draw:name="Image8" text:anchor-type="char" svg:width="7.972in" svg:height="0.361in" draw:z-index="7"><draw:image xlink:href="https://translate.googleusercontent.com/image_7.png" xlink:type="simple" xlink:show="embed" xlink:actuate="onLoad"/></draw:frame></text:p>
      <text:p text:style-name="P7"><text:s/></text:p>
      <text:p text:style-name="P98">way-yibrāʾ</text:p>
      <text:p text:style-name="P8"/>
      <text:p text:style-name="P101"><text:span text:style-name="T7">ʾĔlōhîm </text:span><text:span text:style-name="T16">ʾet = hā-ʾādām</text:span></text:p>
      <text:p text:style-name="P102"><text:span text:style-name="T81"><text:line-break/></text:span><text:span text:style-name="T108">ָ </text:span><text:span text:style-name="T157">ה</text:span><text:span text:style-name="T108">אָד ם </text:span><text:span text:style-name="T160">֙ </text:span><text:span text:style-name="T145">ְ</text:span><text:span text:style-name="T124"> </text:span><text:span text:style-name="T113">בּ</text:span><text:span text:style-name="T222"> </text:span><text:span text:style-name="T145">ַ </text:span><text:span text:style-name="T223">צ </text:span><text:span text:style-name="T145">ְ </text:span><text:span text:style-name="T150">ל </text:span><text:span text:style-name="T145">֔ </text:span><text:span text:style-name="T213">מ</text:span><text:span text:style-name="T175"> </text:span><text:span text:style-name="T95">t</text:span><text:span text:style-name="T86"> </text:span><text:span text:style-name="T193">את </text:span><text:span text:style-name="T97">-</text:span></text:p>
      <text:p text:style-name="P103">bə-ṣalm-ô</text:p>
      <text:p text:style-name="P104"><text:soft-page-break/><text:span text:style-name="T81"><text:line-break/></text:span><text:span text:style-name="T224">א</text:span><text:span text:style-name="T98">t</text:span><text:span text:style-name="T87"> </text:span><text:span text:style-name="T108">ִ </text:span><text:span text:style-name="T225">ה </text:span><text:span text:style-name="T108">י </text:span><text:span text:style-name="T123">ם </text:span><text:span text:style-name="T108">׀</text:span></text:p>
      <text:p text:style-name="P105"><text:span text:style-name="T81"><text:line-break/></text:span><text:span text:style-name="T226">ב </text:span><text:span text:style-name="T108">ָ ֨ </text:span><text:span text:style-name="T169">ר </text:span><text:span text:style-name="T108">א</text:span></text:p>
      <text:p text:style-name="P106"><text:span text:style-name="T81"><text:line-break/></text:span><text:span text:style-name="T108">יּ ִ</text:span><text:span text:style-name="T104"> </text:span><text:span text:style-name="T108">ו</text:span></text:p>
      <text:p text:style-name="P3"><text:s/><draw:frame draw:style-name="fr4" draw:name="Image9" text:anchor-type="char" svg:width="0.3335in" svg:height="0.361in" draw:z-index="8"><draw:image xlink:href="https://translate.googleusercontent.com/image_8.png" xlink:type="simple" xlink:show="embed" xlink:actuate="onLoad"/></draw:frame></text:p>
      <text:p text:style-name="Text_20_body"/>
      <text:p text:style-name="P3"><text:s/><draw:frame draw:style-name="fr2" draw:name="Image10" text:anchor-type="char" svg:width="7.972in" svg:height="0.361in" draw:z-index="9"><draw:image xlink:href="https://translate.googleusercontent.com/image_9.png" xlink:type="simple" xlink:show="embed" xlink:actuate="onLoad"/></draw:frame></text:p>
      <text:p text:style-name="P99"><text:span text:style-name="T7">and-3 </text:span><text:span text:style-name="T1">msg </text:span><text:span text:style-name="T7">.created G </text:span><text:span text:style-name="T17">o </text:span><text:span text:style-name="T7">d </text:span><text:span text:style-name="T1">dom </text:span><text:span text:style-name="T7">= the- </text:span><text:span text:style-name="T19">h </text:span><text:span text:style-name="T7">uman </text:span><text:span text:style-name="T1">pred </text:span><text:span text:style-name="T7">-image-his</text:span><text:span text:style-name="T120"> </text:span><text:s text:c="13"/></text:p>
      <text:p text:style-name="P100"><text:span text:style-name="T7">«Et Dieu a créé l'humanité </text:span><text:span text:style-name="T21">à son image </text:span><text:span text:style-name="T7">. (Gen 1: 27a)</text:span></text:p>
      <text:p text:style-name="P108"><text:span text:style-name="T3">Une troisième observation découle de la littérature secondaire. Il est général </text:span><text:span text:style-name="T40">accords </text:span><text:span text:style-name="T3">ment que le </text:span><text:span text:style-name="T41">beth </text:span><text:span text:style-name="T4">de </text:span><text:span text:style-name="T43">predication </text:span><text:span text:style-name="T3">est associé en particulier avec substantifs. Joüon (1947, §133c) déclare que ce </text:span><text:span text:style-name="T41">dernier </text:span><text:span text:style-name="T3">se produit généralement avec des prédicats substantifs et rarement avec des adjectifs. Charlesworth (1990, 72) est plus strict, arguant que </text:span><text:span text:style-name="T40">«le </text:span><text:span text:style-name="T41">bēth </text:span><text:span text:style-name="T4">essentiae </text:span><text:span text:style-name="T3">n'est pas employé avec un </text:span><text:span text:style-name="T42">adjectif». </text:span><text:span text:style-name="T3">Et Jenni (1997, 185) limite le champ encore plus loin, insistant sur le fait que le fond qui suit </text:span><text:span text:style-name="T41">beth </text:span><text:span text:style-name="T3">doit </text:span><text:span text:style-name="T46">être </text:span><text:span text:style-name="T3">une personne ou une chose, et non, par exemple, un emplacement, le temps, l' abstraction ou circonstance.</text:span></text:p>
      <text:p text:style-name="P109"><text:span text:style-name="T53">À </text:span><text:span text:style-name="T3">ce qui précède, j'ajoute une quatrième observation basée sur </text:span><text:span text:style-name="T42">mes </text:span><text:span text:style-name="T3">exemples rassemblés. Bien qu'un prédicat marqué </text:span><text:span text:style-name="T42">par </text:span><text:span text:style-name="T41">bēth </text:span><text:span text:style-name="T40">puisse </text:span><text:span text:style-name="T46">être </text:span><text:span text:style-name="T3">déterminé </text:span><text:span text:style-name="T42">par </text:span><text:span text:style-name="T3">un suffixe de pronom ou un nom propre, en règle générale, ces prédicats ne sont pas déterminés </text:span><text:span text:style-name="T42">par </text:span><text:span text:style-name="T3">l'article; c'est-à-dire qu'ils sont </text:span><text:span text:style-name="T40">«anarthrous». </text:span><text:span text:style-name="T3">Cela est cohérent avec </text:span><text:span text:style-name="T42">mes </text:span><text:span text:style-name="T3">conclusions dans des travaux parallèles concernant ce que </text:span><text:span text:style-name="T4">j'appelle le </text:span><text:span text:style-name="T41">lamed </text:span><text:span text:style-name="T4">intentionnel </text:span><text:span text:style-name="T40">, </text:span><text:span text:style-name="T3">qui est également un marqueur prédicat .</text:span></text:p>
      <text:p text:style-name="P3"><text:s/><draw:frame draw:style-name="fr4" draw:name="Image11" text:anchor-type="char" svg:width="0.3335in" svg:height="0.361in" draw:z-index="10"><draw:image xlink:href="https://translate.googleusercontent.com/image_10.png" xlink:type="simple" xlink:show="embed" xlink:actuate="onLoad"/></draw:frame></text:p>
      <text:p text:style-name="Text_20_body"/>
      <text:p text:style-name="P3"><text:s/><draw:frame draw:style-name="fr2" draw:name="Image12" text:anchor-type="char" svg:width="7.972in" svg:height="0.361in" draw:z-index="11"><draw:image xlink:href="https://translate.googleusercontent.com/image_11.png" xlink:type="simple" xlink:show="embed" xlink:actuate="onLoad"/></draw:frame></text:p>
      <text:p text:style-name="P60"><text:span text:style-name="T39">3 </text:span><text:bookmark text:name="_TOC_2500062"/><text:span text:style-name="T39">'In' comme</text:span> <text:span text:style-name="T39">marqueur de </text:span><text:bookmark text:name="_TOC_2500061"/><text:span text:style-name="T39">prédicat</text:span> <text:span text:style-name="T39">multilingue</text:span> <text:s text:c="11"/><text:bookmark text:name="_TOC_250006"/></text:p>
      <text:p text:style-name="P87"><text:span text:style-name="T3">L'hébreu biblique n'est pas la seule langue à employer ce qui est habituellement la signification de la préposition «in» pour marquer les prédications. Dans l'article, je cite des exemples de l'arabe, de l'égyptien et du gaélique écossais, montrant qu'il existe une tendance interlinguistique </text:span><text:span text:style-name="T47">à </text:span><text:span text:style-name="T3">grammaticaliser la préposition «in» comme marqueur de prédicat. Pour autant que je peux dire, l'association avec nominale prédicats semble à étendre à ces langues comme bien, </text:span><text:span text:style-name="T40">per- </text:span><text:span text:style-name="T3">HAPS </text:span><text:soft-page-break/><text:span text:style-name="T3">donnant un indice comme à ce qui motive prédicat marquant dans le premier lieu. Il </text:span><text:span text:style-name="T5">peut </text:span><text:span text:style-name="T3">bien </text:span><text:span text:style-name="T46">être </text:span><text:span text:style-name="T3">que prédicats nominaux sont plus susceptibles </text:span><text:span text:style-name="T46">être </text:span><text:span text:style-name="T3">confus pour le sujet, et il est donc opportun de les désambiguïser </text:span><text:span text:style-name="T42">en </text:span><text:span text:style-name="T3">utilisant un explicite marqueur.</text:span></text:p>
      <text:p text:style-name="P11"><text:s/></text:p>
      <text:p text:style-name="P84"><text:span text:style-name="T38">4</text:span> <text:s text:c="12"/><text:bookmark text:name="_TOC_250005"/><text:span text:style-name="T38">Une approche syntaxique générative de la prédiction</text:span></text:p>
      <text:p text:style-name="P88"><text:span text:style-name="T3">Le but de cet article est d' esquisser une analyse syntaxique générative qui peut expliquer la </text:span><text:span text:style-name="T41">b Bith </text:span><text:span text:style-name="T4">de </text:span><text:span text:style-name="T43">prédication </text:span><text:span text:style-name="T4">de </text:span><text:span text:style-name="T3">l'hébreu biblique </text:span><text:span text:style-name="T42">, </text:span><text:span text:style-name="T3">ainsi que les données cross-linguistiques. Je suis </text:span><text:span text:style-name="T40">Bowers </text:span><text:span text:style-name="T3">(1993, 2001) en adoptant une approche unifiée de la prédication telle que chaque prédication, qu'elle soit copulaire, verbale ou secondaire, partage une structure fonctionnelle, que j'appelle PrP pour Predication Phrase. Dans ce modèle, le sujet et le prédicat sont hiérarchiquement ordonnés et réunis </text:span><text:span text:style-name="T42">par </text:span><text:span text:style-name="T3">une tête de prédication, le Pr. La tête fonctionnelle Pr </text:span><text:span text:style-name="T40">peut </text:span><text:span text:style-name="T46">être </text:span><text:span text:style-name="T3">phonologiquement nulle, comme c'est souvent le cas en hébreu biblique, ou elle </text:span><text:span text:style-name="T40">peut </text:span><text:span text:style-name="T46">être </text:span><text:span text:style-name="T3">réalisée </text:span><text:span text:style-name="T49">ouvertement.</text:span></text:p>
      <text:p text:style-name="P96"><text:span text:style-name="T7">(5) Phrase de prédication: structure de base</text:span> <text:s text:c="7"/></text:p>
      <text:p text:style-name="P113">PrP</text:p>
      <text:p text:style-name="P9"><text:s/></text:p>
      <text:p text:style-name="P3"><text:s/><draw:frame draw:style-name="fr4" draw:name="Image13" text:anchor-type="char" svg:width="0.3335in" svg:height="0.361in" draw:z-index="12"><draw:image xlink:href="https://translate.googleusercontent.com/image_12.png" xlink:type="simple" xlink:show="embed" xlink:actuate="onLoad"/></draw:frame></text:p>
      <text:p text:style-name="Text_20_body"/>
      <text:p text:style-name="P3"><text:s/><draw:frame draw:style-name="fr2" draw:name="Image14" text:anchor-type="char" svg:width="7.972in" svg:height="0.361in" draw:z-index="13"><draw:image xlink:href="https://translate.googleusercontent.com/image_13.png" xlink:type="simple" xlink:show="embed" xlink:actuate="onLoad"/></draw:frame></text:p>
      <text:p text:style-name="P114"><draw:frame draw:style-name="fr5" draw:name="Image15" text:anchor-type="char" svg:width="1.0417in" svg:height="0.2638in" draw:z-index="14"><draw:image xlink:href="https://translate.googleusercontent.com/image_14.png" xlink:type="simple" xlink:show="embed" xlink:actuate="onLoad"/></draw:frame>XP</text:p>
      <text:p text:style-name="P116"><draw:frame draw:style-name="fr6" draw:name="Image16" text:anchor-type="as-char" svg:width="0.0161in" svg:height="0.25in" draw:z-index="15"><draw:image xlink:href="https://translate.googleusercontent.com/image_15.png" xlink:type="simple" xlink:show="embed" xlink:actuate="onLoad"/></draw:frame></text:p>
      <text:p text:style-name="P115">Matière</text:p>
      <text:p text:style-name="P117"><text:line-break/><text:span text:style-name="T7">Pr</text:span></text:p>
      <text:p text:style-name="P118"><draw:frame draw:style-name="fr6" draw:name="Image17" text:anchor-type="as-char" svg:width="0.7638in" svg:height="0.2638in" draw:z-index="16"><draw:image xlink:href="https://translate.googleusercontent.com/image_16.png" xlink:type="simple" xlink:show="embed" xlink:actuate="onLoad"/></draw:frame></text:p>
      <text:p text:style-name="P119"><text:span text:style-name="T7">Pr XP</text:span> <text:s text:c="12"/></text:p>
      <text:p text:style-name="P3"><text:s/><draw:frame draw:style-name="fr4" draw:name="Image18" text:anchor-type="char" svg:width="0.3335in" svg:height="0.361in" draw:z-index="17"><draw:image xlink:href="https://translate.googleusercontent.com/image_17.png" xlink:type="simple" xlink:show="embed" xlink:actuate="onLoad"/></draw:frame></text:p>
      <text:p text:style-name="Text_20_body"/>
      <text:p text:style-name="P3"><text:s/><draw:frame draw:style-name="fr2" draw:name="Image19" text:anchor-type="char" svg:width="7.972in" svg:height="0.361in" draw:z-index="18"><draw:image xlink:href="https://translate.googleusercontent.com/image_18.png" xlink:type="simple" xlink:show="embed" xlink:actuate="onLoad"/></draw:frame></text:p>
      <text:p text:style-name="P120"><draw:frame draw:style-name="fr6" draw:name="Image20" text:anchor-type="as-char" svg:width="0.0161in" svg:height="0.2638in" draw:z-index="19"><draw:image xlink:href="https://translate.googleusercontent.com/image_19.png" xlink:type="simple" xlink:show="embed" xlink:actuate="onLoad"/></draw:frame></text:p>
      <text:p text:style-name="P121">Prédicat</text:p>
      <text:p text:style-name="P122"><text:soft-page-break/>Il a été suggéré, par exemple, que Pr puisse être ouvertement réalisé en anglais par</text:p>
      <text:p text:style-name="P37"><text:span text:style-name="T22">comme </text:span><text:span text:style-name="T7">. L'exemple (6) de votre document se lit comme suit:</text:span></text:p>
      <text:p text:style-name="P97"><text:span text:style-name="T7">(6) L' anglais </text:span><text:span text:style-name="T22">comme </text:span><text:span text:style-name="T7">marquage d'un SP:</text:span> <text:s text:c="7"/></text:p>
      <text:p text:style-name="P71"><text:span text:style-name="T3">«Sous la notion de protestants, </text:span><text:span text:style-name="T42">nous </text:span><text:span text:style-name="T3">devons nous considérer </text:span><text:span text:style-name="T38">comme des </text:span><text:span text:style-name="T3">chrétiens </text:span><text:span text:style-name="T42">réformés.» </text:span><text:span text:style-name="T3">(c'est moi qui souligne ) (D'hoedt et Cuyckens 2017, </text:span><text:span text:style-name="T49">17)</text:span><text:span text:style-name="T59"> </text:span><text:s text:c="13"/></text:p>
      <text:p text:style-name="P130"><text:span text:style-name="T3">Avis que ce serait </text:span><text:span text:style-name="T46">être </text:span><text:span text:style-name="T3">acceptable de </text:span><text:span text:style-name="T40">dire « nous </text:span><text:span text:style-name="T3">faut considérer nous - mêmes chrétiens réformés », sans </text:span><text:span text:style-name="T4">que </text:span><text:span text:style-name="T3">.</text:span></text:p>
      <text:p text:style-name="P3"><text:s/><draw:frame draw:style-name="fr4" draw:name="Image21" text:anchor-type="char" svg:width="0.3335in" svg:height="0.361in" draw:z-index="20"><draw:image xlink:href="https://translate.googleusercontent.com/image_20.png" xlink:type="simple" xlink:show="embed" xlink:actuate="onLoad"/></draw:frame></text:p>
      <text:p text:style-name="Text_20_body"/>
      <text:p text:style-name="P3"><text:s/><draw:frame draw:style-name="fr2" draw:name="Image22" text:anchor-type="char" svg:width="7.972in" svg:height="0.361in" draw:z-index="21"><draw:image xlink:href="https://translate.googleusercontent.com/image_21.png" xlink:type="simple" xlink:show="embed" xlink:actuate="onLoad"/></draw:frame></text:p>
      <text:p text:style-name="P3"><text:s/></text:p>
      <text:p text:style-name="P78"><text:span text:style-name="T3">D'autres réalisations de la tête prédicatrice Pr qui </text:span><text:span text:style-name="T42">ont </text:span><text:span text:style-name="T3">été identifiées </text:span><text:span text:style-name="T42">par les </text:span><text:span text:style-name="T3">linguistes incluent le mot allemand </text:span><text:span text:style-name="T4">als </text:span><text:span text:style-name="T3">et le mot gaélique écossais </text:span><text:span text:style-name="T4">ann </text:span><text:span text:style-name="T3">, qui </text:span><text:span text:style-name="T47">est </text:span><text:span text:style-name="T3">la préposition signifiant </text:span><text:span text:style-name="T5">«dans». </text:span><text:span text:style-name="T3">Ma demande ici est que </text:span><text:span text:style-name="T42">nous </text:span><text:span text:style-name="T40">pouvons </text:span><text:span text:style-name="T3">ajouter la Bible en hébreu </text:span><text:span text:style-name="T41">beth </text:span><text:span text:style-name="T40">, </text:span><text:span text:style-name="T3">l'arabe </text:span><text:span text:style-name="T4">bi </text:span><text:span text:style-name="T3">, et l'Egyptien </text:span><text:span text:style-name="T4">m </text:span><text:span text:style-name="T3">et </text:span><text:span text:style-name="T4">r </text:span><text:span text:style-name="T3">à la liste des </text:span><text:span text:style-name="T40">manifestes </text:span><text:span text:style-name="T3">réalisations du Pr. En particulier, l'hébreu biblique </text:span><text:span text:style-name="T41">bēth </text:span><text:span text:style-name="T3">réalise parfois Pr dans des clauses copulaires et </text:span><text:span text:style-name="T47">dans </text:span><text:span text:style-name="T3">des prédications secondaires .</text:span></text:p>
      <text:p text:style-name="P123">Prenons l'exemple (1), reproduit avec morphème par lustrage de morphème comme (7a).</text:p>
      <text:p text:style-name="P40"><text:span text:style-name="T8">La structure de la prédication </text:span><text:span text:style-name="T108">֔ </text:span><text:span text:style-name="T169">ר </text:span><text:span text:style-name="T108">י</text:span><text:span text:style-name="T124"> </text:span><text:span text:style-name="T108">ִ</text:span><text:span text:style-name="T179"> </text:span><text:span text:style-name="T108">ְ </text:span><text:span text:style-name="T167">ז</text:span><text:span text:style-name="T139"> </text:span><text:span text:style-name="T123">ע</text:span><text:span text:style-name="T108">בּ</text:span><text:span text:style-name="T124"> </text:span><text:span text:style-name="T108">ב י </text:span><text:span text:style-name="T160">֙</text:span><text:span text:style-name="T108">אָ</text:span><text:span text:style-name="T127"> </text:span><text:span text:style-name="T108">ֵ </text:span><text:span text:style-name="T157">ה </text:span><text:span text:style-name="T108">י</text:span><text:span text:style-name="T156"> </text:span><text:span text:style-name="T94">t</text:span><text:span text:style-name="T108">א</text:span><text:span text:style-name="T227"> </text:span><text:span text:style-name="T20">w </text:span><text:span text:style-name="T8">ould </text:span><text:span text:style-name="T18">b </text:span><text:span text:style-name="T8">e schématisé comme dans (7b) .</text:span></text:p>
      <text:p text:style-name="P38"><text:span text:style-name="T7">Ici, la particule </text:span><text:span text:style-name="T12">bēth </text:span><text:span text:style-name="T7">n'est pas considérée </text:span><text:span text:style-name="T24">comme </text:span><text:span text:style-name="T7">une préposition, mais plutôt comme un marqueur de</text:span></text:p>
      <text:p text:style-name="P40"><text:span text:style-name="T8">le prédicat </text:span><text:span text:style-name="T108">֔ </text:span><text:span text:style-name="T190">ר </text:span><text:span text:style-name="T123">י</text:span><text:span text:style-name="T109"> </text:span><text:span text:style-name="T108">ִ</text:span><text:span text:style-name="T179"> </text:span><text:span text:style-name="T108">ְ </text:span><text:span text:style-name="T228">ז</text:span><text:span text:style-name="T139"> </text:span><text:span text:style-name="T108">ע</text:span><text:span text:style-name="T8">. Notez que la traduction dans (7a) en utilisant '(is / </text:span><text:span text:style-name="T20">w </text:span><text:span text:style-name="T8">as)' reflète la fac t</text:span></text:p>
      <text:p text:style-name="P89"><text:span text:style-name="T3">que rien dans la clause elle - même spécifie tendue, aspect, ou l' </text:span><text:span text:style-name="T54">humeur, </text:span><text:span text:style-name="T3">aussi appelé le </text:span><text:span text:style-name="T56">TAM </text:span><text:span text:style-name="T3">dispose. Les traducteurs doivent déduire les fonctionnalités </text:span><text:span text:style-name="T5">TAM </text:span><text:span text:style-name="T3">appropriées du contexte. Dans un instant, je ferai une grosse affaire du fait que ce n'est pas une fonction du </text:span><text:span text:style-name="T41">bēth </text:span><text:span text:style-name="T4">de la </text:span><text:span text:style-name="T43">prédication </text:span><text:span text:style-name="T3">pour spécifier les fonctionnalités </text:span><text:span text:style-name="T5">TAM </text:span><text:span text:style-name="T3">.</text:span></text:p>
      <text:p text:style-name="P69"><text:span text:style-name="T8">(7) a. </text:span><text:span text:style-name="T145">֔ </text:span><text:span text:style-name="T191">ר </text:span><text:span text:style-name="T125">י</text:span><text:span text:style-name="T104"> <text:s text:c="71"/></text:span><text:span text:style-name="T145">ִ</text:span><text:span text:style-name="T180"> </text:span><text:span text:style-name="T145">ְ </text:span><text:span text:style-name="T229">ז</text:span><text:span text:style-name="T138"> </text:span><text:span text:style-name="T145">ֶ </text:span><text:span text:style-name="T164">ע</text:span><text:span text:style-name="T144"> </text:span><text:span text:style-name="T113">בּ</text:span><text:span text:style-name="T145">ְ</text:span><text:span text:style-name="T230"> </text:span><text:span text:style-name="T108">ב י </text:span><text:span text:style-name="T160">֙</text:span><text:span text:style-name="T108">אָ</text:span><text:span text:style-name="T158"> </text:span><text:span text:style-name="T108">ֵ </text:span><text:span text:style-name="T157">ה </text:span><text:span text:style-name="T108">י</text:span><text:span text:style-name="T156"> </text:span><text:span text:style-name="T99">t</text:span><text:span text:style-name="T80">י־ א</text:span><text:span text:style-name="T112">כּ</text:span><text:span text:style-name="T219">ֽ</text:span><text:span text:style-name="T209"> </text:span><text:span text:style-name="T119">ִ</text:span></text:p>
      <text:p text:style-name="P10"><text:s/></text:p>
      <text:p text:style-name="P131"><text:soft-page-break/><text:span text:style-name="T7">kî ʾĕlōhê ʾāb-î bə-ʿezr-î</text:span> <text:s text:c="26"/></text:p>
      <text:p text:style-name="P132"><text:span text:style-name="T17">b </text:span><text:span text:style-name="T7">omme G </text:span><text:span text:style-name="T17">o </text:span><text:span text:style-name="T7">d père - </text:span><text:span text:style-name="T19">m </text:span><text:span text:style-name="T7">y </text:span><text:span text:style-name="T1">pred </text:span><text:span text:style-name="T7">-help- </text:span><text:span text:style-name="T19">m </text:span><text:span text:style-name="T7">y</text:span><text:span text:style-name="T120"> </text:span><text:s text:c="13"/></text:p>
      <text:p text:style-name="P133"><text:span text:style-name="T7">«Parce que« le Dieu de </text:span><text:span text:style-name="T26">mon </text:span><text:span text:style-name="T7">père </text:span><text:span text:style-name="T21">(est / était) </text:span><text:span text:style-name="T27">mon </text:span><text:span text:style-name="T14">aide </text:span><text:span text:style-name="T10">. »» </text:span><text:span text:style-name="T7">(Exode 18: 4)</text:span></text:p>
      <text:p text:style-name="P134"><text:span text:style-name="T7">b. PrP</text:span> <text:s text:c="12"/></text:p>
      <text:p text:style-name="P9"><text:s/></text:p>
      <text:p text:style-name="P3"><text:s/><draw:frame draw:style-name="fr4" draw:name="Image23" text:anchor-type="char" svg:width="0.3335in" svg:height="0.361in" draw:z-index="22"><draw:image xlink:href="https://translate.googleusercontent.com/image_22.png" xlink:type="simple" xlink:show="embed" xlink:actuate="onLoad"/></draw:frame></text:p>
      <text:p text:style-name="Text_20_body"/>
      <text:p text:style-name="P3"><text:s/><draw:frame draw:style-name="fr2" draw:name="Image24" text:anchor-type="char" svg:width="7.972in" svg:height="0.361in" draw:z-index="23"><draw:image xlink:href="https://translate.googleusercontent.com/image_23.png" xlink:type="simple" xlink:show="embed" xlink:actuate="onLoad"/></draw:frame></text:p>
      <text:p text:style-name="P135"><draw:frame draw:style-name="fr7" draw:name="Image26" text:anchor-type="char" svg:width="1.1528in" svg:height="0.2638in" draw:z-index="25"><draw:image xlink:href="https://translate.googleusercontent.com/image_25.png" xlink:type="simple" xlink:show="embed" xlink:actuate="onLoad"/></draw:frame><draw:frame draw:style-name="fr8" draw:name="Image25" text:anchor-type="char" svg:width="1.1807in" svg:height="0.2638in" draw:z-index="24"><draw:image xlink:href="https://translate.googleusercontent.com/image_24.png" xlink:type="simple" xlink:show="embed" xlink:actuate="onLoad"/></draw:frame>NP</text:p>
      <text:p text:style-name="P136"><text:span text:style-name="T7">ʾĔlōhê </text:span><text:span text:style-name="T31">ʾābî</text:span></text:p>
      <text:p text:style-name="P137"><text:line-break/><text:span text:style-name="T7">Pr</text:span></text:p>
      <text:p text:style-name="P138"><draw:frame draw:style-name="fr6" draw:name="Image27" text:anchor-type="as-char" svg:width="0.5972in" svg:height="0.2638in" draw:z-index="26"><draw:image xlink:href="https://translate.googleusercontent.com/image_26.png" xlink:type="simple" xlink:show="embed" xlink:actuate="onLoad"/></draw:frame></text:p>
      <text:p text:style-name="P139"><text:span text:style-name="T7">Pr NP</text:span> <text:s text:c="12"/></text:p>
      <text:p text:style-name="P3"><text:s/><draw:frame draw:style-name="fr4" draw:name="Image28" text:anchor-type="char" svg:width="0.3335in" svg:height="0.361in" draw:z-index="27"><draw:image xlink:href="https://translate.googleusercontent.com/image_27.png" xlink:type="simple" xlink:show="embed" xlink:actuate="onLoad"/></draw:frame></text:p>
      <text:p text:style-name="Text_20_body"/>
      <text:p text:style-name="P3"><text:s/><draw:frame draw:style-name="fr2" draw:name="Image29" text:anchor-type="char" svg:width="7.972in" svg:height="0.361in" draw:z-index="28"><draw:image xlink:href="https://translate.googleusercontent.com/image_28.png" xlink:type="simple" xlink:show="embed" xlink:actuate="onLoad"/></draw:frame></text:p>
      <text:p text:style-name="P140"><draw:frame draw:style-name="fr6" draw:name="Image30" text:anchor-type="as-char" svg:width="0.0161in" svg:height="0.2638in" draw:z-index="29"><draw:image xlink:href="https://translate.googleusercontent.com/image_29.png" xlink:type="simple" xlink:show="embed" xlink:actuate="onLoad"/></draw:frame></text:p>
      <text:p text:style-name="P141"><draw:frame draw:style-name="fr9" draw:name="Image31" text:anchor-type="char" svg:width="0.6665in" svg:height="0.2638in" draw:z-index="30"><draw:image xlink:href="https://translate.googleusercontent.com/image_30.png" xlink:type="simple" xlink:show="embed" xlink:actuate="onLoad"/></draw:frame><text:span text:style-name="T7">bə- -ʿezrî</text:span> <text:s text:c="12"/></text:p>
      <text:p text:style-name="P110"><text:span text:style-name="T3">Le </text:span><text:span text:style-name="T4">bēth de la prédication </text:span><text:span text:style-name="T3">est également utilisé pour marquer certains prédicats secondaires orientés sujet et objet. J'adopte la définition suivante des prédécesseurs secondaires de Susan Rothstein avec une légère modification:</text:span></text:p>
      <text:p text:style-name="P13"><text:s/></text:p>
      <text:p text:style-name="P142"><text:span text:style-name="T3">(8) Un prédicat secondaire est une expression de prédicat non finie à un seul endroit </text:span><text:span text:style-name="T49">qui </text:span><text:span text:style-name="T3">se produit sous la portée d'un verbe principal. Fondamentalement, les parts sous - jacentes secondaires un argument avec le principal verbe tel que l' objet de l' attribut secondaire est soit le sujet ou l'objet direct du verbe principal. (cf. Rothstein 2011, 1442)</text:span></text:p>
      <text:p text:style-name="P65"><text:span text:style-name="T3">Moins </text:span><text:span text:style-name="T40">formellement, </text:span><text:span text:style-name="T3">les prédicats secondaires sont un moyen d'incorporer </text:span><text:span text:style-name="T49">deux </text:span><text:span text:style-name="T3">prédications dans une seule clause. Ce qui pourrait autrement </text:span><text:span text:style-name="T42">ont <text:s/></text:span><text:span text:style-name="T3">été «Je suis apparu à Abraham, à Isaac, et à Jacob dans une clause, et puis « (à ce moment) , </text:span><text:span text:style-name="T40">j'étais </text:span><text:span text:style-name="T3">El Shaddai</text:span></text:p>
      <text:p text:style-name="P3"><text:s/><draw:frame draw:style-name="fr4" draw:name="Image32" text:anchor-type="char" svg:width="0.3335in" svg:height="0.361in" draw:z-index="31"><draw:image xlink:href="https://translate.googleusercontent.com/image_31.png" xlink:type="simple" xlink:show="embed" xlink:actuate="onLoad"/></draw:frame></text:p>
      <text:p text:style-name="Text_20_body"><text:soft-page-break/></text:p>
      <text:p text:style-name="P3"><text:s/><draw:frame draw:style-name="fr2" draw:name="Image33" text:anchor-type="char" svg:width="7.972in" svg:height="0.361in" draw:z-index="32"><draw:image xlink:href="https://translate.googleusercontent.com/image_32.png" xlink:type="simple" xlink:show="embed" xlink:actuate="onLoad"/></draw:frame></text:p>
      <text:p text:style-name="P3"><text:s/></text:p>
      <text:p text:style-name="P143">(pour eux) 'dans un autre, devient une seule clause comme dans l'exemple (2):' Je suis apparu à Abraham, à Isaac et à Jacob comme El Shaddai. '</text:p>
      <text:p text:style-name="P124">Les exemples de prédicat secondaire (2) et (4) peuvent être schématisés comme (9) et</text:p>
      <text:p text:style-name="P144"><text:span text:style-name="T7">(10) respectivement.</text:span> <text:s text:c="2"/></text:p>
      <text:p text:style-name="P145"><text:span text:style-name="T3">(9) Structure d'un SP orienté sujet (Exod </text:span><text:span text:style-name="T40">6: 3): </text:span><text:span text:style-name="T3">&amp; P</text:span> <text:s text:c="7"/></text:p>
      <text:p text:style-name="P14"><text:s/></text:p>
      <text:p text:style-name="P3"><text:s/><draw:frame draw:style-name="fr4" draw:name="Image34" text:anchor-type="char" svg:width="0.3335in" svg:height="0.361in" draw:z-index="33"><draw:image xlink:href="https://translate.googleusercontent.com/image_33.png" xlink:type="simple" xlink:show="embed" xlink:actuate="onLoad"/></draw:frame></text:p>
      <text:p text:style-name="Text_20_body"/>
      <text:p text:style-name="P3"><text:s/><draw:frame draw:style-name="fr2" draw:name="Image35" text:anchor-type="char" svg:width="7.972in" svg:height="0.361in" draw:z-index="34"><draw:image xlink:href="https://translate.googleusercontent.com/image_34.png" xlink:type="simple" xlink:show="embed" xlink:actuate="onLoad"/></draw:frame></text:p>
      <text:p text:style-name="P146"><draw:frame draw:style-name="fr10" draw:name="Image37" text:anchor-type="char" svg:width="1.4445in" svg:height="0.25in" draw:z-index="36"><draw:image xlink:href="https://translate.googleusercontent.com/image_36.png" xlink:type="simple" xlink:show="embed" xlink:actuate="onLoad"/></draw:frame><draw:frame draw:style-name="fr11" draw:name="Image36" text:anchor-type="char" svg:width="0.0161in" svg:height="0.278in" draw:z-index="35"><draw:image xlink:href="https://translate.googleusercontent.com/image_35.png" xlink:type="simple" xlink:show="embed" xlink:actuate="onLoad"/></draw:frame><text:span text:style-name="T3">&amp; </text:span><text:span text:style-name="T40">wā-</text:span></text:p>
      <text:p text:style-name="P17"/>
      <text:p text:style-name="P147">C</text:p>
      <text:p text:style-name="P150"><draw:frame draw:style-name="fr6" draw:name="Image38" text:anchor-type="as-char" svg:width="0.0161in" svg:height="0.2638in" draw:z-index="37"><draw:image xlink:href="https://translate.googleusercontent.com/image_37.png" xlink:type="simple" xlink:show="embed" xlink:actuate="onLoad"/></draw:frame></text:p>
      <text:p text:style-name="P151"><text:span text:style-name="T7">-ʾĒrāʾ </text:span><text:span text:style-name="T231">v</text:span></text:p>
      <text:p text:style-name="P152"><text:line-break/><text:span text:style-name="T7">CP</text:span></text:p>
      <text:p text:style-name="P3"><text:s/></text:p>
      <text:p text:style-name="P18"><text:s/></text:p>
      <text:p text:style-name="P153"><draw:frame draw:style-name="fr12" draw:name="Image42" text:anchor-type="char" svg:width="1.5417in" svg:height="0.2638in" draw:z-index="41"><draw:image xlink:href="https://translate.googleusercontent.com/image_41.png" xlink:type="simple" xlink:show="embed" xlink:actuate="onLoad"/></draw:frame><draw:frame draw:style-name="fr13" draw:name="Image41" text:anchor-type="char" svg:width="1.6945in" svg:height="0.2638in" draw:z-index="40"><draw:image xlink:href="https://translate.googleusercontent.com/image_40.png" xlink:type="simple" xlink:show="embed" xlink:actuate="onLoad"/></draw:frame><draw:frame draw:style-name="fr14" draw:name="Image40" text:anchor-type="char" svg:width="0.0161in" svg:height="0.3193in" draw:z-index="39"><draw:image xlink:href="https://translate.googleusercontent.com/image_39.png" xlink:type="simple" xlink:show="embed" xlink:actuate="onLoad"/></draw:frame><draw:frame draw:style-name="fr15" draw:name="Image39" text:anchor-type="char" svg:width="2.4583in" svg:height="0.2638in" draw:z-index="38"><draw:image xlink:href="https://translate.googleusercontent.com/image_38.png" xlink:type="simple" xlink:show="embed" xlink:actuate="onLoad"/></draw:frame>N</text:p>
      <text:p text:style-name="P149"><text:span text:style-name="T28">pro </text:span><text:span text:style-name="T232">s </text:span><text:span text:style-name="T7">I</text:span><text:span text:style-name="T137"> <text:s text:c="12"/></text:span></text:p>
      <text:p text:style-name="P154"><draw:frame draw:style-name="fr6" draw:name="Image43" text:anchor-type="as-char" svg:width="0.0161in" svg:height="0.278in" draw:z-index="42"><draw:image xlink:href="https://translate.googleusercontent.com/image_42.png" xlink:type="simple" xlink:show="embed" xlink:actuate="onLoad"/></draw:frame></text:p>
      <text:p text:style-name="P4"><text:span text:style-name="T32">t </text:span><text:span text:style-name="T233">v</text:span></text:p>
      <text:p text:style-name="P6"/>
      <text:p text:style-name="P19"><text:s/></text:p>
      <text:p text:style-name="P155">IP</text:p>
      <text:p text:style-name="P20">je</text:p>
      <text:p text:style-name="P3"><text:s/></text:p>
      <text:p text:style-name="P3"><text:s/></text:p>
      <text:p text:style-name="P156"><draw:frame draw:style-name="fr16" draw:name="Image45" text:anchor-type="char" svg:width="2.9862in" svg:height="0.222in" draw:z-index="44"><draw:image xlink:href="https://translate.googleusercontent.com/image_44.png" xlink:type="simple" xlink:show="embed" xlink:actuate="onLoad"/></draw:frame><draw:frame draw:style-name="fr17" draw:name="Image44" text:anchor-type="char" svg:width="1.2362in" svg:height="0.222in" draw:z-index="43"><draw:image xlink:href="https://translate.googleusercontent.com/image_43.png" xlink:type="simple" xlink:show="embed" xlink:actuate="onLoad"/></draw:frame><text:span text:style-name="T7">Pr </text:span><text:span text:style-name="T234">1</text:span></text:p>
      <text:p text:style-name="P157"><draw:frame draw:style-name="fr18" draw:name="Image46" text:anchor-type="char" svg:width="1.5972in" svg:height="0.222in" draw:z-index="45"><draw:image xlink:href="https://translate.googleusercontent.com/image_45.png" xlink:type="simple" xlink:show="embed" xlink:actuate="onLoad"/></draw:frame><text:soft-page-break/>N</text:p>
      <text:p text:style-name="P158"><draw:frame draw:style-name="fr6" draw:name="Image47" text:anchor-type="as-char" svg:width="0.0161in" svg:height="0.278in" draw:z-index="46"><draw:image xlink:href="https://translate.googleusercontent.com/image_46.png" xlink:type="simple" xlink:show="embed" xlink:actuate="onLoad"/></draw:frame></text:p>
      <text:p text:style-name="P148"><text:span text:style-name="T32">t </text:span><text:span text:style-name="T233">s </text:span><text:span text:style-name="T7">Pr </text:span><text:span text:style-name="T234">1</text:span><text:span text:style-name="T114"> <text:s text:c="12"/></text:span></text:p>
      <text:p text:style-name="P6"/>
      <text:p text:style-name="P3"><text:s/></text:p>
      <text:p text:style-name="P3"><text:s/></text:p>
      <text:p text:style-name="P3"><text:s/></text:p>
      <text:p text:style-name="P3"><text:s/></text:p>
      <text:p text:style-name="P13"><text:s/></text:p>
      <text:p text:style-name="P159"><draw:frame draw:style-name="fr19" draw:name="Image48" text:anchor-type="char" svg:width="0.0161in" svg:height="0.2638in" draw:z-index="47"><draw:image xlink:href="https://translate.googleusercontent.com/image_47.png" xlink:type="simple" xlink:show="embed" xlink:actuate="onLoad"/></draw:frame><text:span text:style-name="T7">Pr </text:span><text:span text:style-name="T234">1</text:span></text:p>
      <text:p text:style-name="P6"/>
      <text:p text:style-name="P3"><text:s/></text:p>
      <text:p text:style-name="P3"><text:s/></text:p>
      <text:p text:style-name="P14"><text:s/></text:p>
      <text:p text:style-name="P160"><text:span text:style-name="T7">PrP </text:span><text:span text:style-name="T234">1</text:span></text:p>
      <text:p text:style-name="P3"><text:s/></text:p>
      <text:p text:style-name="P3"><text:s/></text:p>
      <text:p text:style-name="P16"><text:s/></text:p>
      <text:p text:style-name="P161">VP</text:p>
      <text:p text:style-name="P6"/>
      <text:p text:style-name="P3"><text:s/></text:p>
      <text:p text:style-name="P3"><text:s/></text:p>
      <text:p text:style-name="P3"><text:s/></text:p>
      <text:p text:style-name="P3"><text:s/></text:p>
      <text:p text:style-name="P16"><text:s/></text:p>
      <text:p text:style-name="P162"><text:span text:style-name="T3">N PRO </text:span><text:span text:style-name="T231">s</text:span></text:p>
      <text:p text:style-name="P6"/>
      <text:p text:style-name="P3"><text:s/></text:p>
      <text:p text:style-name="P3"><text:s/></text:p>
      <text:p text:style-name="P3"><text:s/></text:p>
      <text:p text:style-name="P3"><text:s/></text:p>
      <text:p text:style-name="P11"><text:s/></text:p>
      <text:p text:style-name="P163"><text:span text:style-name="T7">PrP </text:span><text:span text:style-name="T234">2</text:span></text:p>
      <text:p text:style-name="P3"><text:s/></text:p>
      <text:p text:style-name="P21"><text:s/></text:p>
      <text:p text:style-name="P4"><draw:frame draw:style-name="fr20" draw:name="Image51" text:anchor-type="char" svg:width="1.0417in" svg:height="0.222in" draw:z-index="50"><draw:image xlink:href="https://translate.googleusercontent.com/image_50.png" xlink:type="simple" xlink:show="embed" xlink:actuate="onLoad"/></draw:frame><draw:frame draw:style-name="fr21" draw:name="Image50" text:anchor-type="char" svg:width="0.8472in" svg:height="0.222in" draw:z-index="49"><draw:image xlink:href="https://translate.googleusercontent.com/image_49.png" xlink:type="simple" xlink:show="embed" xlink:actuate="onLoad"/></draw:frame><draw:frame draw:style-name="fr22" draw:name="Image49" text:anchor-type="char" svg:width="0.0161in" svg:height="0.222in" draw:z-index="48"><draw:image xlink:href="https://translate.googleusercontent.com/image_48.png" xlink:type="simple" xlink:show="embed" xlink:actuate="onLoad"/></draw:frame><text:span text:style-name="T7">Pr </text:span><text:span text:style-name="T234">2</text:span></text:p>
      <text:p text:style-name="P6"/>
      <text:p text:style-name="P3"><text:s/></text:p>
      <text:p text:style-name="P3"><text:s/></text:p>
      <text:p text:style-name="P3"><text:s/></text:p>
      <text:p text:style-name="P3"><text:s/></text:p>
      <text:p text:style-name="P13"><text:soft-page-break/><text:s/></text:p>
      <text:p text:style-name="P164"><text:span text:style-name="T7">Pr </text:span><text:span text:style-name="T234">2</text:span></text:p>
      <text:p text:style-name="P165"><draw:frame draw:style-name="fr23" draw:name="Image52" text:anchor-type="char" svg:width="1.1252in" svg:height="0.2638in" draw:z-index="51"><draw:image xlink:href="https://translate.googleusercontent.com/image_51.png" xlink:type="simple" xlink:show="embed" xlink:actuate="onLoad"/></draw:frame>NP</text:p>
      <text:p text:style-name="P3"><text:s/><draw:frame draw:style-name="fr4" draw:name="Image53" text:anchor-type="char" svg:width="0.3335in" svg:height="0.361in" draw:z-index="52"><draw:image xlink:href="https://translate.googleusercontent.com/image_52.png" xlink:type="simple" xlink:show="embed" xlink:actuate="onLoad"/></draw:frame></text:p>
      <text:p text:style-name="Text_20_body"/>
      <text:p text:style-name="P3"><text:s/><draw:frame draw:style-name="fr2" draw:name="Image54" text:anchor-type="char" svg:width="7.972in" svg:height="0.361in" draw:z-index="53"><draw:image xlink:href="https://translate.googleusercontent.com/image_53.png" xlink:type="simple" xlink:show="embed" xlink:actuate="onLoad"/></draw:frame></text:p>
      <text:p text:style-name="P4"><draw:frame draw:style-name="fr24" draw:name="Image55" text:anchor-type="char" svg:width="1.028in" svg:height="0.2638in" draw:z-index="54"><draw:image xlink:href="https://translate.googleusercontent.com/image_54.png" xlink:type="simple" xlink:show="embed" xlink:actuate="onLoad"/></draw:frame><text:span text:style-name="T7">&amp; P </text:span><text:span text:style-name="T33">V</text:span> <text:s text:c="12"/></text:p>
      <text:p text:style-name="P166"><draw:frame draw:style-name="fr6" draw:name="Image56" text:anchor-type="as-char" svg:width="1.639in" svg:height="0.25in" draw:z-index="55"><draw:image xlink:href="https://translate.googleusercontent.com/image_55.png" xlink:type="simple" xlink:show="embed" xlink:actuate="onLoad"/></draw:frame><text:span text:style-name="T235"><text:s/></text:span><draw:frame draw:style-name="fr6" draw:name="Image57" text:anchor-type="as-char" svg:width="0.0161in" svg:height="0.2638in" draw:z-index="56"><draw:image xlink:href="https://translate.googleusercontent.com/image_56.png" xlink:type="simple" xlink:show="embed" xlink:actuate="onLoad"/></draw:frame></text:p>
      <text:p text:style-name="P167"><text:span text:style-name="T7">ʾEl = ʾabrāhām… </text:span><text:span text:style-name="T32">t </text:span><text:span text:style-name="T233">v</text:span> <text:s text:c="12"/></text:p>
      <text:p text:style-name="P4"><text:line-break/><text:span text:style-name="T7">bə-</text:span></text:p>
      <text:p text:style-name="P168"><text:line-break/><text:span text:style-name="T7">-ēl šaddāy</text:span></text:p>
      <text:p text:style-name="P3"><text:s/><draw:frame draw:style-name="fr4" draw:name="Image58" text:anchor-type="char" svg:width="0.3335in" svg:height="0.361in" draw:z-index="57"><draw:image xlink:href="https://translate.googleusercontent.com/image_57.png" xlink:type="simple" xlink:show="embed" xlink:actuate="onLoad"/></draw:frame></text:p>
      <text:p text:style-name="Text_20_body"/>
      <text:p text:style-name="P3"><text:s/><draw:frame draw:style-name="fr2" draw:name="Image59" text:anchor-type="char" svg:width="7.972in" svg:height="0.361in" draw:z-index="58"><draw:image xlink:href="https://translate.googleusercontent.com/image_58.png" xlink:type="simple" xlink:show="embed" xlink:actuate="onLoad"/></draw:frame></text:p>
      <text:p text:style-name="P3"><text:s/></text:p>
      <text:p text:style-name="P169"><text:span text:style-name="T3">(10) Structure pour un SP orienté objet (Gen 1:27): &amp; P</text:span> <text:s text:c="8"/></text:p>
      <text:p text:style-name="P16"><text:s/></text:p>
      <text:p text:style-name="P3"><text:s/><draw:frame draw:style-name="fr4" draw:name="Image60" text:anchor-type="char" svg:width="0.3335in" svg:height="0.361in" draw:z-index="59"><draw:image xlink:href="https://translate.googleusercontent.com/image_59.png" xlink:type="simple" xlink:show="embed" xlink:actuate="onLoad"/></draw:frame></text:p>
      <text:p text:style-name="Text_20_body"/>
      <text:p text:style-name="P3"><text:s/><draw:frame draw:style-name="fr2" draw:name="Image61" text:anchor-type="char" svg:width="7.972in" svg:height="0.361in" draw:z-index="60"><draw:image xlink:href="https://translate.googleusercontent.com/image_60.png" xlink:type="simple" xlink:show="embed" xlink:actuate="onLoad"/></draw:frame></text:p>
      <text:p text:style-name="P170"><draw:frame draw:style-name="fr25" draw:name="Image63" text:anchor-type="char" svg:width="1.5138in" svg:height="0.25in" draw:z-index="62"><draw:image xlink:href="https://translate.googleusercontent.com/image_62.png" xlink:type="simple" xlink:show="embed" xlink:actuate="onLoad"/></draw:frame><draw:frame draw:style-name="fr26" draw:name="Image62" text:anchor-type="char" svg:width="0.0161in" svg:height="0.3055in" draw:z-index="61"><draw:image xlink:href="https://translate.googleusercontent.com/image_61.png" xlink:type="simple" xlink:show="embed" xlink:actuate="onLoad"/></draw:frame><text:span text:style-name="T3">&amp; </text:span><text:span text:style-name="T42">way-</text:span></text:p>
      <text:p text:style-name="P15"/>
      <text:p text:style-name="P147">C</text:p>
      <text:p text:style-name="P171"><draw:frame draw:style-name="fr6" draw:name="Image64" text:anchor-type="as-char" svg:width="0.0161in" svg:height="0.25in" draw:z-index="63"><draw:image xlink:href="https://translate.googleusercontent.com/image_63.png" xlink:type="simple" xlink:show="embed" xlink:actuate="onLoad"/></draw:frame></text:p>
      <text:p text:style-name="P172"><text:span text:style-name="T7">-yibrāʾ </text:span><text:span text:style-name="T231">v</text:span></text:p>
      <text:p text:style-name="P173"><text:line-break/><text:span text:style-name="T7">CP</text:span></text:p>
      <text:p text:style-name="P23"><draw:frame draw:style-name="fr27" draw:name="Image66" text:anchor-type="char" svg:width="1.4583in" svg:height="0.2638in" draw:z-index="65"><draw:image xlink:href="https://translate.googleusercontent.com/image_65.png" xlink:type="simple" xlink:show="embed" xlink:actuate="onLoad"/></draw:frame><draw:frame draw:style-name="fr28" draw:name="Image65" text:anchor-type="char" svg:width="1.0972in" svg:height="0.2638in" draw:z-index="64"><draw:image xlink:href="https://translate.googleusercontent.com/image_64.png" xlink:type="simple" xlink:show="embed" xlink:actuate="onLoad"/></draw:frame>IP</text:p>
      <text:p text:style-name="P174"><draw:frame draw:style-name="fr29" draw:name="Image67" text:anchor-type="char" svg:width="1.0138in" svg:height="0.2638in" draw:z-index="66"><draw:image xlink:href="https://translate.googleusercontent.com/image_66.png" xlink:type="simple" xlink:show="embed" xlink:actuate="onLoad"/></draw:frame>N</text:p>
      <text:p text:style-name="P175"><text:soft-page-break/><draw:frame draw:style-name="fr6" draw:name="Image68" text:anchor-type="as-char" svg:width="0.0161in" svg:height="0.2638in" draw:z-index="67"><draw:image xlink:href="https://translate.googleusercontent.com/image_67.png" xlink:type="simple" xlink:show="embed" xlink:actuate="onLoad"/></draw:frame></text:p>
      <text:p text:style-name="P247">ʾĔlōhîm I</text:p>
      <text:p text:style-name="P6"/>
      <text:p text:style-name="P3"><text:s/></text:p>
      <text:p text:style-name="P10"><text:s/></text:p>
      <text:p text:style-name="P5">je</text:p>
      <text:p text:style-name="P3"><text:s/></text:p>
      <text:p text:style-name="P18"><text:s/></text:p>
      <text:p text:style-name="P176"><draw:frame draw:style-name="fr30" draw:name="Image69" text:anchor-type="char" svg:width="1.25in" svg:height="0.222in" draw:z-index="68"><draw:image xlink:href="https://translate.googleusercontent.com/image_68.png" xlink:type="simple" xlink:show="embed" xlink:actuate="onLoad"/></draw:frame><text:span text:style-name="T7">Pr </text:span><text:span text:style-name="T234">1</text:span></text:p>
      <text:p text:style-name="P6"/>
      <text:p text:style-name="P3"><text:s/></text:p>
      <text:p text:style-name="P3"><text:s/></text:p>
      <text:p text:style-name="P14"><text:s/></text:p>
      <text:p text:style-name="P177"><text:span text:style-name="T7">PrP </text:span><text:span text:style-name="T234">1</text:span></text:p>
      <text:p text:style-name="P178"><draw:frame draw:style-name="fr31" draw:name="Image70" text:anchor-type="char" svg:width="1.6252in" svg:height="0.2638in" draw:z-index="69"><draw:image xlink:href="https://translate.googleusercontent.com/image_69.png" xlink:type="simple" xlink:show="embed" xlink:actuate="onLoad"/></draw:frame>VP</text:p>
      <text:p text:style-name="P179"><draw:frame draw:style-name="fr32" draw:name="Image71" text:anchor-type="char" svg:width="1.3335in" svg:height="0.222in" draw:z-index="70"><draw:image xlink:href="https://translate.googleusercontent.com/image_70.png" xlink:type="simple" xlink:show="embed" xlink:actuate="onLoad"/></draw:frame>V</text:p>
      <text:p text:style-name="P180"><draw:frame draw:style-name="fr6" draw:name="Image72" text:anchor-type="as-char" svg:width="0.0161in" svg:height="0.2638in" draw:z-index="71"><draw:image xlink:href="https://translate.googleusercontent.com/image_71.png" xlink:type="simple" xlink:show="embed" xlink:actuate="onLoad"/></draw:frame></text:p>
      <text:p text:style-name="P181"><text:span text:style-name="T32">t </text:span><text:span text:style-name="T233">v </text:span><text:span text:style-name="T35">NP</text:span><text:span text:style-name="T114"> <text:s text:c="12"/></text:span></text:p>
      <text:p text:style-name="P6"/>
      <text:p text:style-name="P3"><text:soft-page-break/><text:s/></text:p>
      <text:p text:style-name="P3"><text:s/></text:p>
      <text:p text:style-name="P3"><text:s/></text:p>
      <text:p text:style-name="P3"><text:s/></text:p>
      <text:p text:style-name="P14"><text:s/></text:p>
      <text:p text:style-name="P183"><text:span text:style-name="T7">PrP </text:span><text:span text:style-name="T234">2</text:span></text:p>
      <text:p text:style-name="P6"/>
      <text:p text:style-name="P3"><text:s/></text:p>
      <text:p text:style-name="P3"><text:s/></text:p>
      <text:p text:style-name="P3"><text:s/></text:p>
      <text:p text:style-name="P3"><text:s/></text:p>
      <text:p text:style-name="P3"><text:s/></text:p>
      <text:p text:style-name="P3"><text:s/></text:p>
      <text:p text:style-name="P24"><text:s/></text:p>
      <text:p text:style-name="P184"><draw:frame draw:style-name="fr33" draw:name="Image73" text:anchor-type="char" svg:width="0.6528in" svg:height="0.222in" draw:z-index="72"><draw:image xlink:href="https://translate.googleusercontent.com/image_72.png" xlink:type="simple" xlink:show="embed" xlink:actuate="onLoad"/></draw:frame><text:span text:style-name="T7">Pr </text:span><text:span text:style-name="T234">2</text:span></text:p>
      <text:p text:style-name="P3"><text:s/><draw:frame draw:style-name="fr4" draw:name="Image74" text:anchor-type="char" svg:width="0.3335in" svg:height="0.361in" draw:z-index="73"><draw:image xlink:href="https://translate.googleusercontent.com/image_73.png" xlink:type="simple" xlink:show="embed" xlink:actuate="onLoad"/></draw:frame></text:p>
      <text:p text:style-name="Text_20_body"/>
      <text:p text:style-name="P3"><text:s/><draw:frame draw:style-name="fr2" draw:name="Image75" text:anchor-type="char" svg:width="7.972in" svg:height="0.361in" draw:z-index="74"><draw:image xlink:href="https://translate.googleusercontent.com/image_74.png" xlink:type="simple" xlink:show="embed" xlink:actuate="onLoad"/></draw:frame></text:p>
      <text:p text:style-name="P11"><text:s/></text:p>
      <text:p text:style-name="P3"><text:s/><draw:frame draw:style-name="fr4" draw:name="Image76" text:anchor-type="char" svg:width="0.3335in" svg:height="0.361in" draw:z-index="75"><draw:image xlink:href="https://translate.googleusercontent.com/image_75.png" xlink:type="simple" xlink:show="embed" xlink:actuate="onLoad"/></draw:frame></text:p>
      <text:p text:style-name="Text_20_body"/>
      <text:p text:style-name="P3"><text:s/><draw:frame draw:style-name="fr2" draw:name="Image77" text:anchor-type="char" svg:width="7.972in" svg:height="0.361in" draw:z-index="76"><draw:image xlink:href="https://translate.googleusercontent.com/image_76.png" xlink:type="simple" xlink:show="embed" xlink:actuate="onLoad"/></draw:frame></text:p>
      <text:p text:style-name="P25"><draw:frame draw:style-name="fr34" draw:name="Image79" text:anchor-type="char" svg:width="1.5in" svg:height="0.2638in" draw:z-index="78"><draw:image xlink:href="https://translate.googleusercontent.com/image_78.png" xlink:type="simple" xlink:show="embed" xlink:actuate="onLoad"/></draw:frame><draw:frame draw:style-name="fr35" draw:name="Image78" text:anchor-type="char" svg:width="0.0161in" svg:height="0.2638in" draw:z-index="77"><draw:image xlink:href="https://translate.googleusercontent.com/image_77.png" xlink:type="simple" xlink:show="embed" xlink:actuate="onLoad"/></draw:frame>ʾEt = hā-ʾādām</text:p>
      <text:p text:style-name="P185"><text:line-break/><text:span text:style-name="T3">Pr bə-</text:span></text:p>
      <text:p text:style-name="P186"><text:line-break/><text:span text:style-name="T7">NP</text:span></text:p>
      <text:p text:style-name="P187"><draw:frame draw:style-name="fr6" draw:name="Image80" text:anchor-type="as-char" svg:width="0.7917in" svg:height="0.2638in" draw:z-index="79"><draw:image xlink:href="https://translate.googleusercontent.com/image_79.png" xlink:type="simple" xlink:show="embed" xlink:actuate="onLoad"/></draw:frame></text:p>
      <text:p text:style-name="P188">-ṣalmô</text:p>
      <text:p text:style-name="P3"><text:s/><draw:frame draw:style-name="fr4" draw:name="Image81" text:anchor-type="char" svg:width="0.3335in" svg:height="0.361in" draw:z-index="80"><draw:image xlink:href="https://translate.googleusercontent.com/image_80.png" xlink:type="simple" xlink:show="embed" xlink:actuate="onLoad"/></draw:frame></text:p>
      <text:p text:style-name="Text_20_body"/>
      <text:p text:style-name="P3"><text:s/><draw:frame draw:style-name="fr2" draw:name="Image82" text:anchor-type="char" svg:width="7.972in" svg:height="0.361in" draw:z-index="81"><draw:image xlink:href="https://translate.googleusercontent.com/image_81.png" xlink:type="simple" xlink:show="embed" xlink:actuate="onLoad"/></draw:frame></text:p>
      <text:p text:style-name="P111"><text:span text:style-name="T3">L' </text:span><text:span text:style-name="T40">essentiel </text:span><text:span text:style-name="T3">à noter pour l' </text:span><text:span text:style-name="T40">instant à </text:span><text:span text:style-name="T3">propos de ces prédications deux-en-un est que les diagrammes arborescents impliquant des prédicats secondaires doivent incorporer </text:span><text:span text:style-name="T49">deux </text:span><text:span text:style-name="T3">expressions de prédication : une PrP </text:span><text:span text:style-name="T234">1 </text:span><text:span text:style-name="T3">pour le verbe principal et une PrP </text:span><text:span text:style-name="T234">2 </text:span><text:span text:style-name="T3">pour la prédication secondaire .</text:span></text:p>
      <text:p text:style-name="P26"><text:s/></text:p>
      <text:p text:style-name="P61"><text:soft-page-break/><text:span text:style-name="T39">5 </text:span><text:bookmark text:name="_TOC_2500043"/><text:span text:style-name="T39">Répondre aux</text:span> <text:span text:style-name="T39">contre </text:span><text:bookmark text:name="_TOC_2500042"/><text:span text:style-name="T39">-</text:span> <text:span text:style-name="T39">arguments </text:span><text:bookmark text:name="_TOC_2500041"/><text:span text:style-name="T39">de Whitley</text:span> <text:s text:c="11"/><text:bookmark text:name="_TOC_250004"/></text:p>
      <text:p text:style-name="P43">Il est maintenant temps de tenir compte de cette seule voix d'opposition et de la laisser affiner l'analyse déjà proposée.</text:p>
      <text:p text:style-name="P190"><text:span text:style-name="T38">5.1 </text:span><text:bookmark text:name="_TOC_2500031"/><text:span text:style-name="T38">Marquage de prédication facultatif en</text:span> <text:span text:style-name="T38">BH</text:span> <text:s text:c="11"/><text:bookmark text:name="_TOC_250003"/></text:p>
      <text:p text:style-name="P90"><text:span text:style-name="T5">Pour </text:span><text:span text:style-name="T3">commencer, Whitley (1972, 204-205) est tout à fait correct de noter que nulle copule clauses comme exemple (11) sont possibles et même assez fréquent en BH:</text:span></text:p>
      <text:p text:style-name="P192"><text:s text:c="2"/><text:span text:style-name="T108">ֶ </text:span><text:span text:style-name="T215">א </text:span><text:span text:style-name="T108">ְ </text:span><text:span text:style-name="T149">ל </text:span><text:span text:style-name="T108">ָ </text:span><text:span text:style-name="T236">ק </text:span><text:span text:style-name="T108">ָ </text:span><text:span text:style-name="T198">נ </text:span><text:span text:style-name="T108">ה</text:span><text:span text:style-name="T173"> </text:span><text:span text:style-name="T108">בּ</text:span><text:span text:style-name="T123">ן־ י ר </text:span><text:span text:style-name="T108">ָ ֧ </text:span><text:span text:style-name="T189">ח </text:span><text:span text:style-name="T108">ם</text:span><text:span text:style-name="T156"> </text:span><text:span text:style-name="T108">בּ</text:span><text:span text:style-name="T123">ן־ א </text:span><text:span text:style-name="T108">ִ </text:span><text:span text:style-name="T149">ל </text:span><text:span text:style-name="T108">י ה</text:span><text:span text:style-name="T173"> </text:span><text:span text:style-name="T108">וּ</text:span><text:span text:style-name="T123">א</text:span><text:span text:style-name="T158"> </text:span><text:span text:style-name="T108">בּן־תּחוּ</text:span><text:span text:style-name="T158"> </text:span><text:span text:style-name="T108">ב </text:span><text:span text:style-name="T123">ן־ צ</text:span><text:span text:style-name="T108">וּף א ְ </text:span><text:span text:style-name="T211">פ </text:span><text:span text:style-name="T108">ָ </text:span><text:span text:style-name="T178">ר </text:span><text:span text:style-name="T108">ִ ֽ </text:span><text:span text:style-name="T237">ת </text:span><text:span text:style-name="T108">י</text:span><text:span text:style-name="T127"> </text:span><text:span text:style-name="T104"><text:s text:c="27"/></text:span><text:span text:style-name="T8">(11)</text:span><text:span text:style-name="T88"> </text:span><text:span text:style-name="T123">שׁ וּ</text:span><text:span text:style-name="T184"> </text:span><text:span text:style-name="T208">֡ </text:span><text:span text:style-name="T238">מ</text:span><text:span text:style-name="T100">t</text:span></text:p>
      <text:p text:style-name="P193"><text:span text:style-name="T3">«Et son nom (était) Elkanah, fils de Jeroham, fils d' Elihu, fils de </text:span><text:span text:style-name="T47">Tohu, </text:span><text:span text:style-name="T3">fils de Zuph, un </text:span><text:span text:style-name="T40">éphrathite. </text:span><text:span text:style-name="T3">(1 Sam 1: 1)</text:span></text:p>
      <text:p text:style-name="P112"><text:span text:style-name="T3">Whitley fait valoir que puisque nulle copule prédications sont abondantes, il n'y a pas de fils rai- à exiger </text:span><text:span text:style-name="T41">beth </text:span><text:span text:style-name="T3">comme prédicat marqueur. Si tel est tout ce </text:span><text:span text:style-name="T41">beth </text:span><text:span text:style-name="T3">fait, il </text:span><text:span text:style-name="T5">est</text:span><text:span text:style-name="T221"> </text:span><text:s text:c="13"/></text:p>
      <text:p text:style-name="P3"><text:s/><draw:frame draw:style-name="fr4" draw:name="Image83" text:anchor-type="char" svg:width="0.3335in" svg:height="0.361in" draw:z-index="82"><draw:image xlink:href="https://translate.googleusercontent.com/image_82.png" xlink:type="simple" xlink:show="embed" xlink:actuate="onLoad"/></draw:frame></text:p>
      <text:p text:style-name="Text_20_body"/>
      <text:p text:style-name="P3"><text:s/><draw:frame draw:style-name="fr2" draw:name="Image84" text:anchor-type="char" svg:width="7.972in" svg:height="0.361in" draw:z-index="83"><draw:image xlink:href="https://translate.googleusercontent.com/image_83.png" xlink:type="simple" xlink:show="embed" xlink:actuate="onLoad"/></draw:frame></text:p>
      <text:p text:style-name="P3"><text:s/></text:p>
      <text:p text:style-name="P91"><text:span text:style-name="T3">redondant. </text:span><text:span text:style-name="T40">Cependant, </text:span><text:span text:style-name="T3">ce fait </text:span><text:span text:style-name="T42">en </text:span><text:span text:style-name="T3">soi n'exclut pas la possibilité que </text:span><text:span text:style-name="T41">bēth <text:s/></text:span><text:span text:style-name="T3">soit utilisé pour marquer les prédicats. C'est un fait que les langues naturelles contiennent parfois des redondances. Des études diachroniques de langue noter parfois la concurrence </text:span><text:span text:style-name="T57">BE- </text:span><text:span text:style-name="T40">tween </text:span><text:span text:style-name="T3">plusieurs stratégies équivalentes </text:span><text:span text:style-name="T42">sur le </text:span><text:span text:style-name="T3">temps. Des stratégies équivalentes </text:span><text:span text:style-name="T40">peuvent </text:span><text:span text:style-name="T3">coexister pendant une période conduisant au déclin de l'une et à la prévalence de l'autre, ou </text:span><text:span text:style-name="T40">elles peuvent </text:span><text:span text:style-name="T3">continuer à coexister indéfiniment. Le fait est que </text:span><text:span text:style-name="T42">nous </text:span><text:span text:style-name="T3">ne pouvons pas exclure </text:span><text:span text:style-name="T4">a priori </text:span><text:span text:style-name="T3">la possibilité que le </text:span><text:span text:style-name="T41">bième </text:span><text:span text:style-name="T4">de </text:span><text:span text:style-name="T43">prédication </text:span><text:span text:style-name="T3">soit une simple </text:span><text:span text:style-name="T40">variante </text:span><text:span text:style-name="T3">de prédication à zéro comme la copule nulle .</text:span></text:p>
      <text:p text:style-name="P79"><text:span text:style-name="T3">Dans l'article, je soutiens cette affirmation </text:span><text:span text:style-name="T42">en </text:span><text:span text:style-name="T3">fournissant des exemples d'autres éléments apparemment redondants dans les prédications de l' hébreu biblique . Les options des éléments que je </text:span><text:span text:style-name="T40">mentionne </text:span><text:span text:style-name="T3">sont la copule </text:span><text:soft-page-break/><text:span text:style-name="T3">pronominal et </text:span><text:span text:style-name="T4">téléologique </text:span><text:span text:style-name="T41">estropié </text:span><text:span text:style-name="T40">, </text:span><text:span text:style-name="T3">dont aucun ne sont absolument nécessaires, et </text:span><text:span text:style-name="T40">pourtant </text:span><text:span text:style-name="T3">chacun une sert une fonction quand il est utilisé. Le pronominal copule sert à spécifier présent Holmstedt et Jones (2014, 61), tandis que le </text:span><text:span text:style-name="T4">téléologique lamed </text:span><text:span text:style-name="T3">, </text:span><text:span text:style-name="T42">beaucoup </text:span><text:span text:style-name="T3">comme le </text:span><text:span text:style-name="T41">BETH </text:span><text:span text:style-name="T4">de </text:span><text:span text:style-name="T43">prédicat </text:span><text:span text:style-name="T42">, </text:span><text:span text:style-name="T3">sert à marquer nominaux prédicats.</text:span></text:p>
      <text:p text:style-name="P13"><text:s/></text:p>
      <text:p text:style-name="P191"><text:span text:style-name="T38">5.2 </text:span><text:bookmark text:name="_TOC_2500026"/><text:span text:style-name="T38">Le </text:span><text:bookmark text:name="_TOC_2500025"/><text:span text:style-name="T6">verbe </text:span><text:bookmark text:name="_TOC_2500024"/><text:span text:style-name="T38">BH </text:span><text:bookmark text:name="_TOC_2500023"/><text:span text:style-name="T38">« </text:span><text:bookmark text:name="_TOC_2500022"/><text:span text:style-name="T55">être» </text:span><text:bookmark text:name="_TOC_2500021"/><text:span text:style-name="T38">comme</text:span> <text:span text:style-name="T38">auxiliaire</text:span> <text:s text:c="11"/><text:bookmark text:name="_TOC_250002"/></text:p>
      <text:p text:style-name="P44">Prenons les exemples (12) et (13):</text:p>
      <text:p text:style-name="P3"><text:s/><draw:frame draw:style-name="fr4" draw:name="Image85" text:anchor-type="char" svg:width="0.3335in" svg:height="0.361in" draw:z-index="84"><draw:image xlink:href="https://translate.googleusercontent.com/image_84.png" xlink:type="simple" xlink:show="embed" xlink:actuate="onLoad"/></draw:frame></text:p>
      <text:p text:style-name="Text_20_body"/>
      <text:p text:style-name="P3"><text:s/><draw:frame draw:style-name="fr2" draw:name="Image86" text:anchor-type="char" svg:width="7.972in" svg:height="0.361in" draw:z-index="85"><draw:image xlink:href="https://translate.googleusercontent.com/image_85.png" xlink:type="simple" xlink:show="embed" xlink:actuate="onLoad"/></draw:frame></text:p>
      <text:p text:style-name="P194">(12)</text:p>
      <text:p text:style-name="P22"/>
      <text:p text:style-name="P200">«Put et Lubim vous ont aidé. (Nah 3: 9)</text:p>
      <text:p text:style-name="P195"><text:span text:style-name="T81"><text:line-break/></text:span><text:span text:style-name="T239">ְ </text:span><text:span text:style-name="T241">ז </text:span><text:span text:style-name="T108">ָ </text:span><text:span text:style-name="T178">ר </text:span><text:span text:style-name="T108">ֵ ֽ </text:span><text:span text:style-name="T242">ת</text:span><text:span text:style-name="T104"> </text:span><text:span text:style-name="T94">ź</text:span><text:span text:style-name="T89"> </text:span><text:span text:style-name="T243">בּע</text:span></text:p>
      <text:p text:style-name="P202"><text:span text:style-name="T81"><text:line-break/></text:span><text:span text:style-name="T244">֖יוּ</text:span><text:span text:style-name="T246"> </text:span><text:span text:style-name="T247">ה</text:span></text:p>
      <text:p text:style-name="P203"><text:span text:style-name="T81"><text:line-break/></text:span><text:span text:style-name="T248">ב </text:span><text:span text:style-name="T108">י </text:span><text:span text:style-name="T123">ם</text:span></text:p>
      <text:p text:style-name="P107"><text:span text:style-name="T81"><text:line-break/></text:span><text:span text:style-name="T110">ולוּ</text:span></text:p>
      <text:p text:style-name="P204"><text:span text:style-name="T81"><text:line-break/></text:span><text:span text:style-name="T123">ט</text:span><text:span text:style-name="T108">וּ </text:span><text:span text:style-name="T165">פּ</text:span></text:p>
      <text:p text:style-name="P3"><text:s/><draw:frame draw:style-name="fr4" draw:name="Image87" text:anchor-type="char" svg:width="0.3335in" svg:height="0.361in" draw:z-index="86"><draw:image xlink:href="https://translate.googleusercontent.com/image_86.png" xlink:type="simple" xlink:show="embed" xlink:actuate="onLoad"/></draw:frame></text:p>
      <text:p text:style-name="Text_20_body"/>
      <text:p text:style-name="P3"><text:s/><draw:frame draw:style-name="fr2" draw:name="Image88" text:anchor-type="char" svg:width="7.972in" svg:height="0.361in" draw:z-index="87"><draw:image xlink:href="https://translate.googleusercontent.com/image_87.png" xlink:type="simple" xlink:show="embed" xlink:actuate="onLoad"/></draw:frame></text:p>
      <text:p text:style-name="P196">(13)</text:p>
      <text:p text:style-name="P27"/>
      <text:p text:style-name="P201"><text:span text:style-name="T31">« Car l' </text:span><text:span text:style-name="T36">Éternel </text:span><text:span text:style-name="T7">sera </text:span><text:span text:style-name="T24">sera </text:span><text:span text:style-name="T7">votre </text:span><text:span text:style-name="T10">confiance. » </text:span><text:span text:style-name="T7">(Prov 3:26)</text:span></text:p>
      <text:p text:style-name="P197"><text:span text:style-name="T81"><text:line-break/></text:span><text:span text:style-name="T249">ִ </text:span><text:span text:style-name="T250">כ </text:span><text:span text:style-name="T108">ְ </text:span><text:span text:style-name="T251">ס </text:span><text:span text:style-name="T108">ֶ </text:span><text:span text:style-name="T149">ל </text:span><text:span text:style-name="T160">֑</text:span><text:span text:style-name="T156"> </text:span><text:span text:style-name="T94">f </text:span><text:span text:style-name="T101">l</text:span><text:span text:style-name="T90"> </text:span><text:span text:style-name="T226">ב</text:span></text:p>
      <text:p text:style-name="P205"><text:soft-page-break/><text:span text:style-name="T81"><text:line-break/></text:span><text:span text:style-name="T252">ְ </text:span><text:span text:style-name="T253">ה </text:span><text:span text:style-name="T108">ֶ </text:span><text:span text:style-name="T254">י </text:span><text:span text:style-name="T108">֣ </text:span><text:span text:style-name="T256">ה </text:span><text:span text:style-name="T171">י</text:span></text:p>
      <text:p text:style-name="P206"><text:span text:style-name="T81"><text:line-break/></text:span><text:span text:style-name="T108">ֽ</text:span><text:span text:style-name="T155">כּ</text:span><text:span text:style-name="T123">י־ י </text:span><text:span text:style-name="T108">֭ </text:span><text:span text:style-name="T257">ה </text:span><text:span text:style-name="T108">ו ה</text:span></text:p>
      <text:p text:style-name="P3"><text:s/><draw:frame draw:style-name="fr4" draw:name="Image89" text:anchor-type="char" svg:width="0.3335in" svg:height="0.361in" draw:z-index="88"><draw:image xlink:href="https://translate.googleusercontent.com/image_88.png" xlink:type="simple" xlink:show="embed" xlink:actuate="onLoad"/></draw:frame></text:p>
      <text:p text:style-name="Text_20_body"/>
      <text:p text:style-name="P3"><text:s/><draw:frame draw:style-name="fr2" draw:name="Image90" text:anchor-type="char" svg:width="7.972in" svg:height="0.361in" draw:z-index="89"><draw:image xlink:href="https://translate.googleusercontent.com/image_89.png" xlink:type="simple" xlink:show="embed" xlink:actuate="onLoad"/></draw:frame></text:p>
      <text:p text:style-name="P127"><text:span text:style-name="T7">Whitley (1972, 203) les note comme preuve que </text:span><text:span text:style-name="T22">bēth </text:span><text:span text:style-name="T7">ne peut pas être un marqueur de prédiction.</text:span></text:p>
      <text:p text:style-name="P40"><text:span text:style-name="T8">ication. </text:span><text:span text:style-name="T20">A </text:span><text:span text:style-name="T8">elon à lui, une forme de la </text:span><text:span text:style-name="T20">v </text:span><text:span text:style-name="T8">erb </text:span><text:span text:style-name="T23">HAYA </text:span><text:span text:style-name="T34">( </text:span><text:span text:style-name="T108">וּ ֖ </text:span><text:span text:style-name="T258">י</text:span><text:span text:style-name="T104"> </text:span><text:span text:style-name="T108">ה</text:span><text:span text:style-name="T104"> </text:span><text:span text:style-name="T8">dans Na </text:span><text:span text:style-name="T20">h </text:span><text:span text:style-name="T8">um 3: 9 et</text:span><text:span text:style-name="T91"> </text:span><text:span text:style-name="T108">֣ </text:span><text:span text:style-name="T256">ה</text:span><text:span text:style-name="T240"> </text:span><text:span text:style-name="T108">ֶ </text:span><text:span text:style-name="T254">י</text:span><text:span text:style-name="T116"> </text:span><text:span text:style-name="T108">ְ </text:span><text:span text:style-name="T259">ה</text:span><text:span text:style-name="T104"> </text:span><text:span text:style-name="T260">י</text:span></text:p>
      <text:p text:style-name="P66"><text:span text:style-name="T3">dans Proverbes 3:26) suffit comme copule, et donc </text:span><text:span text:style-name="T4">bēth </text:span><text:span text:style-name="T3">doit avoir une autre fonction. Sur ce dernier point, je suis d'accord avec Whitley. Ce sur quoi nous ne sommes pas d'accord, c'est ce que pourrait être cette autre fonction de </text:span><text:span text:style-name="T4">bēth </text:span><text:span text:style-name="T3">. Whitley fait valoir qu'il marque l'accent, mais je dis qu'il identifie simplement le prédicat.</text:span></text:p>
      <text:p text:style-name="P80"><text:span text:style-name="T3">Comme je le note dans l' article, les copules verbales servent à marquer explicitement des caractéristiques </text:span><text:span text:style-name="T5">TAM </text:span><text:span text:style-name="T40">qui </text:span><text:span text:style-name="T3">ne seraient </text:span><text:span text:style-name="T46">pas </text:span><text:span text:style-name="T3">spécifiées dans une clause de copule nulle où il n'y a pas une telle morphologie explicite </text:span><text:span text:style-name="T49">. </text:span><text:span text:style-name="T3">Dans l'approche générative, ces caractéristiques </text:span><text:span text:style-name="T5">TAM </text:span><text:span text:style-name="T3">sont censées </text:span><text:span text:style-name="T46">être </text:span><text:span text:style-name="T3">codées au niveau de la phrase flexionnelle ou </text:span><text:span text:style-name="T5">IP. </text:span><text:span text:style-name="T3">Alors que nul copule clauses sont non marquées tendues, l' </text:span><text:span text:style-name="T54">humeur, </text:span><text:span text:style-name="T3">ou aspect, le parfait </text:span><text:span text:style-name="T4">haya </text:span><text:span text:style-name="T3">est marqué pour passé tendue et la imper- fet </text:span><text:span text:style-name="T4">Yihye </text:span><text:span text:style-name="T3">est marqué pour non-tendue passé. Mais ni la copule nulle ni les copules verbales ne marquent explicitement quel nominal est le prédicat. Ce dernier travail est celui rempli </text:span><text:span text:style-name="T42">par </text:span><text:span text:style-name="T3">le </text:span><text:span text:style-name="T41">bēth </text:span><text:span text:style-name="T4">de la </text:span><text:span text:style-name="T43">prédication </text:span><text:span text:style-name="T3">dans les exemples (12) et (13).</text:span></text:p>
      <text:p text:style-name="P79"><text:span text:style-name="T53">Pour </text:span><text:span text:style-name="T3">illustrer le distinct syntaxique du </text:span><text:span text:style-name="T40">poids </text:span><text:span text:style-name="T3">étant tiré </text:span><text:span text:style-name="T42">par </text:span><text:span text:style-name="T41">beth </text:span><text:span text:style-name="T4">vis à vis de </text:span><text:span text:style-name="T3">la copule verbale, considérons le diagramme de l' arbre dans l' exemple (14) , qui représente la clause </text:span><text:span text:style-name="T42">de</text:span></text:p>
      <text:p text:style-name="P3"><text:s/><draw:frame draw:style-name="fr4" draw:name="Image91" text:anchor-type="char" svg:width="0.3335in" svg:height="0.361in" draw:z-index="90"><draw:image xlink:href="https://translate.googleusercontent.com/image_90.png" xlink:type="simple" xlink:show="embed" xlink:actuate="onLoad"/></draw:frame></text:p>
      <text:p text:style-name="Text_20_body"/>
      <text:p text:style-name="P3"><text:s/><draw:frame draw:style-name="fr2" draw:name="Image92" text:anchor-type="char" svg:width="7.972in" svg:height="0.361in" draw:z-index="91"><draw:image xlink:href="https://translate.googleusercontent.com/image_91.png" xlink:type="simple" xlink:show="embed" xlink:actuate="onLoad"/></draw:frame></text:p>
      <text:p text:style-name="P3"><text:s/></text:p>
      <text:p text:style-name="P45"><text:span text:style-name="T7">Nahum 3: 9: </text:span><text:span text:style-name="T234">1</text:span></text:p>
      <text:p text:style-name="P198"><text:soft-page-break/><text:span text:style-name="T7">(14) Structure d'une copule </text:span><text:span text:style-name="T26">verbale </text:span><text:span text:style-name="T7">(Nah 3: 9):</text:span> <text:s text:c="12"/></text:p>
      <text:p text:style-name="P207">IP</text:p>
      <text:p text:style-name="P9"><text:s/></text:p>
      <text:p text:style-name="P3"><text:s/><draw:frame draw:style-name="fr4" draw:name="Image93" text:anchor-type="char" svg:width="0.3335in" svg:height="0.361in" draw:z-index="92"><draw:image xlink:href="https://translate.googleusercontent.com/image_92.png" xlink:type="simple" xlink:show="embed" xlink:actuate="onLoad"/></draw:frame></text:p>
      <text:p text:style-name="Text_20_body"/>
      <text:p text:style-name="P3"><text:s/><draw:frame draw:style-name="fr2" draw:name="Image94" text:anchor-type="char" svg:width="7.972in" svg:height="0.361in" draw:z-index="93"><draw:image xlink:href="https://translate.googleusercontent.com/image_93.png" xlink:type="simple" xlink:show="embed" xlink:actuate="onLoad"/></draw:frame></text:p>
      <text:p text:style-name="P208"><draw:frame draw:style-name="fr36" draw:name="Image96" text:anchor-type="char" svg:width="1.528in" svg:height="0.2638in" draw:z-index="95"><draw:image xlink:href="https://translate.googleusercontent.com/image_95.png" xlink:type="simple" xlink:show="embed" xlink:actuate="onLoad"/></draw:frame><draw:frame draw:style-name="fr37" draw:name="Image95" text:anchor-type="char" svg:width="1.361in" svg:height="0.222in" draw:z-index="94"><draw:image xlink:href="https://translate.googleusercontent.com/image_94.png" xlink:type="simple" xlink:show="embed" xlink:actuate="onLoad"/></draw:frame><text:span text:style-name="T7">NP </text:span><text:span text:style-name="T231">s</text:span></text:p>
      <text:p text:style-name="P209"><text:span text:style-name="T7">pût </text:span><text:span text:style-name="T10">wəlûbîm</text:span></text:p>
      <text:p text:style-name="P15"/>
      <text:p text:style-name="P189">je</text:p>
      <text:p text:style-name="P210"><draw:frame draw:style-name="fr6" draw:name="Image97" text:anchor-type="as-char" svg:width="0.0161in" svg:height="0.2638in" draw:z-index="96"><draw:image xlink:href="https://translate.googleusercontent.com/image_96.png" xlink:type="simple" xlink:show="embed" xlink:actuate="onLoad"/></draw:frame></text:p>
      <text:p text:style-name="P189">hāyû</text:p>
      <text:p text:style-name="P211"><text:line-break/><text:span text:style-name="T7">je</text:span></text:p>
      <text:p text:style-name="P212"><draw:frame draw:style-name="fr38" draw:name="Image98" text:anchor-type="char" svg:width="1.0138in" svg:height="0.2638in" draw:z-index="97"><draw:image xlink:href="https://translate.googleusercontent.com/image_97.png" xlink:type="simple" xlink:show="embed" xlink:actuate="onLoad"/></draw:frame>PrP</text:p>
      <text:p text:style-name="P213"><draw:frame draw:style-name="fr6" draw:name="Image99" text:anchor-type="as-char" svg:width="0.8752in" svg:height="0.2638in" draw:z-index="98"><draw:image xlink:href="https://translate.googleusercontent.com/image_98.png" xlink:type="simple" xlink:show="embed" xlink:actuate="onLoad"/></draw:frame></text:p>
      <text:p text:style-name="P215"><text:span text:style-name="T7">NP Pr</text:span> <text:s text:c="12"/></text:p>
      <text:p text:style-name="P214"><draw:frame draw:style-name="fr6" draw:name="Image100" text:anchor-type="as-char" svg:width="0.0161in" svg:height="0.278in" draw:z-index="99"><draw:image xlink:href="https://translate.googleusercontent.com/image_99.png" xlink:type="simple" xlink:show="embed" xlink:actuate="onLoad"/></draw:frame><text:s text:c="14"/><draw:frame draw:style-name="fr6" draw:name="Image101" text:anchor-type="as-char" svg:width="0.7638in" svg:height="0.2638in" draw:z-index="100"><draw:image xlink:href="https://translate.googleusercontent.com/image_100.png" xlink:type="simple" xlink:show="embed" xlink:actuate="onLoad"/></draw:frame></text:p>
      <text:p text:style-name="P216"><text:span text:style-name="T32">t </text:span><text:span text:style-name="T233">s </text:span><text:span text:style-name="T7">Pr NP</text:span><text:span text:style-name="T114"> <text:s text:c="13"/></text:span><text:s text:c="13"/></text:p>
      <text:p text:style-name="P3"><text:s/><draw:frame draw:style-name="fr4" draw:name="Image102" text:anchor-type="char" svg:width="0.3335in" svg:height="0.361in" draw:z-index="101"><draw:image xlink:href="https://translate.googleusercontent.com/image_101.png" xlink:type="simple" xlink:show="embed" xlink:actuate="onLoad"/></draw:frame></text:p>
      <text:p text:style-name="Text_20_body"/>
      <text:p text:style-name="P3"><text:s/><draw:frame draw:style-name="fr2" draw:name="Image103" text:anchor-type="char" svg:width="7.972in" svg:height="0.361in" draw:z-index="102"><draw:image xlink:href="https://translate.googleusercontent.com/image_102.png" xlink:type="simple" xlink:show="embed" xlink:actuate="onLoad"/></draw:frame></text:p>
      <text:p text:style-name="P217"><draw:frame draw:style-name="fr6" draw:name="Image104" text:anchor-type="as-char" svg:width="0.0161in" svg:height="0.2638in" draw:z-index="103"><draw:image xlink:href="https://translate.googleusercontent.com/image_103.png" xlink:type="simple" xlink:show="embed" xlink:actuate="onLoad"/></draw:frame></text:p>
      <text:p text:style-name="P218"><draw:frame draw:style-name="fr39" draw:name="Image105" text:anchor-type="char" svg:width="1in" svg:height="0.2638in" draw:z-index="104"><draw:image xlink:href="https://translate.googleusercontent.com/image_104.png" xlink:type="simple" xlink:show="embed" xlink:actuate="onLoad"/></draw:frame><text:span text:style-name="T7">bə- -ʿezrātēk</text:span> <text:s text:c="12"/></text:p>
      <text:p text:style-name="P128"><text:span text:style-name="T7">La particule </text:span><text:span text:style-name="T22">bēth </text:span><text:span text:style-name="T7">, en s'asseyant dans la tête Pr, ambiguë entre les deux noms</text:span></text:p>
      <text:p text:style-name="P41"><text:span text:style-name="T8">phrases, marquant clairement </text:span><text:span text:style-name="T94">ź </text:span><text:span text:style-name="T108">ֽ </text:span><text:span text:style-name="T242">ת</text:span><text:span text:style-name="T261"> </text:span><text:span text:style-name="T108">ֵ</text:span><text:span text:style-name="T158"> </text:span><text:span text:style-name="T108">ָ </text:span><text:span text:style-name="T178">ר</text:span><text:span text:style-name="T194"> </text:span><text:span text:style-name="T108">ְ </text:span><text:span text:style-name="T167">ז</text:span><text:span text:style-name="T139"> </text:span><text:span text:style-name="T108">ע</text:span><text:span text:style-name="T262"> </text:span><text:span text:style-name="T8">comme le prédicat. L' o </text:span><text:span text:style-name="T20">b </text:span><text:span text:style-name="T8">Vious implication est tha t</text:span></text:p>
      <text:p text:style-name="P46"><text:span text:style-name="T8">l'autre phrase nominale, </text:span><text:span text:style-name="T108">ביםוּול</text:span><text:span text:style-name="T104"> </text:span><text:span text:style-name="T108">טוּפּ </text:span><text:span text:style-name="T8">est le sujet. Notez que l'ordre des mots seul n'est pas t</text:span></text:p>
      <text:p text:style-name="P89"><text:span text:style-name="T3">nécessairement suffisant pour lever l' ambiguïté des phrases nominales puisque l' hébreu biblique </text:span><text:span text:style-name="T49">permet une </text:span><text:span text:style-name="T3">approche pragmatique des projections de </text:span><text:span text:style-name="T40">focus </text:span><text:span text:style-name="T3">et de </text:span><text:span text:style-name="T42">sujet </text:span><text:span text:style-name="T3">au-dessus de </text:span><text:span text:style-name="T5">IP. </text:span><text:span text:style-name="T49">D' </text:span><text:span text:style-name="T3">un point de vue strictement linéaire, une phrase devant la copule verbale pourrait </text:span><text:span text:style-name="T46">être </text:span><text:span text:style-name="T3">le </text:span><text:soft-page-break/><text:span text:style-name="T3">sujet dans la position du sujet - si l'on devait adopter l' hypothèse </text:span><text:span text:style-name="T40">SVO </text:span><text:span text:style-name="T3">pour l'ordre des mots de l'hébreu biblique de base - ou le sujet ou le prédicat dans une position marquée de manière pragmatique .</text:span></text:p>
      <text:p text:style-name="P81"><text:span text:style-name="T40">À la suite de </text:span><text:span text:style-name="T3">Cowper et Decaen (2017), je traite la copule verbale comme un verbe auxiliaire, ce qui signifie que c'est fusionné directement à I au lieu de à un V nœud comme principaux verbes. Selon d' eux, auxiliaires </text:span><text:span text:style-name="T4">haya </text:span><text:span text:style-name="T3">est « inséré comme un dernier recours pour permettre la spellout de autrement bloqués flexions caractéristiques » Cowper et Decaen (2017, 6). Dans </text:span><text:span text:style-name="T49">Nahum </text:span><text:span text:style-name="T3">3: 9, cette caractéristique est du passé. En revanche, dans une clause de copule nulle comme dans l'exemple (11), le nœud I est vide (c'est-à-dire Ø), ce qui explique le manque de fonctionnalités </text:span><text:span text:style-name="T5">TAM </text:span><text:span text:style-name="T3">explicites .</text:span></text:p>
      <text:p text:style-name="P109"><text:span text:style-name="T3">Il n'est donc pas vrai que la présence d'une copule verbale rend </text:span><text:span text:style-name="T4">redondant </text:span><text:span text:style-name="T3">le </text:span><text:span text:style-name="T4">bēth de la prédication </text:span><text:span text:style-name="T3">. Chaque lexème a son propre travail distinct, qu'il remplit dans sa position syntaxique distincte.</text:span></text:p>
      <text:p text:style-name="P14"><text:s/></text:p>
      <text:p text:style-name="P191"><text:span text:style-name="T38">5.3 </text:span><text:bookmark text:name="_TOC_2500012"/><text:span text:style-name="T38">'L'accent' est le produit de l'</text:span> <text:span text:style-name="T38">ordre des </text:span><text:bookmark text:name="_TOC_2500011"/><text:span text:style-name="T6">mots</text:span> <text:s text:c="11"/><text:bookmark text:name="_TOC_250001"/></text:p>
      <text:p text:style-name="P92"><text:span text:style-name="T3">Avant de conclure, permettez - moi d' aborder la théorie de Whitley d'un emphatique </text:span><text:span text:style-name="T41">beth </text:span><text:span text:style-name="T40">. </text:span><text:span text:style-name="T3">Whitley (1972, 199-202) soutient qu'en hébreu biblique les particules </text:span><text:span text:style-name="T41">bēth </text:span><text:span text:style-name="T3">et </text:span><text:span text:style-name="T41">lamed </text:span><text:span text:style-name="T3">sont interchangeables dans certaines fonctions, y compris ayant une force emphatique . Il croit</text:span></text:p>
      <text:p text:style-name="P7"><draw:frame draw:style-name="fr6" draw:name="Image106" text:anchor-type="as-char" svg:width="3.1945in" svg:height="0.0161in" draw:z-index="105"><draw:image xlink:href="https://translate.googleusercontent.com/image_105.png" xlink:type="simple" xlink:show="embed" xlink:actuate="onLoad"/></draw:frame></text:p>
      <text:p text:style-name="P219"><text:span text:style-name="T61">1. Je ne prends pas position ici sur l'ordre de base des mots de BH, que ce soit VSO ou SVO. L'exemple (14) représenterait un ordre SVO de base, mais un ordre VSO avec un marquage de sujet du sujet pourrait </text:span><text:span text:style-name="T79">être </text:span><text:span text:style-name="T61">schématisé </text:span><text:span text:style-name="T62">en </text:span><text:span text:style-name="T61">ajoutant une couche de phrase de </text:span><text:span text:style-name="T79">sujet </text:span><text:span text:style-name="T61">.</text:span> <text:s/></text:p>
      <text:p text:style-name="P3"><text:s/><draw:frame draw:style-name="fr4" draw:name="Image107" text:anchor-type="char" svg:width="0.3335in" svg:height="0.361in" draw:z-index="106"><draw:image xlink:href="https://translate.googleusercontent.com/image_106.png" xlink:type="simple" xlink:show="embed" xlink:actuate="onLoad"/></draw:frame></text:p>
      <text:p text:style-name="Text_20_body"/>
      <text:p text:style-name="P3"><text:s/><draw:frame draw:style-name="fr2" draw:name="Image108" text:anchor-type="char" svg:width="7.972in" svg:height="0.361in" draw:z-index="107"><draw:image xlink:href="https://translate.googleusercontent.com/image_107.png" xlink:type="simple" xlink:show="embed" xlink:actuate="onLoad"/></draw:frame></text:p>
      <text:p text:style-name="P13"><text:s/></text:p>
      <text:p text:style-name="P91"><text:span text:style-name="T3">que c'est cette fonction emphatique qui caractérise les </text:span><text:span text:style-name="T41">bēth </text:span><text:span text:style-name="T4">essentiae </text:span><text:span text:style-name="T3">. </text:span><text:span text:style-name="T40">Cependant, </text:span><text:span text:style-name="T3">ni </text:span><text:span text:style-name="T41">bēth </text:span><text:span text:style-name="T3">ni </text:span><text:span text:style-name="T41">lamed </text:span><text:span text:style-name="T42">n'ont </text:span><text:span text:style-name="T3">une telle fonction. À </text:span><text:span text:style-name="T42">mon </text:span><text:span text:style-name="T3">avis, </text:span><text:span text:style-name="T40">toute </text:span><text:span text:style-name="T3">«accentuation» dans les textes cités </text:span><text:span text:style-name="T42">par </text:span><text:span text:style-name="T3">Whitley est un produit de l'ordre des mots marqué de façon pragmatique. </text:span><text:span text:style-name="T42">Les mots </text:span><text:span text:style-name="T3">et expressions </text:span><text:span text:style-name="T40">peuvent </text:span><text:span text:style-name="T46">être </text:span><text:span text:style-name="T3">FOCUS- ou sujet marqué </text:span><text:span text:style-name="T42">par </text:span><text:span text:style-name="T3">fronting les à une préverbale position dans un </text:span><text:span text:style-name="T40">point </text:span><text:span text:style-name="T3">Phrase ou </text:span><text:span text:style-name="T42">sujet </text:span><text:span text:style-name="T3">Phrase respectivement.</text:span></text:p>
      <text:p text:style-name="P126"><text:soft-page-break/><text:span text:style-name="T8">Whitley me </text:span><text:span text:style-name="T20">n </text:span><text:span text:style-name="T8">tions du </text:span><text:span text:style-name="T20">n </text:span><text:span text:style-name="T8">ULL copule clause </text:span><text:span text:style-name="T94">t </text:span><text:span text:style-name="T108">֗ </text:span><text:span text:style-name="T212">מ</text:span><text:span text:style-name="T135"> </text:span><text:span text:style-name="T108">שׁ </text:span><text:span text:style-name="T110">הּ</text:span><text:span text:style-name="T263"> </text:span><text:span text:style-name="T108">ָ </text:span><text:span text:style-name="T254">י </text:span><text:span text:style-name="T204">֥</text:span><text:span text:style-name="T116"> </text:span><text:span text:style-name="T108">בּ </text:span><text:span text:style-name="T8">de Ps 68: 5 lorsque Makin g</text:span></text:p>
      <text:p text:style-name="P67">son cas. Dans ma traduction de l'exemple (15), le soulignement marque `` Yah '' comme prédicat, et le type de visage en gras fait le travail de l'ordre des mots inversés, qui est de marquer la mise au point pragmatique.</text:p>
      <text:p text:style-name="P125">Après Buth (1999), je suppose que l'ordre des mots neutre dans les clauses de copule nulles</text:p>
      <text:p text:style-name="P3"><text:s/><draw:frame draw:style-name="fr4" draw:name="Image109" text:anchor-type="char" svg:width="0.3335in" svg:height="0.361in" draw:z-index="108"><draw:image xlink:href="https://translate.googleusercontent.com/image_108.png" xlink:type="simple" xlink:show="embed" xlink:actuate="onLoad"/></draw:frame></text:p>
      <text:p text:style-name="Text_20_body"/>
      <text:p text:style-name="P3"><text:s/><draw:frame draw:style-name="fr2" draw:name="Image110" text:anchor-type="char" svg:width="7.972in" svg:height="0.361in" draw:z-index="109"><draw:image xlink:href="https://translate.googleusercontent.com/image_109.png" xlink:type="simple" xlink:show="embed" xlink:actuate="onLoad"/></draw:frame></text:p>
      <text:p text:style-name="P42"><text:span text:style-name="T8">est Su </text:span><text:span text:style-name="T18">b </text:span><text:span text:style-name="T8">ject-Predicate. Mais en </text:span><text:span text:style-name="T94">t </text:span><text:span text:style-name="T108">֗ </text:span><text:span text:style-name="T259">מ</text:span><text:span text:style-name="T220"> </text:span><text:span text:style-name="T264">שׁ</text:span></text:p>
      <text:p text:style-name="P47"><text:span text:style-name="T81"><text:line-break/></text:span><text:span text:style-name="T265">בּ</text:span><text:span text:style-name="T110">ָי֥הּ</text:span></text:p>
      <text:p text:style-name="P39"><text:line-break/><text:span text:style-name="T7">nous avons l'ordre inversé Sujet prédicat.</text:span></text:p>
      <text:p text:style-name="P3"><text:s/><draw:frame draw:style-name="fr4" draw:name="Image111" text:anchor-type="char" svg:width="0.3335in" svg:height="0.361in" draw:z-index="110"><draw:image xlink:href="https://translate.googleusercontent.com/image_110.png" xlink:type="simple" xlink:show="embed" xlink:actuate="onLoad"/></draw:frame></text:p>
      <text:p text:style-name="Text_20_body"/>
      <text:p text:style-name="P3"><text:s/><draw:frame draw:style-name="fr2" draw:name="Image112" text:anchor-type="char" svg:width="7.972in" svg:height="0.361in" draw:z-index="111"><draw:image xlink:href="https://translate.googleusercontent.com/image_111.png" xlink:type="simple" xlink:show="embed" xlink:actuate="onLoad"/></draw:frame></text:p>
      <text:p text:style-name="P199"><text:span text:style-name="T8">(15) </text:span><text:span text:style-name="T108">֮</text:span><text:span text:style-name="T104"> <text:s text:c="80"/></text:span><text:span text:style-name="T108">ה י </text:span><text:span text:style-name="T123">ם</text:span><text:span text:style-name="T94">t</text:span><text:span text:style-name="T108">ֽ </text:span><text:span text:style-name="T264">ל </text:span><text:span text:style-name="T108">א</text:span></text:p>
      <text:p text:style-name="P220"><text:span text:style-name="T94">t </text:span><text:span text:style-name="T108">֥ </text:span><text:span text:style-name="T266">מ</text:span><text:span text:style-name="T104"> </text:span><text:span text:style-name="T264">שׁ</text:span></text:p>
      <text:p text:style-name="P221"><text:span text:style-name="T92"><text:line-break/></text:span><text:span text:style-name="T267">ִ </text:span><text:span text:style-name="T108">֤</text:span><text:span text:style-name="T268"> </text:span><text:span text:style-name="T185">שׁ</text:span><text:span text:style-name="T108">ירוּ</text:span><text:span text:style-name="T159"> </text:span><text:span text:style-name="T108">׀ </text:span><text:span text:style-name="T244">֪ר</text:span><text:span text:style-name="T105"> </text:span><text:span text:style-name="T244">וּ</text:span><text:span text:style-name="T245"> </text:span><text:span text:style-name="T270">ז </text:span><text:span text:style-name="T271">ְמּ</text:span></text:p>
      <text:p text:style-name="P3"><text:s/><draw:frame draw:style-name="fr4" draw:name="Image113" text:anchor-type="char" svg:width="0.3335in" svg:height="0.361in" draw:z-index="112"><draw:image xlink:href="https://translate.googleusercontent.com/image_112.png" xlink:type="simple" xlink:show="embed" xlink:actuate="onLoad"/></draw:frame></text:p>
      <text:p text:style-name="Text_20_body"/>
      <text:p text:style-name="P3"><text:s/><draw:frame draw:style-name="fr2" draw:name="Image114" text:anchor-type="char" svg:width="7.972in" svg:height="0.361in" draw:z-index="113"><draw:image xlink:href="https://translate.googleusercontent.com/image_113.png" xlink:type="simple" xlink:show="embed" xlink:actuate="onLoad"/></draw:frame></text:p>
      <text:p text:style-name="P222"><text:span text:style-name="T123">֭</text:span><text:span text:style-name="T265">בּ</text:span><text:span text:style-name="T123">ע </text:span><text:span text:style-name="T108">ָ </text:span><text:span text:style-name="T178">ר </text:span><text:span text:style-name="T123">ב</text:span><text:span text:style-name="T194"> </text:span><text:span text:style-name="T102">t</text:span><text:span text:style-name="T123">ת</text:span></text:p>
      <text:p text:style-name="P223"><text:span text:style-name="T81"><text:line-break/></text:span><text:span text:style-name="T108">ֵ </text:span><text:span text:style-name="T211">כ </text:span><text:span text:style-name="T160">֣ </text:span><text:span text:style-name="T154">ב </text:span><text:span text:style-name="T103">ì </text:span><text:span text:style-name="T272">ר</text:span></text:p>
      <text:p text:style-name="P182"><text:span text:style-name="T81"><text:line-break/></text:span><text:span text:style-name="T108">וּלּ ֹ </text:span><text:span text:style-name="T187">ס</text:span></text:p>
      <text:p text:style-name="P3"><text:s/><draw:frame draw:style-name="fr4" draw:name="Image115" text:anchor-type="char" svg:width="0.3335in" svg:height="0.361in" draw:z-index="114"><draw:image xlink:href="https://translate.googleusercontent.com/image_114.png" xlink:type="simple" xlink:show="embed" xlink:actuate="onLoad"/></draw:frame></text:p>
      <text:p text:style-name="Text_20_body"/>
      <text:p text:style-name="P3"><text:s/><draw:frame draw:style-name="fr2" draw:name="Image116" text:anchor-type="char" svg:width="7.972in" svg:height="0.361in" draw:z-index="115"><draw:image xlink:href="https://translate.googleusercontent.com/image_115.png" xlink:type="simple" xlink:show="embed" xlink:actuate="onLoad"/></draw:frame></text:p>
      <text:p text:style-name="P224"><text:span text:style-name="T94">t </text:span><text:span text:style-name="T108">֗ </text:span><text:span text:style-name="T259">מ</text:span><text:span text:style-name="T104"> </text:span><text:span text:style-name="T108">שׁ </text:span><text:span text:style-name="T273">הּ</text:span><text:span text:style-name="T127"> </text:span><text:span text:style-name="T145">ָ </text:span><text:span text:style-name="T255">י </text:span><text:span text:style-name="T202">֥</text:span><text:span text:style-name="T117"> </text:span><text:span text:style-name="T161">בּ</text:span><text:span text:style-name="T145">ְ</text:span></text:p>
      <text:p text:style-name="P226"><text:span text:style-name="T107">ְ </text:span><text:span text:style-name="T269">ו </text:span><text:span text:style-name="T107">ִ </text:span><text:span text:style-name="T210">ע </text:span><text:span text:style-name="T107">ְ </text:span><text:span text:style-name="T148">ל </text:span><text:span text:style-name="T107">֥ </text:span><text:span text:style-name="T151">ז</text:span><text:span text:style-name="T131"> </text:span><text:span text:style-name="T107">וּ</text:span><text:span text:style-name="T274"> </text:span><text:s text:c="2"/><text:span text:style-name="T107">ְ </text:span><text:span text:style-name="T148">ל </text:span><text:span text:style-name="T122">פ </text:span><text:span text:style-name="T107">ָ ֽ </text:span><text:span text:style-name="T275">נ </text:span><text:span text:style-name="T107">יו ׃</text:span></text:p>
      <text:p text:style-name="P227"><text:soft-page-break/><text:span text:style-name="T3">«Chantez pour Dieu, faites de la musique à Son nom; entasser (louange) à celui qui traverse les déserts - son nom est </text:span><text:span text:style-name="T45">Yah </text:span><text:span text:style-name="T3">- et exulter devant lui. (Ps 68: 5)</text:span></text:p>
      <text:p text:style-name="P129">Pour montrer comment le marquage de l'ordre des mots est différent du marquage des prédicats, je fournis</text:p>
      <text:p text:style-name="P40"><text:span text:style-name="T8">la structure de </text:span><text:span text:style-name="T94">t </text:span><text:span text:style-name="T108">֗ </text:span><text:span text:style-name="T259">מ</text:span><text:span text:style-name="T128"> </text:span><text:span text:style-name="T108">שׁ </text:span><text:span text:style-name="T110">הּ</text:span><text:span text:style-name="T104"> </text:span><text:span text:style-name="T108">ָ </text:span><text:span text:style-name="T254">י </text:span><text:span text:style-name="T204">֥</text:span><text:span text:style-name="T116"> </text:span><text:span text:style-name="T108">בּ </text:span><text:span text:style-name="T8">dans l' exemple (16). La particule </text:span><text:span text:style-name="T37">b </text:span><text:span text:style-name="T23">ēth </text:span><text:span text:style-name="T8">marque la prédicat e</text:span></text:p>
      <text:p text:style-name="P93"><text:span text:style-name="T4">Yāh </text:span><text:span text:style-name="T42">en </text:span><text:span text:style-name="T3">raison de sa position de fusion au Pr. La phrase entière </text:span><text:span text:style-name="T4">bəyāh </text:span><text:span text:style-name="T3">, qui forme un nœud de barre Pr, est dirigée vers une position dans le spécificateur de la phrase de </text:span><text:span text:style-name="T40">focus </text:span><text:span text:style-name="T3">où elle est marquée. Notez que le marqueur nul en I est cohérent avec le fait que les clauses de copule nulles ne sont pas marquées pour les fonctionnalités </text:span><text:span text:style-name="T5">TAM </text:span><text:span text:style-name="T3">.</text:span></text:p>
      <text:p text:style-name="P228"><text:span text:style-name="T3">(16) Marquage de mise au point d'un prédicat à </text:span><text:span text:style-name="T42">front </text:span><text:span text:style-name="T3">(Ps 68: 5): </text:span><text:span text:style-name="T42">FocP</text:span> <text:s text:c="12"/></text:p>
      <text:p text:style-name="P28"><text:s/></text:p>
      <text:p text:style-name="P3"><text:s/><draw:frame draw:style-name="fr4" draw:name="Image117" text:anchor-type="char" svg:width="0.3335in" svg:height="0.361in" draw:z-index="116"><draw:image xlink:href="https://translate.googleusercontent.com/image_116.png" xlink:type="simple" xlink:show="embed" xlink:actuate="onLoad"/></draw:frame></text:p>
      <text:p text:style-name="Text_20_body"/>
      <text:p text:style-name="P3"><text:s/><draw:frame draw:style-name="fr2" draw:name="Image118" text:anchor-type="char" svg:width="7.972in" svg:height="0.361in" draw:z-index="117"><draw:image xlink:href="https://translate.googleusercontent.com/image_117.png" xlink:type="simple" xlink:show="embed" xlink:actuate="onLoad"/></draw:frame></text:p>
      <text:p text:style-name="P229"><draw:frame draw:style-name="fr40" draw:name="Image120" text:anchor-type="char" svg:width="0.5693in" svg:height="0.278in" draw:z-index="119"><draw:image xlink:href="https://translate.googleusercontent.com/image_119.png" xlink:type="simple" xlink:show="embed" xlink:actuate="onLoad"/></draw:frame><draw:frame draw:style-name="fr41" draw:name="Image119" text:anchor-type="char" svg:width="1.6807in" svg:height="0.278in" draw:z-index="118"><draw:image xlink:href="https://translate.googleusercontent.com/image_118.png" xlink:type="simple" xlink:show="embed" xlink:actuate="onLoad"/></draw:frame>XP</text:p>
      <text:p text:style-name="P230">bəyāh</text:p>
      <text:p text:style-name="P12"/>
      <text:p text:style-name="P231">Foc</text:p>
      <text:p text:style-name="P232"><text:line-break/><text:span text:style-name="T7">Foc</text:span></text:p>
      <text:p text:style-name="P233"><draw:frame draw:style-name="fr42" draw:name="Image121" text:anchor-type="char" svg:width="1.389in" svg:height="0.278in" draw:z-index="120"><draw:image xlink:href="https://translate.googleusercontent.com/image_120.png" xlink:type="simple" xlink:show="embed" xlink:actuate="onLoad"/></draw:frame>IP</text:p>
      <text:p text:style-name="P3"><text:s/><draw:frame draw:style-name="fr4" draw:name="Image122" text:anchor-type="char" svg:width="0.3335in" svg:height="0.361in" draw:z-index="121"><draw:image xlink:href="https://translate.googleusercontent.com/image_121.png" xlink:type="simple" xlink:show="embed" xlink:actuate="onLoad"/></draw:frame></text:p>
      <text:p text:style-name="Text_20_body"/>
      <text:p text:style-name="P3"><text:s/><draw:frame draw:style-name="fr2" draw:name="Image123" text:anchor-type="char" svg:width="7.972in" svg:height="0.361in" draw:z-index="122"><draw:image xlink:href="https://translate.googleusercontent.com/image_122.png" xlink:type="simple" xlink:show="embed" xlink:actuate="onLoad"/></draw:frame></text:p>
      <text:p text:style-name="P234"><text:soft-page-break/><draw:frame draw:style-name="fr6" draw:name="Image124" text:anchor-type="as-char" svg:width="4.5138in" svg:height="2.2362in" draw:z-index="123"><draw:image xlink:href="https://translate.googleusercontent.com/image_123.png" xlink:type="simple" xlink:show="embed" xlink:actuate="onLoad"/></draw:frame></text:p>
      <text:p text:style-name="P3"><text:s/><draw:frame draw:style-name="fr4" draw:name="Image125" text:anchor-type="char" svg:width="0.3335in" svg:height="0.361in" draw:z-index="124"><draw:image xlink:href="https://translate.googleusercontent.com/image_124.png" xlink:type="simple" xlink:show="embed" xlink:actuate="onLoad"/></draw:frame></text:p>
      <text:p text:style-name="Text_20_body"/>
      <text:p text:style-name="P3"><text:s/><draw:frame draw:style-name="fr2" draw:name="Image126" text:anchor-type="char" svg:width="7.972in" svg:height="0.361in" draw:z-index="125"><draw:image xlink:href="https://translate.googleusercontent.com/image_125.png" xlink:type="simple" xlink:show="embed" xlink:actuate="onLoad"/></draw:frame></text:p>
      <text:p text:style-name="P3"><text:s/></text:p>
      <text:p text:style-name="P78"><text:span text:style-name="T3">Il semble plausible que </text:span><text:span text:style-name="T40">Whitley, </text:span><text:span text:style-name="T3">ayant confondu la source du marquage pragmatique , ait généralisé ses observations pour des cas comme le Psaume 68: 5 à toutes les attestations de </text:span><text:span text:style-name="T41">bēth </text:span><text:span text:style-name="T4">essentiae </text:span><text:span text:style-name="T3">, et que cela le porte à croire que </text:span><text:span text:style-name="T41">bēth </text:span><text:span text:style-name="T3">marque l'accent indépendamment de sa position dans le clause.</text:span></text:p>
      <text:p text:style-name="P21"><text:s/></text:p>
      <text:p text:style-name="P61"><text:span text:style-name="T39">6</text:span> <text:s text:c="12"/><text:bookmark text:name="_TOC_250000"/><text:span text:style-name="T39">Conclusion</text:span></text:p>
      <text:p text:style-name="P94"><text:span text:style-name="T3">Permettez- moi de conclure. Dans ce papier , </text:span><text:span text:style-name="T42">j'ai </text:span><text:span text:style-name="T3">discuté d' une longue reconnu l' utilisation de la particule biblique hébreu </text:span><text:span text:style-name="T41">BETH </text:span><text:span text:style-name="T3">traditionnellement appelé le </text:span><text:span text:style-name="T41">beth </text:span><text:span text:style-name="T4">essentiae </text:span><text:span text:style-name="T3">. Mon objectif principal </text:span><text:span text:style-name="T40">était </text:span><text:span text:style-name="T3">de fournir une explication syntaxique de ce </text:span><text:span text:style-name="T41">bēth en </text:span><text:span text:style-name="T3">utilisant l' approche unifiée de la prédication de </text:span><text:span text:style-name="T40">Bowers </text:span><text:span text:style-name="T3">(1993, 2001). Ce faisant, je l' </text:span><text:span text:style-name="T42">ai </text:span><text:span text:style-name="T3">confirmé l'opinion de la majorité qui analyse la traditionnelle </text:span><text:span text:style-name="T41">beth </text:span><text:span text:style-name="T4">essentiae </text:span><text:span text:style-name="T3">comme un prédicat marqueur. J'ai soutenu que ce </text:span><text:span text:style-name="T48">tiers </text:span><text:span text:style-name="T4">de la </text:span><text:span text:style-name="T43">prédication </text:span><text:span text:style-name="T3">est une tête </text:span><text:span text:style-name="T40">ouverte </text:span><text:span text:style-name="T3">facultative de la phrase de prédication , à la fois dans les clauses copulaires et dans les prédicats secondaires . Cette analyse est appuyée </text:span><text:span text:style-name="T42">par des </text:span><text:span text:style-name="T3">données de l' arabe, égyptien, et écossais gaélique, tous de qui également utiliser l' équivalent de la préposition « en » pour marquer prédicats en particulier les circonstances.</text:span></text:p>
      <text:p text:style-name="P82"><text:span text:style-name="T3">En répondant aux contre - arguments de Whitley </text:span><text:span text:style-name="T42">j'ai </text:span><text:span text:style-name="T3">mis la fonction de </text:span><text:span text:style-name="T41">beth </text:span><text:span text:style-name="T4">de </text:span><text:span text:style-name="T43">predication </text:span><text:span text:style-name="T3">davantage l' attention </text:span><text:span text:style-name="T4">vis - à - vis </text:span><text:span text:style-name="T3">des copules verbales </text:span><text:soft-page-break/><text:span text:style-name="T3">et pronominaux. Alors que </text:span><text:span text:style-name="T41">bēth </text:span><text:span text:style-name="T40">peut </text:span><text:span text:style-name="T46">être </text:span><text:span text:style-name="T3">utilisé pour identifier clairement le prédicat, les copules </text:span><text:span text:style-name="T40">manifestes </text:span><text:span text:style-name="T3">servent à spécifier les caractéristiques </text:span><text:span text:style-name="T5">TAM </text:span><text:span text:style-name="T42">en </text:span><text:span text:style-name="T3">réalisant ouvertement la tête d'inflexion. Les clauses de copule nulles ne sont pas spécifiées pour les fonctionnalités </text:span><text:span text:style-name="T5">TAM </text:span><text:span text:style-name="T3">et </text:span><text:span text:style-name="T42">ont </text:span><text:span text:style-name="T3">donc un nœud I vide. En revanche, les copules pronominales marquent le présent, tandis que les copules verbales spécifient la sémantique passée et </text:span><text:span text:style-name="T40">non </text:span><text:span text:style-name="T3">passée . </text:span><text:span text:style-name="T40">Enfin, </text:span><text:span text:style-name="T3">le « accent » que Whitley attribué à la </text:span><text:span text:style-name="T41">beth </text:span><text:span text:style-name="T4">essentiae </text:span><text:span text:style-name="T40">a été </text:span><text:span text:style-name="T3">démontré </text:span><text:span text:style-name="T46">être </text:span><text:span text:style-name="T3">indépendamment marqué </text:span><text:span text:style-name="T42">par </text:span><text:span text:style-name="T3">mot ordre.</text:span></text:p>
      <text:p text:style-name="P79"><text:span text:style-name="T3">Une conséquence de la structure de la phrase Prédication est que le </text:span><text:span text:style-name="T41">beth </text:span><text:span text:style-name="T4">de </text:span><text:span text:style-name="T58">pred- </text:span><text:span text:style-name="T4">ication </text:span><text:span text:style-name="T3">doit marquer le prédicat et ne jamais le sujet, en dépit de ce que les autres </text:span><text:span text:style-name="T42">ont </text:span><text:span text:style-name="T3">déjà dit. </text:span><text:span text:style-name="T52">Deux </text:span><text:span text:style-name="T3">autres facteurs </text:span><text:span text:style-name="T40">peuvent </text:span><text:span text:style-name="T46">être </text:span><text:span text:style-name="T3">pris en considération lors de l'identification d'un </text:span><text:span text:style-name="T41">tiers </text:span><text:span text:style-name="T4">de </text:span><text:span text:style-name="T41">prédication </text:span><text:span text:style-name="T40">. </text:span><text:span text:style-name="T3">Premièrement, le </text:span><text:span text:style-name="T41">tiers </text:span><text:span text:style-name="T4">de la </text:span><text:span text:style-name="T43">prédication </text:span><text:span text:style-name="T3">semble </text:span><text:span text:style-name="T46">être </text:span><text:span text:style-name="T3">particulièrement associé aux prédicats </text:span><text:span text:style-name="T40">nominaux </text:span><text:span text:style-name="T3">, bien que </text:span><text:span text:style-name="T40">j'énumère </text:span><text:span text:style-name="T3">quelques exceptions possibles dans </text:span><text:span text:style-name="T42">mon </text:span><text:span text:style-name="T3">annexe. Deuxièmement, le prédicat marqué </text:span><text:span text:style-name="T42">par le </text:span><text:span text:style-name="T41">bième </text:span><text:span text:style-name="T4">de </text:span><text:span text:style-name="T43">prédication </text:span><text:span text:style-name="T3">ne semble jamais </text:span><text:span text:style-name="T46">être </text:span><text:span text:style-name="T3">déterminé </text:span><text:span text:style-name="T42">par </text:span><text:span text:style-name="T3">l'article.</text:span></text:p>
      <text:p text:style-name="P235"><text:span text:style-name="T8">Il n'est pas </text:span><text:span text:style-name="T15">toujours </text:span><text:span text:style-name="T8">évident si une donnée </text:span><text:span text:style-name="T13">beth </text:span><text:span text:style-name="T8">est un </text:span><text:span text:style-name="T13">beth </text:span><text:span text:style-name="T23">de </text:span><text:span text:style-name="T29">prédication </text:span><text:span text:style-name="T8">ou non, </text:span><text:span text:style-name="T30">et </text:span><text:span text:style-name="T8">il </text:span><text:span text:style-name="T25">est </text:span><text:span text:style-name="T8">utile d' </text:span><text:span text:style-name="T30">avoir des </text:span><text:span text:style-name="T8">directives plus strictes pour son analyse. Plus de travail devrait </text:span><text:span text:style-name="T25">être </text:span><text:span text:style-name="T8">fait pour confirmer les facteurs qui viennent d’être énumérés, ainsi que pour confirmer la déclaration de Joüon-Muraoka selon laquelle «le </text:span><text:span text:style-name="T108">ב</text:span><text:span text:style-name="T174"> </text:span><text:span text:style-name="T8">ajoute pratiquement rien à la signification » du le prédicat (Joüon et Muraoka 2006, §133c). Ayant traduit un certain nombre d'exemples pour </text:span><text:span text:style-name="T30">l' </text:span><text:span text:style-name="T8">annexe, je conclus que le </text:span><text:span text:style-name="T13">bēth </text:span><text:span text:style-name="T23">de la </text:span><text:span text:style-name="T29">prédication </text:span><text:span text:style-name="T15">peut </text:span><text:span text:style-name="T8">parfois </text:span><text:span text:style-name="T25">être </text:span><text:span text:style-name="T8">laissé non traduit, mais </text:span><text:span text:style-name="T15">peut </text:span><text:span text:style-name="T8">à d'autres moments </text:span><text:span text:style-name="T25">être </text:span><text:span text:style-name="T8">traduit </text:span><text:span text:style-name="T30">par l' </text:span><text:span text:style-name="T8">une des stratégies anglaises habituelles </text:span><text:span text:style-name="T30">pour </text:span><text:span text:style-name="T8">marquer les prédicats secondaires comme 'as', 'for'. ou ' </text:span><text:span text:style-name="T20">être. "</text:span></text:p>
      <text:p text:style-name="P3"><text:s/><draw:frame draw:style-name="fr4" draw:name="Image127" text:anchor-type="char" svg:width="0.3335in" svg:height="0.361in" draw:z-index="126"><draw:image xlink:href="https://translate.googleusercontent.com/image_126.png" xlink:type="simple" xlink:show="embed" xlink:actuate="onLoad"/></draw:frame></text:p>
      <text:p text:style-name="Text_20_body"/>
      <text:p text:style-name="P3"><text:s/><draw:frame draw:style-name="fr2" draw:name="Image128" text:anchor-type="char" svg:width="7.972in" svg:height="0.361in" draw:z-index="127"><draw:image xlink:href="https://translate.googleusercontent.com/image_127.png" xlink:type="simple" xlink:show="embed" xlink:actuate="onLoad"/></draw:frame></text:p>
      <text:p text:style-name="P48">Références</text:p>
      <text:p text:style-name="P225"><text:span text:style-name="T7">Bowers, John. 1993. «La syntaxe de la </text:span><text:span text:style-name="T10">prédication». </text:span><text:span text:style-name="T22">Enquête linguistique </text:span><text:span text:style-name="T7">24 (3): 591–656.</text:span></text:p>
      <text:p text:style-name="P236"><draw:frame draw:style-name="fr43" draw:name="Image129" text:anchor-type="char" svg:width="0.6807in" svg:height="0.0161in" draw:z-index="128"><draw:image xlink:href="https://translate.googleusercontent.com/image_128.png" xlink:type="simple" xlink:show="embed" xlink:actuate="onLoad"/></draw:frame><text:span text:style-name="T7">. 2001. </text:span><text:span text:style-name="T10">«Predication». </text:span><text:span text:style-name="T7">Dans </text:span><text:span text:style-name="T22">le </text:span><text:span text:style-name="T12">Handbook </text:span><text:span text:style-name="T22">of Contemporary Syntactic Theory,</text:span></text:p>
      <text:p text:style-name="P237"><text:soft-page-break/>édité par Mark Baltin et Chris Collins, 299–333. Malden: Blackwell.</text:p>
      <text:p text:style-name="P239"><text:span text:style-name="T3">Buth, Randall. 1999. </text:span><text:span text:style-name="T42">« </text:span><text:span text:style-name="T3">Ordre des </text:span><text:span text:style-name="T42">mots </text:span><text:span text:style-name="T3">dans la clause sans </text:span><text:span text:style-name="T40">mots </text:span><text:span text:style-name="T3">: une </text:span><text:span text:style-name="T42">approche </text:span><text:span text:style-name="T3">générative-fonctionnelle </text:span><text:span text:style-name="T42">». </text:span><text:span text:style-name="T3">In </text:span><text:span text:style-name="T4">The </text:span><text:span text:style-name="T41">Verbless </text:span><text:span text:style-name="T4">Clause in Biblical Hebrew: Linguistic </text:span><text:span text:style-name="T51">Approaches, </text:span><text:span text:style-name="T3">édité </text:span><text:span text:style-name="T42">par </text:span><text:span text:style-name="T3">Cynthia L. Miller, 79-108. Lac Winona: Eisenbrauns.</text:span></text:p>
      <text:p text:style-name="P244"><text:span text:style-name="T3">Charlesworth, James H. 1990. «Les Beth Essentiae et la signification permissive du Hiphil (Aphel)». Dans </text:span><text:span text:style-name="T4">Of Scribes and Scrolls: Studies on the Hebrew Bible, Intertestamental Judaism, and Christian Origins présenté à John Strugnell, </text:span><text:span text:style-name="T3">édité par Harold W. Attridge, John J. Collins et Thomas H. Tobin, 67–78. Lanham: University Press of America.</text:span></text:p>
      <text:p text:style-name="P240"><text:span text:style-name="T3">Cowper, Elizabeth et Vincent DeCaen. 2017. «Hébreu biblique: une perspective formelle sur la périphérie gauche». </text:span><text:span text:style-name="T4">Toronto Working Papers in Linguistics </text:span><text:span text:style-name="T3">38: 1– 33.</text:span></text:p>
      <text:p text:style-name="P244"><text:span text:style-name="T3">DeCaen, Vincent. 1999. «Une analyse unifiée des clauses </text:span><text:span text:style-name="T42">verbales </text:span><text:span text:style-name="T3">et </text:span><text:span text:style-name="T40">verbales </text:span><text:span text:style-name="T3">dans la </text:span><text:span text:style-name="T5">théorie </text:span><text:span text:style-name="T3">contraignante du gouvernement </text:span><text:span text:style-name="T5">». </text:span><text:span text:style-name="T3">Dans </text:span><text:span text:style-name="T4">The </text:span><text:span text:style-name="T41">Verbless </text:span><text:span text:style-name="T4">Clause in Biblical Hebrew: Linguistic </text:span><text:span text:style-name="T41">Approaches, </text:span><text:span text:style-name="T3">édité </text:span><text:span text:style-name="T42">par </text:span><text:span text:style-name="T3">Cynthia L. Miller, 109–131. Lac Winona: Eisen- brauns.</text:span></text:p>
      <text:p text:style-name="P244"><text:span text:style-name="T3">D'hoedt, </text:span><text:span text:style-name="T42">Frauke </text:span><text:span text:style-name="T3">et Hubert Cuyckens. 2017. «The Development of the as-Secondary Predicate Construction: Constructionalization and </text:span><text:span text:style-name="T40">Internalisation». </text:span><text:span text:style-name="T4">Sciences du </text:span><text:span text:style-name="T43">langage </text:span><text:span text:style-name="T3">59: 16–35.</text:span></text:p>
      <text:p text:style-name="P241"><text:span text:style-name="T3">Holmstedt, Robert D. et Andrew R. Jones. 2014 « La Pronom en tripartite </text:span><text:span text:style-name="T42">verb- </text:span><text:span text:style-name="T3">moins clauses dans la Bible hébraïque: Reprise pour gauche Dislocation ou Pronominal Copula? » </text:span><text:span text:style-name="T4">Journal of Semitic Studies </text:span><text:span text:style-name="T3">59 (1): 53–89.</text:span></text:p>
      <text:p text:style-name="P242"><text:span text:style-name="T3">Jenni, Ernst. 1997. «Philologische und linguistische Probleme bei den hebräischen Präpositionen». In </text:span><text:span text:style-name="T4">Studien zur Sprachwelt, </text:span><text:span text:style-name="T3">édité par Beat Huwyler et Klaus Seybold, 174–188. Stuttgart: W. Kohlhammer.</text:span></text:p>
      <text:p text:style-name="P244"><text:span text:style-name="T3">Joüon, Paul. 1947. </text:span><text:span text:style-name="T41">Grammaire </text:span><text:span text:style-name="T4">de l'hébreu biblique. </text:span><text:span text:style-name="T3">2e éd. Rome: Institut Biblique Pontifical.</text:span></text:p>
      <text:p text:style-name="P243"><text:span text:style-name="T3">Joüon, Paul et T. Muraoka. 2006. </text:span><text:span text:style-name="T4">Une grammaire de l' hébreu biblique . </text:span><text:span text:style-name="T3">Roma: Pontificio istituto biblico.</text:span></text:p>
      <text:p text:style-name="P245"><text:soft-page-break/><text:span text:style-name="T3">Manross, Lawrence N. 1954. «Bêth </text:span><text:span text:style-name="T42">Essentiae». </text:span><text:span text:style-name="T4">Journal of Biblical </text:span><text:span text:style-name="T41">Literature </text:span><text:span text:style-name="T3">73 (4): 238–239.</text:span></text:p>
      <text:p text:style-name="P3"><text:s/><draw:frame draw:style-name="fr4" draw:name="Image130" text:anchor-type="char" svg:width="0.3335in" svg:height="0.361in" draw:z-index="129"><draw:image xlink:href="https://translate.googleusercontent.com/image_129.png" xlink:type="simple" xlink:show="embed" xlink:actuate="onLoad"/></draw:frame></text:p>
      <text:p text:style-name="Text_20_body"/>
      <text:p text:style-name="P3"><text:s/><draw:frame draw:style-name="fr2" draw:name="Image131" text:anchor-type="char" svg:width="7.972in" svg:height="0.361in" draw:z-index="130"><draw:image xlink:href="https://translate.googleusercontent.com/image_130.png" xlink:type="simple" xlink:show="embed" xlink:actuate="onLoad"/></draw:frame></text:p>
      <text:p text:style-name="P3"><text:s/></text:p>
      <text:p text:style-name="P246"><text:span text:style-name="T3">Rothstein, Susan. 2011. « </text:span><text:span text:style-name="T40">Prédicats </text:span><text:span text:style-name="T3">secondaires </text:span><text:span text:style-name="T40">». </text:span><text:span text:style-name="T3">In </text:span><text:span text:style-name="T4">Semantics: </text:span><text:span text:style-name="T48">An </text:span><text:span text:style-name="T4">International </text:span><text:span text:style-name="T41">Handbook </text:span><text:span text:style-name="T4">of Natural Language Signification, </text:span><text:span text:style-name="T3">édité </text:span><text:span text:style-name="T42">par </text:span><text:span text:style-name="T3">Klaus </text:span><text:span text:style-name="T40">von </text:span><text:span text:style-name="T3">Heusinger, Claudia Maienborn et Paul Portner, 2: 1442–1262. Berlin: De Gruyter Mouton.</text:span></text:p>
      <text:p text:style-name="P49">Whitley, CF 1972. «Certaines fonctions des particules hébraïques Beth et Lamedh».</text:p>
      <text:p text:style-name="P238"><text:span text:style-name="T22">The Jewish Quarterly Review </text:span><text:span text:style-name="T7">62 (3): 199-206.</text:span></text:p>
      <text:p text:style-name="P3"><text:s/><draw:frame draw:style-name="fr4" draw:name="Image132" text:anchor-type="char" svg:width="0.3335in" svg:height="0.361in" draw:z-index="131"><draw:image xlink:href="https://translate.googleusercontent.com/image_131.png"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BEL Unicode" svg:font-family="'BABEL Unicode'"/>
    <style:font-face style:name="Georgia" svg:font-family="Georgia"/>
    <style:font-face style:name="LM Roman 10" svg:font-family="'LM Roman 10'"/>
    <style:font-face style:name="LM Roman 12" svg:font-family="'LM Roman 12'"/>
    <style:font-face style:name="LM Roman 17" svg:font-family="'LM Roman 17'"/>
    <style:font-face style:name="LM Roman 8" svg:font-family="'LM Roman 8'"/>
    <style:font-face style:name="LM Roman Caps 10" svg:font-family="'LM Roman Caps 10'"/>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keyword/>
    <meta:initial-creator/>
    <dc:creator>Žāle Mottahedin</dc:creator>
    <meta:creation-date>2020-05-21T18:02:28Z</meta:creation-date>
    <dc:date>2020-05-21T21:17:44.424816031</dc:date>
    <meta:editing-duration>PT2M52S</meta:editing-duration>
    <meta:editing-cycles>2</meta:editing-cycles>
    <meta:document-statistic meta:table-count="0" meta:image-count="132" meta:object-count="0" meta:page-count="24" meta:paragraph-count="401" meta:word-count="4726" meta:character-count="27489" meta:non-whitespace-character-count="21938"/>
  </office:meta>
</office:document-meta>
</file>